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T1_39" style:family="text"/>
    <style:style style:name="T1_40" style:family="text">
      <style:text-properties fo:color="#1155cc" style:text-underline-style="solid" style:text-underline-color="font-color"/>
    </style:style>
    <style:style style:name="T1_41" style:family="text"/>
    <style:style style:name="T1_42" style:family="text">
      <style:text-properties fo:color="#1155cc" style:text-underline-style="solid" style:text-underline-color="font-color"/>
    </style:style>
    <style:style style:name="T1_43" style:family="text"/>
    <style:style style:name="T1_44" style:family="text">
      <style:text-properties fo:color="#1155cc" style:text-underline-style="solid" style:text-underline-color="font-color"/>
    </style:style>
    <style:style style:name="T1_45" style:family="text"/>
    <style:style style:name="T1_46" style:family="text">
      <style:text-properties fo:color="#1155cc" style:text-underline-style="solid" style:text-underline-color="font-color"/>
    </style:style>
    <style:style style:name="T1_47" style:family="text"/>
    <style:style style:name="T1_48" style:family="text">
      <style:text-properties fo:color="#1155cc" style:text-underline-style="solid" style:text-underline-color="font-color"/>
    </style:style>
    <style:style style:name="T1_49" style:family="text"/>
    <style:style style:name="T1_50" style:family="text">
      <style:text-properties fo:color="#1155cc" style:text-underline-style="solid" style:text-underline-color="font-color"/>
    </style:style>
    <style:style style:name="T1_51" style:family="text"/>
    <style:style style:name="T1_52" style:family="text">
      <style:text-properties fo:color="#1155cc" style:text-underline-style="solid" style:text-underline-color="font-color"/>
    </style:style>
    <style:style style:name="T1_53" style:family="text"/>
    <style:style style:name="T1_54" style:family="text">
      <style:text-properties fo:color="#1155cc" style:text-underline-style="solid" style:text-underline-color="font-color"/>
    </style:style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P24" style:family="paragraph" style:parent-style-name="Standard">
      <style:paragraph-properties fo:text-align="justify" fo:break-before="auto" fo:text-indent="-0.053cm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P25" style:family="paragraph" style:parent-style-name="Standard">
      <style:paragraph-properties fo:text-align="justify" fo:break-before="auto" fo:text-indent="-0.053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P26" style:family="paragraph" style:parent-style-name="Standard">
      <style:paragraph-properties fo:text-align="justify" fo:break-before="auto" fo:text-indent="-0.053cm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P27" style:family="paragraph" style:parent-style-name="Standard">
      <style:paragraph-properties fo:text-align="justify" fo:break-before="auto" fo:text-indent="-0.053cm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P28" style:family="paragraph" style:parent-style-name="Standard">
      <style:paragraph-properties fo:text-align="justify" fo:break-before="auto" fo:text-indent="-0.635cm" fo:line-height="115%" style:writing-mode="lr-tb"/>
    </style:style>
    <style:style style:name="T28_1" style:family="text"/>
    <style:style style:name="T2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text-align="justify" fo:break-before="auto" fo:text-indent="-0.053cm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P30" style:family="paragraph" style:parent-style-name="Standard">
      <style:paragraph-properties fo:text-align="justify" fo:break-before="auto" fo:text-indent="-0.053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P31" style:family="paragraph" style:parent-style-name="Standard">
      <style:paragraph-properties fo:text-align="justify" fo:break-before="auto" fo:text-indent="-0.053cm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P32" style:family="paragraph" style:parent-style-name="Standard">
      <style:paragraph-properties fo:text-align="justify" fo:break-before="auto" fo:text-indent="-0.053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P33" style:family="paragraph" style:parent-style-name="Standard">
      <style:paragraph-properties fo:text-align="justify" fo:break-before="auto" fo:text-indent="-0.635cm" fo:line-height="115%" style:writing-mode="lr-tb"/>
    </style:style>
    <style:style style:name="T33_1" style:family="text"/>
    <style:style style:name="T33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P35" style:family="paragraph" style:parent-style-name="Standard">
      <style:paragraph-properties fo:text-align="justify" fo:break-before="auto" fo:text-indent="0.6cm" fo:line-height="115%" fo:margin-left="0.635cm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 style:parent-style-name="Standard"/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Standard"/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T79_87" style:family="text"/>
    <style:style style:name="T79_88" style:family="text"/>
    <style:style style:name="T79_89" style:family="text"/>
    <style:style style:name="T79_90" style:family="text"/>
    <style:style style:name="T79_91" style:family="text"/>
    <style:style style:name="T79_92" style:family="text"/>
    <style:style style:name="T79_93" style:family="text"/>
    <style:style style:name="T79_94" style:family="text"/>
    <style:style style:name="T79_95" style:family="text"/>
    <style:style style:name="T79_96" style:family="text"/>
    <style:style style:name="T79_97" style:family="text"/>
    <style:style style:name="T79_98" style:family="text"/>
    <style:style style:name="T79_99" style:family="text"/>
    <style:style style:name="T79_100" style:family="text"/>
    <style:style style:name="T79_101" style:family="text"/>
    <style:style style:name="T79_102" style:family="text"/>
    <style:style style:name="T79_103" style:family="text"/>
    <style:style style:name="T79_104" style:family="text"/>
    <style:style style:name="T79_105" style:family="text"/>
    <style:style style:name="T79_106" style:family="text"/>
    <style:style style:name="T79_107" style:family="text"/>
    <style:style style:name="T79_108" style:family="text"/>
    <style:style style:name="T79_109" style:family="text"/>
    <style:style style:name="T79_110" style:family="text"/>
    <style:style style:name="T79_111" style:family="text"/>
    <style:style style:name="T79_112" style:family="text"/>
    <style:style style:name="T79_113" style:family="text"/>
    <style:style style:name="T79_114" style:family="text"/>
    <style:style style:name="T79_115" style:family="text"/>
    <style:style style:name="T79_116" style:family="text"/>
    <style:style style:name="T79_117" style:family="text"/>
    <style:style style:name="T79_118" style:family="text"/>
    <style:style style:name="T79_119" style:family="text"/>
    <style:style style:name="T79_120" style:family="text"/>
    <style:style style:name="T79_121" style:family="text"/>
    <style:style style:name="T79_122" style:family="text"/>
    <style:style style:name="T79_123" style:family="text"/>
    <style:style style:name="T79_124" style:family="text"/>
    <style:style style:name="T79_125" style:family="text"/>
    <style:style style:name="T79_126" style:family="text"/>
    <style:style style:name="T79_127" style:family="text"/>
    <style:style style:name="T79_128" style:family="text"/>
    <style:style style:name="T79_129" style:family="text"/>
    <style:style style:name="T79_130" style:family="text"/>
    <style:style style:name="T79_131" style:family="text"/>
    <style:style style:name="T79_132" style:family="text"/>
    <style:style style:name="T79_133" style:family="text"/>
    <style:style style:name="T79_134" style:family="text"/>
    <style:style style:name="T79_135" style:family="text"/>
    <style:style style:name="T79_136" style:family="text"/>
    <style:style style:name="T79_137" style:family="text"/>
    <style:style style:name="T79_138" style:family="text"/>
    <style:style style:name="T79_139" style:family="text"/>
    <style:style style:name="T79_140" style:family="text"/>
    <style:style style:name="T79_141" style:family="text"/>
    <style:style style:name="T79_142" style:family="text"/>
    <style:style style:name="T79_143" style:family="text"/>
    <style:style style:name="T79_144" style:family="text"/>
    <style:style style:name="T79_145" style:family="text"/>
    <style:style style:name="T79_146" style:family="text"/>
    <style:style style:name="T79_147" style:family="text"/>
    <style:style style:name="T79_148" style:family="text"/>
    <style:style style:name="T79_149" style:family="text"/>
    <style:style style:name="T79_150" style:family="text"/>
    <style:style style:name="T79_151" style:family="text"/>
    <style:style style:name="T79_152" style:family="text"/>
    <style:style style:name="T79_153" style:family="text"/>
    <style:style style:name="T79_154" style:family="text"/>
    <style:style style:name="T79_155" style:family="text"/>
    <style:style style:name="T79_156" style:family="text"/>
    <style:style style:name="T79_157" style:family="text"/>
    <style:style style:name="T79_158" style:family="text"/>
    <style:style style:name="T79_159" style:family="text"/>
    <style:style style:name="T79_160" style:family="text"/>
    <style:style style:name="T79_161" style:family="text"/>
    <style:style style:name="T79_162" style:family="text"/>
    <style:style style:name="T79_163" style:family="text"/>
    <style:style style:name="T79_164" style:family="text"/>
    <style:style style:name="T79_165" style:family="text"/>
    <style:style style:name="T79_166" style:family="text"/>
    <style:style style:name="T79_167" style:family="text"/>
    <style:style style:name="T79_168" style:family="text"/>
    <style:style style:name="T79_169" style:family="text"/>
    <style:style style:name="T79_170" style:family="text"/>
    <style:style style:name="T79_171" style:family="text"/>
    <style:style style:name="T79_172" style:family="text"/>
    <style:style style:name="T79_173" style:family="text"/>
    <style:style style:name="T79_174" style:family="text"/>
    <style:style style:name="T79_175" style:family="text"/>
    <style:style style:name="T79_176" style:family="text"/>
    <style:style style:name="T79_177" style:family="text"/>
    <style:style style:name="T79_178" style:family="text"/>
    <style:style style:name="T79_179" style:family="text"/>
    <style:style style:name="T79_180" style:family="text"/>
    <style:style style:name="T79_181" style:family="text"/>
    <style:style style:name="T79_182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/>
    <style:style style:name="P87" style:family="paragraph" style:parent-style-name="Standard">
      <style:paragraph-properties fo:text-align="justify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/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text-align="justify"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text-align="justify"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text-align="justify" fo:break-before="auto" fo:text-indent="0.6cm" fo:line-height="115%" fo:margin-left="0.635cm" style:writing-mode="lr-tb"/>
    </style:style>
    <style:style style:name="T105_1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/>
    <style:style style:name="P108" style:family="paragraph" style:parent-style-name="Standard">
      <style:paragraph-properties fo:text-align="justify" fo:break-before="auto" fo:line-height="115%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a xlink:type="simple" xlink:href="https://drive.google.com/file/d/0Byh5JvDpwTWdRzB4TF9Qci1mQ00/view?usp=sharing"><text:span text:style-name="T1_2">https</text:span></text:a></text:span><text:span text:style-name="T1_3"><text:a xlink:type="simple" xlink:href="https://drive.google.com/file/d/0Byh5JvDpwTWdRzB4TF9Qci1mQ00/view?usp=sharing"><text:span text:style-name="T1_4">://</text:span></text:a></text:span><text:span text:style-name="T1_5"><text:a xlink:type="simple" xlink:href="https://drive.google.com/file/d/0Byh5JvDpwTWdRzB4TF9Qci1mQ00/view?usp=sharing"><text:span text:style-name="T1_6">drive</text:span></text:a></text:span><text:span text:style-name="T1_7"><text:a xlink:type="simple" xlink:href="https://drive.google.com/file/d/0Byh5JvDpwTWdRzB4TF9Qci1mQ00/view?usp=sharing"><text:span text:style-name="T1_8">.</text:span></text:a></text:span><text:span text:style-name="T1_9"><text:a xlink:type="simple" xlink:href="https://drive.google.com/file/d/0Byh5JvDpwTWdRzB4TF9Qci1mQ00/view?usp=sharing"><text:span text:style-name="T1_10">google</text:span></text:a></text:span><text:span text:style-name="T1_11"><text:a xlink:type="simple" xlink:href="https://drive.google.com/file/d/0Byh5JvDpwTWdRzB4TF9Qci1mQ00/view?usp=sharing"><text:span text:style-name="T1_12">.</text:span></text:a></text:span><text:span text:style-name="T1_13"><text:a xlink:type="simple" xlink:href="https://drive.google.com/file/d/0Byh5JvDpwTWdRzB4TF9Qci1mQ00/view?usp=sharing"><text:span text:style-name="T1_14">com</text:span></text:a></text:span><text:span text:style-name="T1_15"><text:a xlink:type="simple" xlink:href="https://drive.google.com/file/d/0Byh5JvDpwTWdRzB4TF9Qci1mQ00/view?usp=sharing"><text:span text:style-name="T1_16">/</text:span></text:a></text:span><text:span text:style-name="T1_17"><text:a xlink:type="simple" xlink:href="https://drive.google.com/file/d/0Byh5JvDpwTWdRzB4TF9Qci1mQ00/view?usp=sharing"><text:span text:style-name="T1_18">file</text:span></text:a></text:span><text:span text:style-name="T1_19"><text:a xlink:type="simple" xlink:href="https://drive.google.com/file/d/0Byh5JvDpwTWdRzB4TF9Qci1mQ00/view?usp=sharing"><text:span text:style-name="T1_20">/</text:span></text:a></text:span><text:span text:style-name="T1_21"><text:a xlink:type="simple" xlink:href="https://drive.google.com/file/d/0Byh5JvDpwTWdRzB4TF9Qci1mQ00/view?usp=sharing"><text:span text:style-name="T1_22">d</text:span></text:a></text:span><text:span text:style-name="T1_23"><text:a xlink:type="simple" xlink:href="https://drive.google.com/file/d/0Byh5JvDpwTWdRzB4TF9Qci1mQ00/view?usp=sharing"><text:span text:style-name="T1_24">/0</text:span></text:a></text:span><text:span text:style-name="T1_25"><text:a xlink:type="simple" xlink:href="https://drive.google.com/file/d/0Byh5JvDpwTWdRzB4TF9Qci1mQ00/view?usp=sharing"><text:span text:style-name="T1_26">Byh</text:span></text:a></text:span><text:span text:style-name="T1_27"><text:a xlink:type="simple" xlink:href="https://drive.google.com/file/d/0Byh5JvDpwTWdRzB4TF9Qci1mQ00/view?usp=sharing"><text:span text:style-name="T1_28">5</text:span></text:a></text:span><text:span text:style-name="T1_29"><text:a xlink:type="simple" xlink:href="https://drive.google.com/file/d/0Byh5JvDpwTWdRzB4TF9Qci1mQ00/view?usp=sharing"><text:span text:style-name="T1_30">JvDpwTWdRzB</text:span></text:a></text:span><text:span text:style-name="T1_31"><text:a xlink:type="simple" xlink:href="https://drive.google.com/file/d/0Byh5JvDpwTWdRzB4TF9Qci1mQ00/view?usp=sharing"><text:span text:style-name="T1_32">4</text:span></text:a></text:span><text:span text:style-name="T1_33"><text:a xlink:type="simple" xlink:href="https://drive.google.com/file/d/0Byh5JvDpwTWdRzB4TF9Qci1mQ00/view?usp=sharing"><text:span text:style-name="T1_34">TF</text:span></text:a></text:span><text:span text:style-name="T1_35"><text:a xlink:type="simple" xlink:href="https://drive.google.com/file/d/0Byh5JvDpwTWdRzB4TF9Qci1mQ00/view?usp=sharing"><text:span text:style-name="T1_36">9</text:span></text:a></text:span><text:span text:style-name="T1_37"><text:a xlink:type="simple" xlink:href="https://drive.google.com/file/d/0Byh5JvDpwTWdRzB4TF9Qci1mQ00/view?usp=sharing"><text:span text:style-name="T1_38">Qci</text:span></text:a></text:span><text:span text:style-name="T1_39"><text:a xlink:type="simple" xlink:href="https://drive.google.com/file/d/0Byh5JvDpwTWdRzB4TF9Qci1mQ00/view?usp=sharing"><text:span text:style-name="T1_40">1</text:span></text:a></text:span><text:span text:style-name="T1_41"><text:a xlink:type="simple" xlink:href="https://drive.google.com/file/d/0Byh5JvDpwTWdRzB4TF9Qci1mQ00/view?usp=sharing"><text:span text:style-name="T1_42">mQ</text:span></text:a></text:span><text:span text:style-name="T1_43"><text:a xlink:type="simple" xlink:href="https://drive.google.com/file/d/0Byh5JvDpwTWdRzB4TF9Qci1mQ00/view?usp=sharing"><text:span text:style-name="T1_44">00/</text:span></text:a></text:span><text:span text:style-name="T1_45"><text:a xlink:type="simple" xlink:href="https://drive.google.com/file/d/0Byh5JvDpwTWdRzB4TF9Qci1mQ00/view?usp=sharing"><text:span text:style-name="T1_46">view</text:span></text:a></text:span><text:span text:style-name="T1_47"><text:a xlink:type="simple" xlink:href="https://drive.google.com/file/d/0Byh5JvDpwTWdRzB4TF9Qci1mQ00/view?usp=sharing"><text:span text:style-name="T1_48">?</text:span></text:a></text:span><text:span text:style-name="T1_49"><text:a xlink:type="simple" xlink:href="https://drive.google.com/file/d/0Byh5JvDpwTWdRzB4TF9Qci1mQ00/view?usp=sharing"><text:span text:style-name="T1_50">usp</text:span></text:a></text:span><text:span text:style-name="T1_51"><text:a xlink:type="simple" xlink:href="https://drive.google.com/file/d/0Byh5JvDpwTWdRzB4TF9Qci1mQ00/view?usp=sharing"><text:span text:style-name="T1_52">=</text:span></text:a></text:span><text:span text:style-name="T1_53"><text:a xlink:type="simple" xlink:href="https://drive.google.com/file/d/0Byh5JvDpwTWdRzB4TF9Qci1mQ00/view?usp=sharing"><text:span text:style-name="T1_54">sharing</text:span></text:a></text:span><text:span text:style-name="T1_55"><text:s/></text:span><text:span text:style-name="T1_56">zdjęcia</text:span><text:span text:style-name="T1_57">.<text:s/></text:span><text:span text:style-name="T1_58">Tytuł</text:span><text:span text:style-name="T1_59"><text:s/></text:span><text:span text:style-name="T1_60">obrazka</text:span><text:span text:style-name="T1_61"><text:s/></text:span><text:span text:style-name="T1_62">wskazuje</text:span><text:span text:style-name="T1_63">,<text:s/></text:span><text:span text:style-name="T1_64">do</text:span><text:span text:style-name="T1_65"><text:s/></text:span><text:span text:style-name="T1_66">której</text:span><text:span text:style-name="T1_67"><text:s/></text:span><text:span text:style-name="T1_68">części</text:span><text:span text:style-name="T1_69"><text:s/></text:span><text:span text:style-name="T1_70">artykułu</text:span><text:span text:style-name="T1_71"><text:s/></text:span><text:span text:style-name="T1_72">się</text:span><text:span text:style-name="T1_73"><text:s/></text:span><text:span text:style-name="T1_74">on</text:span><text:span text:style-name="T1_75"><text:s/></text:span><text:span text:style-name="T1_76">odnosi</text:span><text:span text:style-name="T1_77">,<text:s/></text:span><text:span text:style-name="T1_78">ale</text:span><text:span text:style-name="T1_79"><text:s/></text:span><text:span text:style-name="T1_80">to</text:span><text:span text:style-name="T1_81"><text:s/></text:span><text:span text:style-name="T1_82">nie</text:span><text:span text:style-name="T1_83"><text:s/></text:span><text:span text:style-name="T1_84">jest</text:span><text:span text:style-name="T1_85"><text:s/></text:span><text:span text:style-name="T1_86">wiążące</text:span><text:span text:style-name="T1_87">.</text:span></text:p>
      <text:p text:style-name="P2"/>
      <text:p text:style-name="P3"><text:span text:style-name="T3_1">SPIDIvonMARDER</text:span></text:p>
      <text:p text:style-name="P4"><text:span text:style-name="T4_1">Mity</text:span><text:span text:style-name="T4_2"><text:s/></text:span><text:span text:style-name="T4_3">fandomu</text:span><text:span text:style-name="T4_4"><text:s/>–<text:s/></text:span><text:span text:style-name="T4_5">część</text:span><text:span text:style-name="T4_6"><text:s/>3</text:span></text:p>
      <text:p text:style-name="P5"/>
      <text:p text:style-name="P6"/>
      <text:p text:style-name="P7"><text:span text:style-name="T7_1">Witam</text:span><text:span text:style-name="T7_2"><text:s/></text:span><text:span text:style-name="T7_3">już</text:span><text:span text:style-name="T7_4"><text:s/></text:span><text:span text:style-name="T7_5">w</text:span><text:span text:style-name="T7_6"><text:s/></text:span><text:span text:style-name="T7_7">trzeciej</text:span><text:span text:style-name="T7_8"><text:s/></text:span><text:span text:style-name="T7_9">części</text:span><text:span text:style-name="T7_10"><text:s/></text:span><text:span text:style-name="T7_11">fandomowych</text:span><text:span text:style-name="T7_12"><text:s/></text:span><text:span text:style-name="T7_13">pogromców</text:span><text:span text:style-name="T7_14"><text:s/></text:span><text:span text:style-name="T7_15">mitów</text:span><text:span text:style-name="T7_16">.<text:s/></text:span><text:span text:style-name="T7_17">Przypominam</text:span><text:span text:style-name="T7_18">,<text:s/></text:span><text:span text:style-name="T7_19">że</text:span><text:span text:style-name="T7_20"><text:s/></text:span><text:span text:style-name="T7_21">analizuję</text:span><text:span text:style-name="T7_22"><text:s/></text:span><text:span text:style-name="T7_23">tutaj</text:span><text:span text:style-name="T7_24"><text:s/></text:span><text:span text:style-name="T7_25">różne</text:span><text:span text:style-name="T7_26"><text:s/></text:span><text:span text:style-name="T7_27">krążące</text:span><text:span text:style-name="T7_28"><text:s/></text:span><text:span text:style-name="T7_29">po</text:span><text:span text:style-name="T7_30"><text:s/></text:span><text:span text:style-name="T7_31">fandomie</text:span><text:span text:style-name="T7_32"><text:s/></text:span><text:span text:style-name="T7_33">poglądy</text:span><text:span text:style-name="T7_34"><text:s/></text:span><text:span text:style-name="T7_35">i</text:span><text:span text:style-name="T7_36"><text:s/></text:span><text:span text:style-name="T7_37">opinie</text:span><text:span text:style-name="T7_38"><text:s/></text:span><text:span text:style-name="T7_39">na</text:span><text:span text:style-name="T7_40"><text:s/></text:span><text:span text:style-name="T7_41">temat</text:span><text:span text:style-name="T7_42"><text:s/></text:span><text:span text:style-name="T7_43">kanonu</text:span><text:span text:style-name="T7_44"><text:s/></text:span><text:span text:style-name="T7_45">MLP</text:span><text:span text:style-name="T7_46">,<text:s/></text:span><text:span text:style-name="T7_47">poddaję</text:span><text:span text:style-name="T7_48"><text:s/></text:span><text:span text:style-name="T7_49">je</text:span><text:span text:style-name="T7_50"><text:s/></text:span><text:span text:style-name="T7_51">analizie</text:span><text:span text:style-name="T7_52"><text:s/></text:span><text:span text:style-name="T7_53">i</text:span><text:span text:style-name="T7_54"><text:s/></text:span><text:span text:style-name="T7_55">staram</text:span><text:span text:style-name="T7_56"><text:s/></text:span><text:span text:style-name="T7_57">się</text:span><text:span text:style-name="T7_58"><text:s/></text:span><text:span text:style-name="T7_59">oddzielać</text:span><text:span text:style-name="T7_60"><text:s/></text:span><text:span text:style-name="T7_61">prawdę</text:span><text:span text:style-name="T7_62"><text:s/></text:span><text:span text:style-name="T7_63">od</text:span><text:span text:style-name="T7_64"><text:s/></text:span><text:span text:style-name="T7_65">zwykłego</text:span><text:span text:style-name="T7_66"><text:s/></text:span><text:span text:style-name="T7_67">widzimisię</text:span><text:span text:style-name="T7_68">,<text:s/></text:span><text:span text:style-name="T7_69">czy</text:span><text:span text:style-name="T7_70"><text:s/></text:span><text:span text:style-name="T7_71">też</text:span><text:span text:style-name="T7_72"><text:s/></text:span><text:span text:style-name="T7_73">bezpodstawnych</text:span><text:span text:style-name="T7_74"><text:s/></text:span><text:span text:style-name="T7_75">teorii</text:span><text:span text:style-name="T7_76"><text:s/></text:span><text:span text:style-name="T7_77">spiskowych</text:span><text:span text:style-name="T7_78">.</text:span></text:p>
      <text:p text:style-name="P8"><text:span text:style-name="T8_1">Od</text:span><text:span text:style-name="T8_2"><text:s/></text:span><text:span text:style-name="T8_3">czasu</text:span><text:span text:style-name="T8_4"><text:s/></text:span><text:span text:style-name="T8_5">ostatniej</text:span><text:span text:style-name="T8_6"><text:s/></text:span><text:span text:style-name="T8_7">publikacja</text:span><text:span text:style-name="T8_8"><text:s/></text:span><text:span text:style-name="T8_9">zaszła</text:span><text:span text:style-name="T8_10"><text:s/></text:span><text:span text:style-name="T8_11">mała</text:span><text:span text:style-name="T8_12"><text:s/></text:span><text:span text:style-name="T8_13">zmiana</text:span><text:span text:style-name="T8_14">.<text:s/></text:span><text:span text:style-name="T8_15">Wszedłem</text:span><text:span text:style-name="T8_16"><text:s/></text:span><text:span text:style-name="T8_17">w</text:span><text:span text:style-name="T8_18"><text:s/></text:span><text:span text:style-name="T8_19">posiadanie</text:span><text:span text:style-name="T8_20"><text:s/></text:span><text:span text:style-name="T8_21">dwóch</text:span><text:span text:style-name="T8_22"><text:s/></text:span><text:span text:style-name="T8_23">oficjalnych</text:span><text:span text:style-name="T8_24"><text:s/></text:span><text:span text:style-name="T8_25">książek</text:span><text:span text:style-name="T8_26"><text:s/></text:span><text:span text:style-name="T8_27">dot</text:span><text:span text:style-name="T8_28">.<text:s/></text:span><text:span text:style-name="T8_29">MLP</text:span><text:span text:style-name="T8_30">,<text:s/></text:span><text:span text:style-name="T8_31">a</text:span><text:span text:style-name="T8_32"><text:s/></text:span><text:span text:style-name="T8_33">mianowicie</text:span><text:span text:style-name="T8_34"><text:s/>„</text:span><text:span text:style-name="T8_35">The</text:span><text:span text:style-name="T8_36"><text:s/></text:span><text:span text:style-name="T8_37">Journal</text:span><text:span text:style-name="T8_38"><text:s/></text:span><text:span text:style-name="T8_39">of</text:span><text:span text:style-name="T8_40"><text:s/></text:span><text:span text:style-name="T8_41">Two</text:span><text:span text:style-name="T8_42"><text:s/></text:span><text:span text:style-name="T8_43">Sisters</text:span><text:span text:style-name="T8_44">”<text:s/></text:span><text:span text:style-name="T8_45">oraz</text:span><text:span text:style-name="T8_46"><text:s/>„</text:span><text:span text:style-name="T8_47">The</text:span><text:span text:style-name="T8_48"><text:s/></text:span><text:span text:style-name="T8_49">Elements</text:span><text:span text:style-name="T8_50"><text:s/></text:span><text:span text:style-name="T8_51">of</text:span><text:span text:style-name="T8_52"><text:s/></text:span><text:span text:style-name="T8_53">Harmony</text:span><text:span text:style-name="T8_54">”.<text:s/></text:span><text:span text:style-name="T8_55">Od</text:span><text:span text:style-name="T8_56"><text:s/></text:span><text:span text:style-name="T8_57">razu</text:span><text:span text:style-name="T8_58"><text:s/></text:span><text:span text:style-name="T8_59">powiem</text:span><text:span text:style-name="T8_60">,<text:s/></text:span><text:span text:style-name="T8_61">że</text:span><text:span text:style-name="T8_62"><text:s/></text:span><text:span text:style-name="T8_63">nie</text:span><text:span text:style-name="T8_64"><text:s/></text:span><text:span text:style-name="T8_65">mogę</text:span><text:span text:style-name="T8_66"><text:s/></text:span><text:span text:style-name="T8_67">obu</text:span><text:span text:style-name="T8_68"><text:s/></text:span><text:span text:style-name="T8_69">pozycji</text:span><text:span text:style-name="T8_70"><text:s/></text:span><text:span text:style-name="T8_71">zaliczyć</text:span><text:span text:style-name="T8_72"><text:s/></text:span><text:span text:style-name="T8_73">do</text:span><text:span text:style-name="T8_74"><text:s/></text:span><text:span text:style-name="T8_75">swoich</text:span><text:span text:style-name="T8_76"><text:s/></text:span><text:span text:style-name="T8_77">kanonicznych</text:span><text:span text:style-name="T8_78"><text:s/></text:span><text:span text:style-name="T8_79">rozważań</text:span><text:span text:style-name="T8_80">,<text:s/></text:span><text:span text:style-name="T8_81">gdyż</text:span><text:span text:style-name="T8_82"><text:s/></text:span><text:span text:style-name="T8_83">w</text:span><text:span text:style-name="T8_84"><text:s/></text:span><text:span text:style-name="T8_85">wielu</text:span><text:span text:style-name="T8_86"><text:s/></text:span><text:span text:style-name="T8_87">miejscach</text:span><text:span text:style-name="T8_88"><text:s/></text:span><text:span text:style-name="T8_89">rozmijają</text:span><text:span text:style-name="T8_90"><text:s/></text:span><text:span text:style-name="T8_91">się</text:span><text:span text:style-name="T8_92"><text:s/></text:span><text:span text:style-name="T8_93">z</text:span><text:span text:style-name="T8_94"><text:s/></text:span><text:span text:style-name="T8_95">faktami</text:span><text:span text:style-name="T8_96"><text:s/></text:span><text:span text:style-name="T8_97">serialowymi</text:span><text:span text:style-name="T8_98">.<text:s/></text:span><text:span text:style-name="T8_99">Jednak</text:span><text:span text:style-name="T8_100"><text:s/></text:span><text:span text:style-name="T8_101">równocześnie</text:span><text:span text:style-name="T8_102"><text:s/></text:span><text:span text:style-name="T8_103">stanowią</text:span><text:span text:style-name="T8_104"><text:s/></text:span><text:span text:style-name="T8_105">ciekawe</text:span><text:span text:style-name="T8_106"><text:s/></text:span><text:span text:style-name="T8_107">uzupełnienie</text:span><text:span text:style-name="T8_108"><text:s/></text:span><text:span text:style-name="T8_109">epizodów</text:span><text:span text:style-name="T8_110">,<text:s/></text:span><text:span text:style-name="T8_111">więc</text:span><text:span text:style-name="T8_112"><text:s/></text:span><text:span text:style-name="T8_113">jeśli</text:span><text:span text:style-name="T8_114"><text:s/></text:span><text:span text:style-name="T8_115">jakaś</text:span><text:span text:style-name="T8_116"><text:s/></text:span><text:span text:style-name="T8_117">informacja</text:span><text:span text:style-name="T8_118"><text:s/></text:span><text:span text:style-name="T8_119">zupełnie</text:span><text:span text:style-name="T8_120"><text:s/></text:span><text:span text:style-name="T8_121">nie</text:span><text:span text:style-name="T8_122"><text:s/></text:span><text:span text:style-name="T8_123">godzi</text:span><text:span text:style-name="T8_124"><text:s/></text:span><text:span text:style-name="T8_125">w</text:span><text:span text:style-name="T8_126"><text:s/></text:span><text:span text:style-name="T8_127">kanon</text:span><text:span text:style-name="T8_128"><text:s/></text:span><text:span text:style-name="T8_129">serialowy</text:span><text:span text:style-name="T8_130"><text:s/></text:span><text:span text:style-name="T8_131">i</text:span><text:span text:style-name="T8_132"><text:s/></text:span><text:span text:style-name="T8_133">jest</text:span><text:span text:style-name="T8_134"><text:s/></text:span><text:span text:style-name="T8_135">tylko</text:span><text:span text:style-name="T8_136"><text:s/></text:span><text:span text:style-name="T8_137">detalem</text:span><text:span text:style-name="T8_138">,<text:s/></text:span><text:span text:style-name="T8_139">to</text:span><text:span text:style-name="T8_140"><text:s/></text:span><text:span text:style-name="T8_141">warto</text:span><text:span text:style-name="T8_142"><text:s/></text:span><text:span text:style-name="T8_143">o</text:span><text:span text:style-name="T8_144"><text:s/></text:span><text:span text:style-name="T8_145">niej</text:span><text:span text:style-name="T8_146"><text:s/></text:span><text:span text:style-name="T8_147">wspomnieć</text:span><text:span text:style-name="T8_148">.</text:span></text:p>
      <text:p text:style-name="P9"><text:span text:style-name="T9_1"><text:s/></text:span></text:p>
      <text:p text:style-name="P10"><text:span text:style-name="T10_1">Mit</text:span><text:span text:style-name="T10_2"><text:s/></text:span><text:span text:style-name="T10_3">dwudziesty</text:span><text:span text:style-name="T10_4"><text:s/></text:span><text:span text:style-name="T10_5">piąty</text:span></text:p>
      <text:p text:style-name="P11"><text:span text:style-name="T11_1">Zebry</text:span><text:span text:style-name="T11_2"><text:s/></text:span><text:span text:style-name="T11_3">żyją</text:span><text:span text:style-name="T11_4"><text:s/></text:span><text:span text:style-name="T11_5">w</text:span><text:span text:style-name="T11_6"><text:s/></text:span><text:span text:style-name="T11_7">lesie</text:span><text:span text:style-name="T11_8"><text:s/></text:span><text:span text:style-name="T11_9">Everfree</text:span></text:p>
      <text:p text:style-name="P12"><text:span text:style-name="T12_1">OBALONY</text:span></text:p>
      <text:p text:style-name="P13"><text:span text:style-name="T13_1">Nic</text:span><text:span text:style-name="T13_2"><text:s/></text:span><text:span text:style-name="T13_3">na</text:span><text:span text:style-name="T13_4"><text:s/></text:span><text:span text:style-name="T13_5">to</text:span><text:span text:style-name="T13_6"><text:s/></text:span><text:span text:style-name="T13_7">nie</text:span><text:span text:style-name="T13_8"><text:s/></text:span><text:span text:style-name="T13_9">wskazuje</text:span></text:p>
      <text:p text:style-name="P14"><text:span text:style-name="T14_1">W</text:span><text:span text:style-name="T14_2"><text:s/></text:span><text:span text:style-name="T14_3">serialu</text:span><text:span text:style-name="T14_4"><text:s/></text:span><text:span text:style-name="T14_5">mamy</text:span><text:span text:style-name="T14_6"><text:s/></text:span><text:span text:style-name="T14_7">tylko</text:span><text:span text:style-name="T14_8"><text:s/></text:span><text:span text:style-name="T14_9">jedną</text:span><text:span text:style-name="T14_10"><text:s/></text:span><text:span text:style-name="T14_11">zebrę</text:span><text:span text:style-name="T14_12">,<text:s/></text:span><text:span text:style-name="T14_13">a</text:span><text:span text:style-name="T14_14"><text:s/></text:span><text:span text:style-name="T14_15">jedyna</text:span><text:span text:style-name="T14_16"><text:s/></text:span><text:span text:style-name="T14_17">sugestia</text:span><text:span text:style-name="T14_18">,<text:s/></text:span><text:span text:style-name="T14_19">że</text:span><text:span text:style-name="T14_20"><text:s/></text:span><text:span text:style-name="T14_21">w</text:span><text:span text:style-name="T14_22"><text:s/></text:span><text:span text:style-name="T14_23">ogóle</text:span><text:span text:style-name="T14_24"><text:s/></text:span><text:span text:style-name="T14_25">jest</text:span><text:span text:style-name="T14_26"><text:s/></text:span><text:span text:style-name="T14_27">ich</text:span><text:span text:style-name="T14_28"><text:s/></text:span><text:span text:style-name="T14_29">na</text:span><text:span text:style-name="T14_30"><text:s/></text:span><text:span text:style-name="T14_31">świecie</text:span><text:span text:style-name="T14_32"><text:s/></text:span><text:span text:style-name="T14_33">więcej</text:span><text:span text:style-name="T14_34">,<text:s/></text:span><text:span text:style-name="T14_35">to</text:span><text:span text:style-name="T14_36"><text:s/></text:span><text:span text:style-name="T14_37">informacja</text:span><text:span text:style-name="T14_38"><text:s/></text:span><text:span text:style-name="T14_39">od</text:span><text:span text:style-name="T14_40"><text:s/></text:span><text:span text:style-name="T14_41">Twilight</text:span><text:span text:style-name="T14_42"><text:s/></text:span><text:span text:style-name="T14_43">z</text:span><text:span text:style-name="T14_44"><text:s/></text:span><text:span text:style-name="T14_45">odcinka</text:span><text:span text:style-name="T14_46"><text:s/></text:span><text:span text:style-name="T14_47">Bridle</text:span><text:span text:style-name="T14_48"><text:s/></text:span><text:span text:style-name="T14_49">Gossip</text:span><text:span text:style-name="T14_50">/</text:span><text:span text:style-name="T14_51">Końska</text:span><text:span text:style-name="T14_52"><text:s/></text:span><text:span text:style-name="T14_53">Plotka</text:span><text:span text:style-name="T14_54">.<text:s/></text:span><text:span text:style-name="T14_55">Czarodziejka</text:span><text:span text:style-name="T14_56"><text:s/></text:span><text:span text:style-name="T14_57">twierdzi</text:span><text:span text:style-name="T14_58">,<text:s/></text:span><text:span text:style-name="T14_59">że</text:span><text:span text:style-name="T14_60"><text:s/></text:span><text:span text:style-name="T14_61">zebry</text:span><text:span text:style-name="T14_62"><text:s/></text:span><text:span text:style-name="T14_63">żyją</text:span><text:span text:style-name="T14_64"><text:s/></text:span><text:span text:style-name="T14_65">w</text:span><text:span text:style-name="T14_66"><text:s/></text:span><text:span text:style-name="T14_67">odległym</text:span><text:span text:style-name="T14_68"><text:s/></text:span><text:span text:style-name="T14_69">kraju</text:span><text:span text:style-name="T14_70"><text:s/></text:span><text:span text:style-name="T14_71">i</text:span><text:span text:style-name="T14_72"><text:s/></text:span><text:span text:style-name="T14_73">nie</text:span><text:span text:style-name="T14_74"><text:s/></text:span><text:span text:style-name="T14_75">są</text:span><text:span text:style-name="T14_76"><text:s/></text:span><text:span text:style-name="T14_77">kucykami</text:span><text:span text:style-name="T14_78">.<text:s/></text:span><text:span text:style-name="T14_79">To</text:span><text:span text:style-name="T14_80"><text:s/></text:span><text:span text:style-name="T14_81">brzmi</text:span><text:span text:style-name="T14_82"><text:s/></text:span><text:span text:style-name="T14_83">logicznie</text:span><text:span text:style-name="T14_84">,<text:s/></text:span><text:span text:style-name="T14_85">wszak</text:span><text:span text:style-name="T14_86"><text:s/></text:span><text:span text:style-name="T14_87">całkowicie</text:span><text:span text:style-name="T14_88"><text:s/></text:span><text:span text:style-name="T14_89">rozsądnie</text:span><text:span text:style-name="T14_90"><text:s/></text:span><text:span text:style-name="T14_91">jest</text:span><text:span text:style-name="T14_92"><text:s/></text:span><text:span text:style-name="T14_93">je</text:span><text:span text:style-name="T14_94"><text:s/></text:span><text:span text:style-name="T14_95">kojarzyć</text:span><text:span text:style-name="T14_96"><text:s/></text:span><text:span text:style-name="T14_97">z</text:span><text:span text:style-name="T14_98"><text:s/></text:span><text:span text:style-name="T14_99">sawanną</text:span><text:span text:style-name="T14_100">,<text:s/></text:span><text:span text:style-name="T14_101">a</text:span><text:span text:style-name="T14_102"><text:s/></text:span><text:span text:style-name="T14_103">nie</text:span><text:span text:style-name="T14_104"><text:s/></text:span><text:span text:style-name="T14_105">umiarkowanym</text:span><text:span text:style-name="T14_106"><text:s/></text:span><text:span text:style-name="T14_107">klimatem</text:span><text:span text:style-name="T14_108"><text:s/></text:span><text:span text:style-name="T14_109">Ponyville</text:span><text:span text:style-name="T14_110">.</text:span></text:p>
      <text:p text:style-name="P15"><text:span text:style-name="T15_1">Zecora</text:span><text:span text:style-name="T15_2"><text:s/></text:span><text:span text:style-name="T15_3">natomiast</text:span><text:span text:style-name="T15_4"><text:s/></text:span><text:span text:style-name="T15_5">to</text:span><text:span text:style-name="T15_6"><text:s/></text:span><text:span text:style-name="T15_7">świetna</text:span><text:span text:style-name="T15_8"><text:s/></text:span><text:span text:style-name="T15_9">emigrantka</text:span><text:span text:style-name="T15_10"><text:s/></text:span><text:span text:style-name="T15_11">i</text:span><text:span text:style-name="T15_12"><text:s/></text:span><text:span text:style-name="T15_13">w</text:span><text:span text:style-name="T15_14"><text:s/></text:span><text:span text:style-name="T15_15">sumie</text:span><text:span text:style-name="T15_16"><text:s/></text:span><text:span text:style-name="T15_17">wszystko</text:span><text:span text:style-name="T15_18"><text:s/></text:span><text:span text:style-name="T15_19">pasowało</text:span><text:span text:style-name="T15_20">.<text:s/></text:span><text:span text:style-name="T15_21">Jednak</text:span><text:span text:style-name="T15_22"><text:s/></text:span><text:span text:style-name="T15_23">w</text:span><text:span text:style-name="T15_24"><text:s/>„</text:span><text:span text:style-name="T15_25">The</text:span><text:span text:style-name="T15_26"><text:s/></text:span><text:span text:style-name="T15_27">Journal</text:span><text:span text:style-name="T15_28"><text:s/></text:span><text:span text:style-name="T15_29">of</text:span><text:span text:style-name="T15_30"><text:s/></text:span><text:span text:style-name="T15_31">Two</text:span><text:span text:style-name="T15_32"><text:s/></text:span><text:span text:style-name="T15_33">Sisters</text:span><text:span text:style-name="T15_34">”<text:s/></text:span><text:span text:style-name="T15_35">pojawiła</text:span><text:span text:style-name="T15_36"><text:s/></text:span><text:span text:style-name="T15_37">się</text:span><text:span text:style-name="T15_38"><text:s/></text:span><text:span text:style-name="T15_39">informacja</text:span><text:span text:style-name="T15_40"><text:s/></text:span><text:span text:style-name="T15_41">o</text:span><text:span text:style-name="T15_42"><text:s/></text:span><text:span text:style-name="T15_43">enklawie</text:span><text:span text:style-name="T15_44"><text:s/></text:span><text:span text:style-name="T15_45">żyjącej</text:span><text:span text:style-name="T15_46"><text:s/></text:span><text:span text:style-name="T15_47">w</text:span><text:span text:style-name="T15_48"><text:s/></text:span><text:span text:style-name="T15_49">głębi</text:span><text:span text:style-name="T15_50"><text:s/></text:span><text:span text:style-name="T15_51">lasu</text:span><text:span text:style-name="T15_52"><text:s/></text:span><text:span text:style-name="T15_53">Everfree</text:span><text:span text:style-name="T15_54">,<text:s/></text:span><text:span text:style-name="T15_55">która</text:span><text:span text:style-name="T15_56"><text:s/></text:span><text:span text:style-name="T15_57">na</text:span><text:span text:style-name="T15_58"><text:s/></text:span><text:span text:style-name="T15_59">wskutek</text:span><text:span text:style-name="T15_60"><text:s/></text:span><text:span text:style-name="T15_61">działalności</text:span><text:span text:style-name="T15_62"><text:s/></text:span><text:span text:style-name="T15_63">mantikor</text:span><text:span text:style-name="T15_64"><text:s/></text:span><text:span text:style-name="T15_65">została</text:span><text:span text:style-name="T15_66"><text:s/></text:span><text:span text:style-name="T15_67">zepchnięta</text:span><text:span text:style-name="T15_68"><text:s/></text:span><text:span text:style-name="T15_69">na</text:span><text:span text:style-name="T15_70"><text:s/></text:span><text:span text:style-name="T15_71">tak</text:span><text:span text:style-name="T15_72"><text:s/></text:span><text:span text:style-name="T15_73">daleki</text:span><text:span text:style-name="T15_74"><text:s/></text:span><text:span text:style-name="T15_75">margines</text:span><text:span text:style-name="T15_76">,<text:s/></text:span><text:span text:style-name="T15_77">że</text:span><text:span text:style-name="T15_78"><text:s/></text:span><text:span text:style-name="T15_79">świat</text:span><text:span text:style-name="T15_80"><text:s/></text:span><text:span text:style-name="T15_81">o</text:span><text:span text:style-name="T15_82"><text:s/></text:span><text:span text:style-name="T15_83">nich</text:span><text:span text:style-name="T15_84"><text:s/></text:span><text:span text:style-name="T15_85">zapomniał</text:span><text:span text:style-name="T15_86">.<text:s/></text:span><text:span text:style-name="T15_87">Fandom</text:span><text:span text:style-name="T15_88"><text:s/></text:span><text:span text:style-name="T15_89">od</text:span><text:span text:style-name="T15_90"><text:s/></text:span><text:span text:style-name="T15_91">razu</text:span><text:span text:style-name="T15_92"><text:s/></text:span><text:span text:style-name="T15_93">dorobił</text:span><text:span text:style-name="T15_94"><text:s/></text:span><text:span text:style-name="T15_95">do</text:span><text:span text:style-name="T15_96"><text:s/></text:span><text:span text:style-name="T15_97">tego</text:span><text:span text:style-name="T15_98"><text:s/></text:span><text:span text:style-name="T15_99">teorię</text:span><text:span text:style-name="T15_100">,<text:s/></text:span><text:span text:style-name="T15_101">że</text:span><text:span text:style-name="T15_102"><text:s/></text:span><text:span text:style-name="T15_103">Zecora</text:span><text:span text:style-name="T15_104"><text:s/></text:span><text:span text:style-name="T15_105">została</text:span><text:span text:style-name="T15_106"><text:s/></text:span><text:span text:style-name="T15_107">wygnana</text:span><text:span text:style-name="T15_108">.</text:span></text:p>
      <text:p text:style-name="P16"><text:span text:style-name="T16_1">Pomijam</text:span><text:span text:style-name="T16_2"><text:s/></text:span><text:span text:style-name="T16_3">już</text:span><text:span text:style-name="T16_4"><text:s/></text:span><text:span text:style-name="T16_5">kuriozalność</text:span><text:span text:style-name="T16_6"><text:s/></text:span><text:span text:style-name="T16_7">tego</text:span><text:span text:style-name="T16_8"><text:s/></text:span><text:span text:style-name="T16_9">zapomnienia</text:span><text:span text:style-name="T16_10">.<text:s/></text:span><text:span text:style-name="T16_11">Las</text:span><text:span text:style-name="T16_12"><text:s/></text:span><text:span text:style-name="T16_13">Evefree</text:span><text:span text:style-name="T16_14"><text:s/></text:span><text:span text:style-name="T16_15">nie</text:span><text:span text:style-name="T16_16"><text:s/></text:span><text:span text:style-name="T16_17">jest</text:span><text:span text:style-name="T16_18"><text:s/></text:span><text:span text:style-name="T16_19">bezkresny</text:span><text:span text:style-name="T16_20">,<text:s/></text:span><text:span text:style-name="T16_21">więc</text:span><text:span text:style-name="T16_22"><text:s/></text:span><text:span text:style-name="T16_23">wcześniej</text:span><text:span text:style-name="T16_24"><text:s/></text:span><text:span text:style-name="T16_25">czy</text:span><text:span text:style-name="T16_26"><text:s/></text:span><text:span text:style-name="T16_27">później</text:span><text:span text:style-name="T16_28"><text:s/></text:span><text:span text:style-name="T16_29">doszłoby</text:span><text:span text:style-name="T16_30"><text:s/></text:span><text:span text:style-name="T16_31">do</text:span><text:span text:style-name="T16_32"><text:s/></text:span><text:span text:style-name="T16_33">kontaktu</text:span><text:span text:style-name="T16_34">.<text:s/></text:span><text:span text:style-name="T16_35">Po</text:span><text:span text:style-name="T16_36"><text:s/></text:span><text:span text:style-name="T16_37">drugie</text:span><text:span text:style-name="T16_38">,<text:s/></text:span><text:span text:style-name="T16_39">ani</text:span><text:span text:style-name="T16_40"><text:s/></text:span><text:span text:style-name="T16_41">Zecora</text:span><text:span text:style-name="T16_42">,<text:s/></text:span><text:span text:style-name="T16_43">ani</text:span><text:span text:style-name="T16_44"><text:s/></text:span><text:span text:style-name="T16_45">nikt</text:span><text:span text:style-name="T16_46"><text:s/></text:span><text:span text:style-name="T16_47">inny</text:span><text:span text:style-name="T16_48"><text:s/></text:span><text:span text:style-name="T16_49">nigdy</text:span><text:span text:style-name="T16_50"><text:s/></text:span><text:span text:style-name="T16_51">nie</text:span><text:span text:style-name="T16_52"><text:s/></text:span><text:span text:style-name="T16_53">wspominał</text:span><text:span text:style-name="T16_54"><text:s/></text:span><text:span text:style-name="T16_55">o</text:span><text:span text:style-name="T16_56"><text:s/></text:span><text:span text:style-name="T16_57">jakichś</text:span><text:span text:style-name="T16_58"><text:s/></text:span><text:span text:style-name="T16_59">innych</text:span><text:span text:style-name="T16_60"><text:s/></text:span><text:span text:style-name="T16_61">zebrach</text:span><text:span text:style-name="T16_62">,<text:s/></text:span><text:span text:style-name="T16_63">a</text:span><text:span text:style-name="T16_64"><text:s/></text:span><text:span text:style-name="T16_65">to</text:span><text:span text:style-name="T16_66"><text:s/></text:span><text:span text:style-name="T16_67">byłby</text:span><text:span text:style-name="T16_68"><text:s/></text:span><text:span text:style-name="T16_69">raczej</text:span><text:span text:style-name="T16_70"><text:s/></text:span><text:span text:style-name="T16_71">istotny</text:span><text:span text:style-name="T16_72"><text:s/></text:span><text:span text:style-name="T16_73">fakt</text:span><text:span text:style-name="T16_74">.<text:s/></text:span><text:span text:style-name="T16_75">Po</text:span><text:span text:style-name="T16_76"><text:s/></text:span><text:span text:style-name="T16_77">trzecie</text:span><text:span text:style-name="T16_78">,<text:s/></text:span><text:span text:style-name="T16_79">geneza</text:span><text:span text:style-name="T16_80"><text:s/></text:span><text:span text:style-name="T16_81">tej</text:span><text:span text:style-name="T16_82"><text:s/></text:span><text:span text:style-name="T16_83">społeczności</text:span><text:span text:style-name="T16_84"><text:s/></text:span><text:span text:style-name="T16_85">jest</text:span><text:span text:style-name="T16_86"><text:s/></text:span><text:span text:style-name="T16_87">dość</text:span><text:span text:style-name="T16_88"><text:s/></text:span><text:span text:style-name="T16_89">trudna</text:span><text:span text:style-name="T16_90"><text:s/></text:span><text:span text:style-name="T16_91">do</text:span><text:span text:style-name="T16_92"><text:s/></text:span><text:span text:style-name="T16_93">wyobrażenia</text:span><text:span text:style-name="T16_94">.</text:span></text:p>
      <text:p text:style-name="P17"><text:span text:style-name="T17_1"><text:s/></text:span></text:p>
      <text:p text:style-name="P18"><text:span text:style-name="T18_1">Mit</text:span><text:span text:style-name="T18_2"><text:s/></text:span><text:span text:style-name="T18_3">dwudziesty</text:span><text:span text:style-name="T18_4"><text:s/></text:span><text:span text:style-name="T18_5">szósty</text:span></text:p>
      <text:p text:style-name="P19"><text:span text:style-name="T19_1">Utworzenie</text:span><text:span text:style-name="T19_2"><text:s/></text:span><text:span text:style-name="T19_3">sekstetu</text:span><text:span text:style-name="T19_4"><text:s/></text:span><text:span text:style-name="T19_5">Mane</text:span><text:span text:style-name="T19_6"><text:s/>6<text:s/></text:span><text:span text:style-name="T19_7">to</text:span><text:span text:style-name="T19_8"><text:s/></text:span><text:span text:style-name="T19_9">plan</text:span><text:span text:style-name="T19_10"><text:s/></text:span><text:span text:style-name="T19_11">Celestii</text:span></text:p>
      <text:p text:style-name="P20"><text:span text:style-name="T20_1">PRAWDOPODOBNY</text:span></text:p>
      <text:p text:style-name="P21"><text:span text:style-name="T21_1">Nie</text:span><text:span text:style-name="T21_2"><text:s/></text:span><text:span text:style-name="T21_3">da</text:span><text:span text:style-name="T21_4"><text:s/></text:span><text:span text:style-name="T21_5">się</text:span><text:span text:style-name="T21_6"><text:s/></text:span><text:span text:style-name="T21_7">tego</text:span><text:span text:style-name="T21_8"><text:s/></text:span><text:span text:style-name="T21_9">wykluczyć</text:span></text:p>
      <text:p text:style-name="P22"><text:span text:style-name="T22_1"><text:s/></text:span></text:p>
      <text:p text:style-name="P23"><text:span text:style-name="T23_1">To</text:span><text:span text:style-name="T23_2"><text:s/></text:span><text:span text:style-name="T23_3">jedna</text:span><text:span text:style-name="T23_4"><text:s/></text:span><text:span text:style-name="T23_5">z</text:span><text:span text:style-name="T23_6"><text:s/></text:span><text:span text:style-name="T23_7">grubszych</text:span><text:span text:style-name="T23_8"><text:s/></text:span><text:span text:style-name="T23_9">rozkmin</text:span><text:span text:style-name="T23_10"><text:s/></text:span><text:span text:style-name="T23_11">fandomu</text:span><text:span text:style-name="T23_12"><text:s/></text:span><text:span text:style-name="T23_13">od</text:span><text:span text:style-name="T23_14"><text:s/></text:span><text:span text:style-name="T23_15">początku</text:span><text:span text:style-name="T23_16"><text:s/></text:span><text:span text:style-name="T23_17">jego</text:span><text:span text:style-name="T23_18"><text:s/></text:span><text:span text:style-name="T23_19">istnienia</text:span><text:span text:style-name="T23_20">.<text:s/></text:span><text:span text:style-name="T23_21">Najpierw</text:span><text:span text:style-name="T23_22"><text:s/></text:span><text:span text:style-name="T23_23">podsumujmy</text:span><text:span text:style-name="T23_24"><text:s/></text:span><text:span text:style-name="T23_25">sugestie</text:span><text:span text:style-name="T23_26">,<text:s/></text:span><text:span text:style-name="T23_27">które</text:span><text:span text:style-name="T23_28"><text:s/></text:span><text:span text:style-name="T23_29">mogą</text:span><text:span text:style-name="T23_30"><text:s/></text:span><text:span text:style-name="T23_31">nam</text:span><text:span text:style-name="T23_32"><text:s/></text:span><text:span text:style-name="T23_33">cokolwiek</text:span><text:span text:style-name="T23_34"><text:s/></text:span><text:span text:style-name="T23_35">powiedzieć</text:span><text:span text:style-name="T23_36">:</text:span></text:p>
      <text:p text:style-name="P24"><text:span text:style-name="T24_1">Celestia</text:span><text:span text:style-name="T24_2"><text:s/></text:span><text:span text:style-name="T24_3">miała</text:span><text:span text:style-name="T24_4"><text:s/></text:span><text:span text:style-name="T24_5">tysiąc</text:span><text:span text:style-name="T24_6"><text:s/></text:span><text:span text:style-name="T24_7">lat</text:span><text:span text:style-name="T24_8">,<text:s/></text:span><text:span text:style-name="T24_9">aby</text:span><text:span text:style-name="T24_10"><text:s/></text:span><text:span text:style-name="T24_11">przemyśleć</text:span><text:span text:style-name="T24_12"><text:s/></text:span><text:span text:style-name="T24_13">plan</text:span><text:span text:style-name="T24_14"><text:s/></text:span><text:span text:style-name="T24_15">utworzenia</text:span><text:span text:style-name="T24_16"><text:s/></text:span><text:span text:style-name="T24_17">takiego</text:span><text:span text:style-name="T24_18"><text:s/></text:span><text:span text:style-name="T24_19">komando</text:span><text:span text:style-name="T24_20"><text:s/></text:span><text:span text:style-name="T24_21">do</text:span><text:span text:style-name="T24_22"><text:s/></text:span><text:span text:style-name="T24_23">zadań</text:span><text:span text:style-name="T24_24"><text:s/></text:span><text:span text:style-name="T24_25">specjalnych</text:span><text:span text:style-name="T24_26">,<text:s/></text:span><text:span text:style-name="T24_27">ratującego</text:span><text:span text:style-name="T24_28"><text:s/></text:span><text:span text:style-name="T24_29">Equestrię</text:span><text:span text:style-name="T24_30"><text:s/></text:span><text:span text:style-name="T24_31">przed</text:span><text:span text:style-name="T24_32"><text:s/></text:span><text:span text:style-name="T24_33">magicznymi</text:span><text:span text:style-name="T24_34"><text:s/></text:span><text:span text:style-name="T24_35">kryzysami</text:span><text:span text:style-name="T24_36">.<text:s/></text:span><text:span text:style-name="T24_37">To</text:span><text:span text:style-name="T24_38"><text:s/></text:span><text:span text:style-name="T24_39">dużo</text:span><text:span text:style-name="T24_40"><text:s/></text:span><text:span text:style-name="T24_41">czasu</text:span><text:span text:style-name="T24_42">.</text:span></text:p>
      <text:p text:style-name="P25"><text:span text:style-name="T25_1">Wszystkie</text:span><text:span text:style-name="T25_2"><text:s/></text:span><text:span text:style-name="T25_3">sześć</text:span><text:span text:style-name="T25_4"><text:s/></text:span><text:span text:style-name="T25_5">klaczy</text:span><text:span text:style-name="T25_6"><text:s/></text:span><text:span text:style-name="T25_7">otrzymało</text:span><text:span text:style-name="T25_8"><text:s/></text:span><text:span text:style-name="T25_9">znaczki</text:span><text:span text:style-name="T25_10"><text:s/></text:span><text:span text:style-name="T25_11">tego</text:span><text:span text:style-name="T25_12"><text:s/></text:span><text:span text:style-name="T25_13">samego</text:span><text:span text:style-name="T25_14"><text:s/></text:span><text:span text:style-name="T25_15">dnia</text:span><text:span text:style-name="T25_16"><text:s/></text:span><text:span text:style-name="T25_17">lub</text:span><text:span text:style-name="T25_18"><text:s/></text:span><text:span text:style-name="T25_19">w</text:span><text:span text:style-name="T25_20"><text:s/></text:span><text:span text:style-name="T25_21">przeciągu</text:span><text:span text:style-name="T25_22"><text:s/></text:span><text:span text:style-name="T25_23">dość</text:span><text:span text:style-name="T25_24"><text:s/></text:span><text:span text:style-name="T25_25">niedługiego</text:span><text:span text:style-name="T25_26"><text:s/></text:span><text:span text:style-name="T25_27">czasu</text:span><text:span text:style-name="T25_28">.<text:s/></text:span><text:span text:style-name="T25_29">Odcinek</text:span><text:span text:style-name="T25_30"><text:s/></text:span><text:span text:style-name="T25_31">The</text:span><text:span text:style-name="T25_32"><text:s/></text:span><text:span text:style-name="T25_33">Cutie</text:span><text:span text:style-name="T25_34"><text:s/></text:span><text:span text:style-name="T25_35">Mark</text:span><text:span text:style-name="T25_36"><text:s/></text:span><text:span text:style-name="T25_37">Chronicles</text:span><text:span text:style-name="T25_38">/</text:span><text:span text:style-name="T25_39">Kroniki</text:span><text:span text:style-name="T25_40"><text:s/></text:span><text:span text:style-name="T25_41">Znaczkowej</text:span><text:span text:style-name="T25_42"><text:s/></text:span><text:span text:style-name="T25_43">Ligi</text:span><text:span text:style-name="T25_44"><text:s/></text:span><text:span text:style-name="T25_45">rozjeżdża</text:span><text:span text:style-name="T25_46"><text:s/></text:span><text:span text:style-name="T25_47">się</text:span><text:span text:style-name="T25_48"><text:s/></text:span><text:span text:style-name="T25_49">nieco</text:span><text:span text:style-name="T25_50"><text:s/></text:span><text:span text:style-name="T25_51">czasowo</text:span><text:span text:style-name="T25_52">,<text:s/></text:span><text:span text:style-name="T25_53">lecz</text:span><text:span text:style-name="T25_54"><text:s/></text:span><text:span text:style-name="T25_55">generalnie</text:span><text:span text:style-name="T25_56"><text:s/></text:span><text:span text:style-name="T25_57">chodzi</text:span><text:span text:style-name="T25_58"><text:s/></text:span><text:span text:style-name="T25_59">o</text:span><text:span text:style-name="T25_60"><text:s/></text:span><text:span text:style-name="T25_61">dość</text:span><text:span text:style-name="T25_62"><text:s/></text:span><text:span text:style-name="T25_63">precyzyjny</text:span><text:span text:style-name="T25_64"><text:s/></text:span><text:span text:style-name="T25_65">moment</text:span><text:span text:style-name="T25_66"><text:s/></text:span><text:span text:style-name="T25_67">w</text:span><text:span text:style-name="T25_68"><text:s/></text:span><text:span text:style-name="T25_69">ich</text:span><text:span text:style-name="T25_70"><text:s/></text:span><text:span text:style-name="T25_71">życiorysach</text:span><text:span text:style-name="T25_72">.<text:s/></text:span><text:span text:style-name="T25_73">Szpilą</text:span><text:span text:style-name="T25_74"><text:s/></text:span><text:span text:style-name="T25_75">spinającą</text:span><text:span text:style-name="T25_76"><text:s/></text:span><text:span text:style-name="T25_77">wszystkie</text:span><text:span text:style-name="T25_78"><text:s/></text:span><text:span text:style-name="T25_79">sześć</text:span><text:span text:style-name="T25_80"><text:s/></text:span><text:span text:style-name="T25_81">historii</text:span><text:span text:style-name="T25_82"><text:s/></text:span><text:span text:style-name="T25_83">jest</text:span><text:span text:style-name="T25_84"><text:s/></text:span><text:span text:style-name="T25_85">Ponaddźwiękowe</text:span><text:span text:style-name="T25_86"><text:s/></text:span><text:span text:style-name="T25_87">Bum</text:span><text:span text:style-name="T25_88"><text:s/></text:span><text:span text:style-name="T25_89">wykonane</text:span><text:span text:style-name="T25_90"><text:s/></text:span><text:span text:style-name="T25_91">przez</text:span><text:span text:style-name="T25_92"><text:s/></text:span><text:span text:style-name="T25_93">Rainbow</text:span><text:span text:style-name="T25_94"><text:s/></text:span><text:span text:style-name="T25_95">Dash</text:span><text:span text:style-name="T25_96">.<text:s/></text:span><text:span text:style-name="T25_97">Warto</text:span><text:span text:style-name="T25_98"><text:s/></text:span><text:span text:style-name="T25_99">pamiętać</text:span><text:span text:style-name="T25_100">,<text:s/></text:span><text:span text:style-name="T25_101">że</text:span><text:span text:style-name="T25_102"><text:s/></text:span><text:span text:style-name="T25_103">wtedy</text:span><text:span text:style-name="T25_104"><text:s/></text:span><text:span text:style-name="T25_105">spośród</text:span><text:span text:style-name="T25_106"><text:s/></text:span><text:span text:style-name="T25_107">Mane</text:span><text:span text:style-name="T25_108"><text:s/>6<text:s/></text:span><text:span text:style-name="T25_109">wzajemnie</text:span><text:span text:style-name="T25_110"><text:s/></text:span><text:span text:style-name="T25_111">znały</text:span><text:span text:style-name="T25_112"><text:s/></text:span><text:span text:style-name="T25_113">się</text:span><text:span text:style-name="T25_114"><text:s/></text:span><text:span text:style-name="T25_115">tylko</text:span><text:span text:style-name="T25_116"><text:s/></text:span><text:span text:style-name="T25_117">Rainbow</text:span><text:span text:style-name="T25_118"><text:s/></text:span><text:span text:style-name="T25_119">i</text:span><text:span text:style-name="T25_120"><text:s/></text:span><text:span text:style-name="T25_121">Fluttershy</text:span><text:span text:style-name="T25_122"><text:s/></text:span><text:span text:style-name="T25_123">oraz</text:span><text:span text:style-name="T25_124"><text:s/></text:span><text:span text:style-name="T25_125">ewentualnie</text:span><text:span text:style-name="T25_126"><text:s/></text:span><text:span text:style-name="T25_127">Applejack</text:span><text:span text:style-name="T25_128"><text:s/></text:span><text:span text:style-name="T25_129">i</text:span><text:span text:style-name="T25_130"><text:s/></text:span><text:span text:style-name="T25_131">Rarity</text:span><text:span text:style-name="T25_132">.</text:span></text:p>
      <text:p text:style-name="P26"><text:span text:style-name="T26_1">Dokładne</text:span><text:span text:style-name="T26_2"><text:s/></text:span><text:span text:style-name="T26_3">wymogi</text:span><text:span text:style-name="T26_4"><text:s/></text:span><text:span text:style-name="T26_5">poprawnego</text:span><text:span text:style-name="T26_6"><text:s/></text:span><text:span text:style-name="T26_7">wykonania</text:span><text:span text:style-name="T26_8"><text:s/></text:span><text:span text:style-name="T26_9">sztuczki</text:span><text:span text:style-name="T26_10"><text:s/></text:span><text:span text:style-name="T26_11">nie</text:span><text:span text:style-name="T26_12"><text:s/></text:span><text:span text:style-name="T26_13">są</text:span><text:span text:style-name="T26_14"><text:s/></text:span><text:span text:style-name="T26_15">znane</text:span><text:span text:style-name="T26_16">,<text:s/></text:span><text:span text:style-name="T26_17">ale</text:span><text:span text:style-name="T26_18"><text:s/></text:span><text:span text:style-name="T26_19">chyba</text:span><text:span text:style-name="T26_20"><text:s/></text:span><text:span text:style-name="T26_21">nie</text:span><text:span text:style-name="T26_22"><text:s/></text:span><text:span text:style-name="T26_23">chodzi</text:span><text:span text:style-name="T26_24"><text:s/></text:span><text:span text:style-name="T26_25">o</text:span><text:span text:style-name="T26_26"><text:s/></text:span><text:span text:style-name="T26_27">samą</text:span><text:span text:style-name="T26_28"><text:s/></text:span><text:span text:style-name="T26_29">prędkość</text:span><text:span text:style-name="T26_30">,<text:s/></text:span><text:span text:style-name="T26_31">skoro</text:span><text:span text:style-name="T26_32"><text:s/></text:span><text:span text:style-name="T26_33">nikt</text:span><text:span text:style-name="T26_34"><text:s/></text:span><text:span text:style-name="T26_35">poza</text:span><text:span text:style-name="T26_36"><text:s/></text:span><text:span text:style-name="T26_37">Rainbow</text:span><text:span text:style-name="T26_38"><text:s/></text:span><text:span text:style-name="T26_39">temu</text:span><text:span text:style-name="T26_40"><text:s/></text:span><text:span text:style-name="T26_41">nie</text:span><text:span text:style-name="T26_42"><text:s/></text:span><text:span text:style-name="T26_43">podołał</text:span><text:span text:style-name="T26_44">.<text:s/></text:span><text:span text:style-name="T26_45">Ciężko</text:span><text:span text:style-name="T26_46"><text:s/></text:span><text:span text:style-name="T26_47">uwierzyć</text:span><text:span text:style-name="T26_48">,<text:s/></text:span><text:span text:style-name="T26_49">aby</text:span><text:span text:style-name="T26_50"><text:s/></text:span><text:span text:style-name="T26_51">nawet</text:span><text:span text:style-name="T26_52"><text:s/></text:span><text:span text:style-name="T26_53">tak</text:span><text:span text:style-name="T26_54"><text:s/></text:span><text:span text:style-name="T26_55">utalentowana</text:span><text:span text:style-name="T26_56"><text:s/>(</text:span><text:span text:style-name="T26_57">a</text:span><text:span text:style-name="T26_58"><text:s/></text:span><text:span text:style-name="T26_59">wtedy</text:span><text:span text:style-name="T26_60"><text:s/></text:span><text:span text:style-name="T26_61">jeszcze</text:span><text:span text:style-name="T26_62"><text:s/></text:span><text:span text:style-name="T26_63">niewyszkolona</text:span><text:span text:style-name="T26_64">,<text:s/></text:span><text:span text:style-name="T26_65">o</text:span><text:span text:style-name="T26_66"><text:s/></text:span><text:span text:style-name="T26_67">czym</text:span><text:span text:style-name="T26_68"><text:s/></text:span><text:span text:style-name="T26_69">jest</text:span><text:span text:style-name="T26_70"><text:s/></text:span><text:span text:style-name="T26_71">mowa</text:span><text:span text:style-name="T26_72">)<text:s/></text:span><text:span text:style-name="T26_73">dziewczynka</text:span><text:span text:style-name="T26_74"><text:s/></text:span><text:span text:style-name="T26_75">była</text:span><text:span text:style-name="T26_76"><text:s/></text:span><text:span text:style-name="T26_77">szybsza</text:span><text:span text:style-name="T26_78"><text:s/></text:span><text:span text:style-name="T26_79">od</text:span><text:span text:style-name="T26_80"><text:s/></text:span><text:span text:style-name="T26_81">Wonderbolts</text:span><text:span text:style-name="T26_82"><text:s/></text:span><text:span text:style-name="T26_83">i</text:span><text:span text:style-name="T26_84"><text:s/></text:span><text:span text:style-name="T26_85">innych</text:span><text:span text:style-name="T26_86"><text:s/></text:span><text:span text:style-name="T26_87">czempionów</text:span><text:span text:style-name="T26_88">.<text:s/></text:span><text:span text:style-name="T26_89">Tutaj</text:span><text:span text:style-name="T26_90"><text:s/></text:span><text:span text:style-name="T26_91">musi</text:span><text:span text:style-name="T26_92"><text:s/></text:span><text:span text:style-name="T26_93">być</text:span><text:span text:style-name="T26_94"><text:s/></text:span><text:span text:style-name="T26_95">jeszcze</text:span><text:span text:style-name="T26_96"><text:s/></text:span><text:span text:style-name="T26_97">coś</text:span><text:span text:style-name="T26_98">,<text:s/></text:span><text:span text:style-name="T26_99">np</text:span><text:span text:style-name="T26_100">.<text:s/></text:span><text:span text:style-name="T26_101">personalny</text:span><text:span text:style-name="T26_102"><text:s/></text:span><text:span text:style-name="T26_103">pierwiastek</text:span><text:span text:style-name="T26_104"><text:s/></text:span><text:span text:style-name="T26_105">magiczny</text:span><text:span text:style-name="T26_106"><text:s/></text:span><text:span text:style-name="T26_107">w</text:span><text:span text:style-name="T26_108"><text:s/></text:span><text:span text:style-name="T26_109">tęczowej</text:span><text:span text:style-name="T26_110"><text:s/></text:span><text:span text:style-name="T26_111">pegazicy</text:span><text:span text:style-name="T26_112">.</text:span></text:p>
      <text:p text:style-name="P27"><text:span text:style-name="T27_1">Jeśli</text:span><text:span text:style-name="T27_2"><text:s/></text:span><text:span text:style-name="T27_3">ten</text:span><text:span text:style-name="T27_4"><text:s/></text:span><text:span text:style-name="T27_5">pierwiastek</text:span><text:span text:style-name="T27_6"><text:s/></text:span><text:span text:style-name="T27_7">istnieje</text:span><text:span text:style-name="T27_8">,<text:s/></text:span><text:span text:style-name="T27_9">to</text:span><text:span text:style-name="T27_10"><text:s/></text:span><text:span text:style-name="T27_11">wtedy</text:span><text:span text:style-name="T27_12"><text:s/></text:span><text:span text:style-name="T27_13">można</text:span><text:span text:style-name="T27_14"><text:s/></text:span><text:span text:style-name="T27_15">nim</text:span><text:span text:style-name="T27_16"><text:s/></text:span><text:span text:style-name="T27_17">magicznie</text:span><text:span text:style-name="T27_18"><text:s/></text:span><text:span text:style-name="T27_19">manipulować</text:span><text:span text:style-name="T27_20">.<text:s/></text:span><text:span text:style-name="T27_21">A</text:span><text:span text:style-name="T27_22"><text:s/></text:span><text:span text:style-name="T27_23">kto</text:span><text:span text:style-name="T27_24"><text:s/></text:span><text:span text:style-name="T27_25">jest</text:span><text:span text:style-name="T27_26"><text:s/>(</text:span><text:span text:style-name="T27_27">teoretycznie</text:span><text:span text:style-name="T27_28">)<text:s/></text:span><text:span text:style-name="T27_29">najpotężniejszym</text:span><text:span text:style-name="T27_30"><text:s/></text:span><text:span text:style-name="T27_31">magiem</text:span><text:span text:style-name="T27_32"><text:s/></text:span><text:span text:style-name="T27_33">w</text:span><text:span text:style-name="T27_34"><text:s/></text:span><text:span text:style-name="T27_35">Equestrii</text:span><text:span text:style-name="T27_36">?<text:s/></text:span><text:span text:style-name="T27_37">Ponoć</text:span><text:span text:style-name="T27_38"><text:s/></text:span><text:span text:style-name="T27_39">Celestia</text:span><text:span text:style-name="T27_40">,<text:s/></text:span><text:span text:style-name="T27_41">a</text:span><text:span text:style-name="T27_42"><text:s/></text:span><text:span text:style-name="T27_43">więc</text:span><text:span text:style-name="T27_44"><text:s/></text:span><text:span text:style-name="T27_45">to</text:span><text:span text:style-name="T27_46"><text:s/></text:span><text:span text:style-name="T27_47">ona</text:span><text:span text:style-name="T27_48"><text:s/></text:span><text:span text:style-name="T27_49">mogła</text:span><text:span text:style-name="T27_50"><text:s/></text:span><text:span text:style-name="T27_51">zainicjować</text:span><text:span text:style-name="T27_52"><text:s/></text:span><text:span text:style-name="T27_53">Ponaddźwiekowe</text:span><text:span text:style-name="T27_54"><text:s/></text:span><text:span text:style-name="T27_55">Bum</text:span><text:span text:style-name="T27_56"><text:s/></text:span><text:span text:style-name="T27_57">i</text:span><text:span text:style-name="T27_58"><text:s/></text:span><text:span text:style-name="T27_59">co</text:span><text:span text:style-name="T27_60"><text:s/></text:span><text:span text:style-name="T27_61">za</text:span><text:span text:style-name="T27_62"><text:s/></text:span><text:span text:style-name="T27_63">tym</text:span><text:span text:style-name="T27_64"><text:s/></text:span><text:span text:style-name="T27_65">idzie</text:span><text:span text:style-name="T27_66">,<text:s/></text:span><text:span text:style-name="T27_67">uruchomić</text:span><text:span text:style-name="T27_68"><text:s/></text:span><text:span text:style-name="T27_69">lawinę</text:span><text:span text:style-name="T27_70"><text:s/></text:span><text:span text:style-name="T27_71">wydarzeń</text:span><text:span text:style-name="T27_72">,<text:s/></text:span><text:span text:style-name="T27_73">której</text:span><text:span text:style-name="T27_74"><text:s/></text:span><text:span text:style-name="T27_75">efektem</text:span><text:span text:style-name="T27_76"><text:s/></text:span><text:span text:style-name="T27_77">było</text:span><text:span text:style-name="T27_78"><text:s/></text:span><text:span text:style-name="T27_79">późniejsze</text:span><text:span text:style-name="T27_80"><text:s/></text:span><text:span text:style-name="T27_81">spotkanie</text:span><text:span text:style-name="T27_82"><text:s/></text:span><text:span text:style-name="T27_83">Mane</text:span><text:span text:style-name="T27_84"><text:s/>6<text:s/></text:span><text:span text:style-name="T27_85">i</text:span><text:span text:style-name="T27_86"><text:s/></text:span><text:span text:style-name="T27_87">przyjaźń</text:span><text:span text:style-name="T27_88">.</text:span></text:p>
      <text:p text:style-name="P28"><text:span text:style-name="T28_1">·</text:span><text:span text:style-name="T28_2"><text:s text:c="9"/></text:span><text:span text:style-name="T28_3">Celestia</text:span><text:span text:style-name="T28_4"><text:s/></text:span><text:span text:style-name="T28_5">była</text:span><text:span text:style-name="T28_6"><text:s/></text:span><text:span text:style-name="T28_7">obecna</text:span><text:span text:style-name="T28_8"><text:s/></text:span><text:span text:style-name="T28_9">tuż</text:span><text:span text:style-name="T28_10"><text:s/></text:span><text:span text:style-name="T28_11">obok</text:span><text:span text:style-name="T28_12"><text:s/></text:span><text:span text:style-name="T28_13">Twilight</text:span><text:span text:style-name="T28_14">,<text:s/></text:span><text:span text:style-name="T28_15">która</text:span><text:span text:style-name="T28_16"><text:s/></text:span><text:span text:style-name="T28_17">dostała</text:span><text:span text:style-name="T28_18"><text:s/></text:span><text:span text:style-name="T28_19">magicznego</text:span><text:span text:style-name="T28_20"><text:s/></text:span><text:span text:style-name="T28_21">ataku</text:span><text:span text:style-name="T28_22">.<text:s/></text:span><text:span text:style-name="T28_23">Przypadek</text:span><text:span text:style-name="T28_24">?</text:span></text:p>
      <text:p text:style-name="P29"><text:span text:style-name="T29_1">Twilight</text:span><text:span text:style-name="T29_2"><text:s/></text:span><text:span text:style-name="T29_3">chciała</text:span><text:span text:style-name="T29_4"><text:s/></text:span><text:span text:style-name="T29_5">zapisać</text:span><text:span text:style-name="T29_6"><text:s/></text:span><text:span text:style-name="T29_7">się</text:span><text:span text:style-name="T29_8"><text:s/></text:span><text:span text:style-name="T29_9">do</text:span><text:span text:style-name="T29_10"><text:s/></text:span><text:span text:style-name="T29_11">szkoły</text:span><text:span text:style-name="T29_12"><text:s/></text:span><text:span text:style-name="T29_13">Celestii</text:span><text:span text:style-name="T29_14">,<text:s/></text:span><text:span text:style-name="T29_15">a</text:span><text:span text:style-name="T29_16"><text:s/></text:span><text:span text:style-name="T29_17">jako</text:span><text:span text:style-name="T29_18"><text:s/></text:span><text:span text:style-name="T29_19">zadanie</text:span><text:span text:style-name="T29_20"><text:s/></text:span><text:span text:style-name="T29_21">otrzymała</text:span><text:span text:style-name="T29_22"><text:s/></text:span><text:span text:style-name="T29_23">smocze</text:span><text:span text:style-name="T29_24"><text:s/></text:span><text:span text:style-name="T29_25">jajko</text:span><text:span text:style-name="T29_26">.<text:s/></text:span><text:span text:style-name="T29_27">Czemu</text:span><text:span text:style-name="T29_28"><text:s/></text:span><text:span text:style-name="T29_29">akurat</text:span><text:span text:style-name="T29_30"><text:s/></text:span><text:span text:style-name="T29_31">coś</text:span><text:span text:style-name="T29_32"><text:s/></text:span><text:span text:style-name="T29_33">takiego</text:span><text:span text:style-name="T29_34">?<text:s/></text:span><text:span text:style-name="T29_35">Sądząc</text:span><text:span text:style-name="T29_36"><text:s/></text:span><text:span text:style-name="T29_37">po</text:span><text:span text:style-name="T29_38"><text:s/></text:span><text:span text:style-name="T29_39">ilości</text:span><text:span text:style-name="T29_40"><text:s/></text:span><text:span text:style-name="T29_41">znanych</text:span><text:span text:style-name="T29_42"><text:s/></text:span><text:span text:style-name="T29_43">innych</text:span><text:span text:style-name="T29_44"><text:s/></text:span><text:span text:style-name="T29_45">cywilizowanych</text:span><text:span text:style-name="T29_46"><text:s/></text:span><text:span text:style-name="T29_47">smoków</text:span><text:span text:style-name="T29_48"><text:s/>(</text:span><text:span text:style-name="T29_49">równej</text:span><text:span text:style-name="T29_50"><text:s/></text:span><text:span text:style-name="T29_51">zero</text:span><text:span text:style-name="T29_52">),<text:s/></text:span><text:span text:style-name="T29_53">to</text:span><text:span text:style-name="T29_54"><text:s/></text:span><text:span text:style-name="T29_55">nie</text:span><text:span text:style-name="T29_56"><text:s/></text:span><text:span text:style-name="T29_57">może</text:span><text:span text:style-name="T29_58"><text:s/></text:span><text:span text:style-name="T29_59">być</text:span><text:span text:style-name="T29_60"><text:s/></text:span><text:span text:style-name="T29_61">typowe</text:span><text:span text:style-name="T29_62"><text:s/></text:span><text:span text:style-name="T29_63">wyzwanie</text:span><text:span text:style-name="T29_64">.</text:span></text:p>
      <text:p text:style-name="P30"><text:span text:style-name="T30_1">Twilight</text:span><text:span text:style-name="T30_2"><text:s/></text:span><text:span text:style-name="T30_3">zdała</text:span><text:span text:style-name="T30_4"><text:s/></text:span><text:span text:style-name="T30_5">test</text:span><text:span text:style-name="T30_6"><text:s/></text:span><text:span text:style-name="T30_7">w</text:span><text:span text:style-name="T30_8"><text:s/></text:span><text:span text:style-name="T30_9">sposób</text:span><text:span text:style-name="T30_10"><text:s/></text:span><text:span text:style-name="T30_11">nieświadomy</text:span><text:span text:style-name="T30_12">.<text:s/></text:span><text:span text:style-name="T30_13">Z</text:span><text:span text:style-name="T30_14"><text:s/></text:span><text:span text:style-name="T30_15">tego</text:span><text:span text:style-name="T30_16"><text:s/></text:span><text:span text:style-name="T30_17">powodu</text:span><text:span text:style-name="T30_18"><text:s/></text:span><text:span text:style-name="T30_19">dostała</text:span><text:span text:style-name="T30_20"><text:s/></text:span><text:span text:style-name="T30_21">się</text:span><text:span text:style-name="T30_22"><text:s/></text:span><text:span text:style-name="T30_23">do</text:span><text:span text:style-name="T30_24"><text:s/></text:span><text:span text:style-name="T30_25">szkoły</text:span><text:span text:style-name="T30_26">,<text:s/></text:span><text:span text:style-name="T30_27">otrzymała</text:span><text:span text:style-name="T30_28"><text:s/></text:span><text:span text:style-name="T30_29">wykształcenie</text:span><text:span text:style-name="T30_30">,<text:s/></text:span><text:span text:style-name="T30_31">m</text:span><text:span text:style-name="T30_32">.</text:span><text:span text:style-name="T30_33">in</text:span><text:span text:style-name="T30_34">.<text:s/></text:span><text:span text:style-name="T30_35">potrzebne</text:span><text:span text:style-name="T30_36"><text:s/></text:span><text:span text:style-name="T30_37">do</text:span><text:span text:style-name="T30_38"><text:s/></text:span><text:span text:style-name="T30_39">objęcia</text:span><text:span text:style-name="T30_40"><text:s/></text:span><text:span text:style-name="T30_41">funkcji</text:span><text:span text:style-name="T30_42"><text:s/></text:span><text:span text:style-name="T30_43">koordynatora</text:span><text:span text:style-name="T30_44"><text:s/></text:span><text:span text:style-name="T30_45">przygotowań</text:span><text:span text:style-name="T30_46"><text:s/></text:span><text:span text:style-name="T30_47">do</text:span><text:span text:style-name="T30_48"><text:s/></text:span><text:span text:style-name="T30_49">Święta</text:span><text:span text:style-name="T30_50"><text:s/></text:span><text:span text:style-name="T30_51">Podniesienia</text:span><text:span text:style-name="T30_52"><text:s/></text:span><text:span text:style-name="T30_53">Słońca</text:span><text:span text:style-name="T30_54"><text:s/></text:span><text:span text:style-name="T30_55">w</text:span><text:span text:style-name="T30_56"><text:s/></text:span><text:span text:style-name="T30_57">pierwszym</text:span><text:span text:style-name="T30_58"><text:s/></text:span><text:span text:style-name="T30_59">odcinku</text:span><text:span text:style-name="T30_60">.<text:s/></text:span><text:span text:style-name="T30_61">Cała</text:span><text:span text:style-name="T30_62"><text:s/></text:span><text:span text:style-name="T30_63">reszta</text:span><text:span text:style-name="T30_64"><text:s/></text:span><text:span text:style-name="T30_65">Mane</text:span><text:span text:style-name="T30_66"><text:s/>6<text:s/></text:span><text:span text:style-name="T30_67">otrzymała</text:span><text:span text:style-name="T30_68"><text:s/></text:span><text:span text:style-name="T30_69">rozkaz</text:span><text:span text:style-name="T30_70"><text:s/></text:span><text:span text:style-name="T30_71">objęcia</text:span><text:span text:style-name="T30_72"><text:s/></text:span><text:span text:style-name="T30_73">innych</text:span><text:span text:style-name="T30_74"><text:s/></text:span><text:span text:style-name="T30_75">istotnych</text:span><text:span text:style-name="T30_76"><text:s/></text:span><text:span text:style-name="T30_77">stanowisk</text:span><text:span text:style-name="T30_78">.<text:s/></text:span><text:span text:style-name="T30_79">Od</text:span><text:span text:style-name="T30_80"><text:s/></text:span><text:span text:style-name="T30_81">kogo</text:span><text:span text:style-name="T30_82">?</text:span></text:p>
      <text:p text:style-name="P31"><text:span text:style-name="T31_1">W</text:span><text:span text:style-name="T31_2"><text:s/></text:span><text:span text:style-name="T31_3">efekcie</text:span><text:span text:style-name="T31_4"><text:s/></text:span><text:span text:style-name="T31_5">cała</text:span><text:span text:style-name="T31_6"><text:s/></text:span><text:span text:style-name="T31_7">szóstka</text:span><text:span text:style-name="T31_8"><text:s/></text:span><text:span text:style-name="T31_9">się</text:span><text:span text:style-name="T31_10"><text:s/></text:span><text:span text:style-name="T31_11">spotkała</text:span><text:span text:style-name="T31_12"><text:s/></text:span><text:span text:style-name="T31_13">i</text:span><text:span text:style-name="T31_14"><text:s/></text:span><text:span text:style-name="T31_15">została</text:span><text:span text:style-name="T31_16"><text:s/></text:span><text:span text:style-name="T31_17">zmuszona</text:span><text:span text:style-name="T31_18"><text:s/></text:span><text:span text:style-name="T31_19">do</text:span><text:span text:style-name="T31_20"><text:s/></text:span><text:span text:style-name="T31_21">współpracy</text:span><text:span text:style-name="T31_22">,<text:s/></text:span><text:span text:style-name="T31_23">więc</text:span><text:span text:style-name="T31_24"><text:s/></text:span><text:span text:style-name="T31_25">przestały</text:span><text:span text:style-name="T31_26"><text:s/></text:span><text:span text:style-name="T31_27">być</text:span><text:span text:style-name="T31_28"><text:s/></text:span><text:span text:style-name="T31_29">dla</text:span><text:span text:style-name="T31_30"><text:s/></text:span><text:span text:style-name="T31_31">siebie</text:span><text:span text:style-name="T31_32"><text:s/></text:span><text:span text:style-name="T31_33">anonimowe</text:span><text:span text:style-name="T31_34">.<text:s/></text:span><text:span text:style-name="T31_35">Kiedy</text:span><text:span text:style-name="T31_36"><text:s/></text:span><text:span text:style-name="T31_37">sytuację</text:span><text:span text:style-name="T31_38"><text:s/></text:span><text:span text:style-name="T31_39">skomplikowała</text:span><text:span text:style-name="T31_40"><text:s/></text:span><text:span text:style-name="T31_41">Nightmare</text:span><text:span text:style-name="T31_42"><text:s/></text:span><text:span text:style-name="T31_43">Moon</text:span><text:span text:style-name="T31_44">,<text:s/></text:span><text:span text:style-name="T31_45">to</text:span><text:span text:style-name="T31_46"><text:s/></text:span><text:span text:style-name="T31_47">cała</text:span><text:span text:style-name="T31_48"><text:s/></text:span><text:span text:style-name="T31_49">piątka</text:span><text:span text:style-name="T31_50"><text:s/></text:span><text:span text:style-name="T31_51">wiedziała</text:span><text:span text:style-name="T31_52"><text:s/></text:span><text:span text:style-name="T31_53">już</text:span><text:span text:style-name="T31_54">,<text:s/></text:span><text:span text:style-name="T31_55">że</text:span><text:span text:style-name="T31_56"><text:s/></text:span><text:span text:style-name="T31_57">Twilight</text:span><text:span text:style-name="T31_58"><text:s/></text:span><text:span text:style-name="T31_59">jest</text:span><text:span text:style-name="T31_60"><text:s/></text:span><text:span text:style-name="T31_61">podejrzanie</text:span><text:span text:style-name="T31_62"><text:s/></text:span><text:span text:style-name="T31_63">cwana</text:span><text:span text:style-name="T31_64"><text:s/></text:span><text:span text:style-name="T31_65">i</text:span><text:span text:style-name="T31_66"><text:s/></text:span><text:span text:style-name="T31_67">to</text:span><text:span text:style-name="T31_68"><text:s/></text:span><text:span text:style-name="T31_69">do</text:span><text:span text:style-name="T31_70"><text:s/></text:span><text:span text:style-name="T31_71">niej</text:span><text:span text:style-name="T31_72"><text:s/></text:span><text:span text:style-name="T31_73">uderzyły</text:span><text:span text:style-name="T31_74">.<text:s/></text:span><text:span text:style-name="T31_75">Warto</text:span><text:span text:style-name="T31_76"><text:s/></text:span><text:span text:style-name="T31_77">zwrócić</text:span><text:span text:style-name="T31_78"><text:s/></text:span><text:span text:style-name="T31_79">uwagę</text:span><text:span text:style-name="T31_80">,<text:s/></text:span><text:span text:style-name="T31_81">że</text:span><text:span text:style-name="T31_82"><text:s/></text:span><text:span text:style-name="T31_83">na</text:span><text:span text:style-name="T31_84"><text:s/></text:span><text:span text:style-name="T31_85">tym</text:span><text:span text:style-name="T31_86"><text:s/></text:span><text:span text:style-name="T31_87">etapie</text:span><text:span text:style-name="T31_88"><text:s/></text:span><text:span text:style-name="T31_89">Mane</text:span><text:span text:style-name="T31_90"><text:s/>5<text:s/></text:span><text:span text:style-name="T31_91">wciąż</text:span><text:span text:style-name="T31_92"><text:s/></text:span><text:span text:style-name="T31_93">kiepsko</text:span><text:span text:style-name="T31_94"><text:s/></text:span><text:span text:style-name="T31_95">się</text:span><text:span text:style-name="T31_96"><text:s/></text:span><text:span text:style-name="T31_97">znały</text:span><text:span text:style-name="T31_98"><text:s/></text:span><text:span text:style-name="T31_99">i</text:span><text:span text:style-name="T31_100"><text:s/></text:span><text:span text:style-name="T31_101">mało</text:span><text:span text:style-name="T31_102"><text:s/></text:span><text:span text:style-name="T31_103">lubiły</text:span><text:span text:style-name="T31_104">.</text:span></text:p>
      <text:p text:style-name="P32"><text:span text:style-name="T32_1">Każda</text:span><text:span text:style-name="T32_2"><text:s/></text:span><text:span text:style-name="T32_3">z</text:span><text:span text:style-name="T32_4"><text:s/></text:span><text:span text:style-name="T32_5">Mane</text:span><text:span text:style-name="T32_6"><text:s/>6<text:s/></text:span><text:span text:style-name="T32_7">okazała</text:span><text:span text:style-name="T32_8"><text:s/></text:span><text:span text:style-name="T32_9">się</text:span><text:span text:style-name="T32_10"><text:s/></text:span><text:span text:style-name="T32_11">być</text:span><text:span text:style-name="T32_12"><text:s/></text:span><text:span text:style-name="T32_13">idealną</text:span><text:span text:style-name="T32_14"><text:s/></text:span><text:span text:style-name="T32_15">reprezentantką</text:span><text:span text:style-name="T32_16"><text:s/></text:span><text:span text:style-name="T32_17">swojego</text:span><text:span text:style-name="T32_18"><text:s/></text:span><text:span text:style-name="T32_19">Elementu</text:span><text:span text:style-name="T32_20">.<text:s/></text:span><text:span text:style-name="T32_21">Była</text:span><text:span text:style-name="T32_22"><text:s/></text:span><text:span text:style-name="T32_23">to</text:span><text:span text:style-name="T32_24"><text:s/></text:span><text:span text:style-name="T32_25">ta</text:span><text:span text:style-name="T32_26"><text:s/></text:span><text:span text:style-name="T32_27">sama</text:span><text:span text:style-name="T32_28"><text:s/></text:span><text:span text:style-name="T32_29">szóstka</text:span><text:span text:style-name="T32_30"><text:s/></text:span><text:span text:style-name="T32_31">klaczy</text:span><text:span text:style-name="T32_32">,<text:s/></text:span><text:span text:style-name="T32_33">która</text:span><text:span text:style-name="T32_34"><text:s/></text:span><text:span text:style-name="T32_35">otrzymała</text:span><text:span text:style-name="T32_36"><text:s/></text:span><text:span text:style-name="T32_37">znaczki</text:span><text:span text:style-name="T32_38"><text:s/></text:span><text:span text:style-name="T32_39">w</text:span><text:span text:style-name="T32_40"><text:s/></text:span><text:span text:style-name="T32_41">tej</text:span><text:span text:style-name="T32_42"><text:s/></text:span><text:span text:style-name="T32_43">samej</text:span><text:span text:style-name="T32_44"><text:s/></text:span><text:span text:style-name="T32_45">chwili</text:span><text:span text:style-name="T32_46">,<text:s/></text:span><text:span text:style-name="T32_47">z</text:span><text:span text:style-name="T32_48"><text:s/></text:span><text:span text:style-name="T32_49">tego</text:span><text:span text:style-name="T32_50"><text:s/></text:span><text:span text:style-name="T32_51">samego</text:span><text:span text:style-name="T32_52"><text:s/></text:span><text:span text:style-name="T32_53">powodu</text:span><text:span text:style-name="T32_54"><text:s/></text:span><text:span text:style-name="T32_55">i</text:span><text:span text:style-name="T32_56"><text:s/></text:span><text:span text:style-name="T32_57">tak</text:span><text:span text:style-name="T32_58"><text:s/></text:span><text:span text:style-name="T32_59">zostały</text:span><text:span text:style-name="T32_60"><text:s/></text:span><text:span text:style-name="T32_61">związane</text:span><text:span text:style-name="T32_62"><text:s/></text:span><text:span text:style-name="T32_63">przeznaczeniem</text:span><text:span text:style-name="T32_64">.<text:s/></text:span><text:span text:style-name="T32_65">Wspomina</text:span><text:span text:style-name="T32_66"><text:s/></text:span><text:span text:style-name="T32_67">o</text:span><text:span text:style-name="T32_68"><text:s/></text:span><text:span text:style-name="T32_69">tym</text:span><text:span text:style-name="T32_70"><text:s/>(</text:span><text:span text:style-name="T32_71">pośrednio</text:span><text:span text:style-name="T32_72">)<text:s/></text:span><text:span text:style-name="T32_73">Fluttershy</text:span><text:span text:style-name="T32_74"><text:s/></text:span><text:span text:style-name="T32_75">w</text:span><text:span text:style-name="T32_76"><text:s/></text:span><text:span text:style-name="T32_77">Kronikach</text:span><text:span text:style-name="T32_78">:<text:s/>„</text:span><text:span text:style-name="T32_79">coś</text:span><text:span text:style-name="T32_80"><text:s/></text:span><text:span text:style-name="T32_81">nas</text:span><text:span text:style-name="T32_82"><text:s/></text:span><text:span text:style-name="T32_83">wtedy</text:span><text:span text:style-name="T32_84"><text:s/></text:span><text:span text:style-name="T32_85">połączyło</text:span><text:span text:style-name="T32_86">”.</text:span></text:p>
      <text:p text:style-name="P33"><text:span text:style-name="T33_1">·</text:span><text:span text:style-name="T33_2"><text:s text:c="9"/></text:span><text:span text:style-name="T33_3">System</text:span><text:span text:style-name="T33_4"><text:s/></text:span><text:span text:style-name="T33_5">działa</text:span><text:span text:style-name="T33_6">,<text:s/></text:span><text:span text:style-name="T33_7">jak</text:span><text:span text:style-name="T33_8"><text:s/></text:span><text:span text:style-name="T33_9">widać</text:span><text:span text:style-name="T33_10"><text:s/></text:span><text:span text:style-name="T33_11">po</text:span><text:span text:style-name="T33_12"><text:s/></text:span><text:span text:style-name="T33_13">czterech</text:span><text:span text:style-name="T33_14"><text:s/></text:span><text:span text:style-name="T33_15">sezonach</text:span><text:span text:style-name="T33_16">.</text:span></text:p>
      <text:p text:style-name="P34"><text:span text:style-name="T34_1">Tak</text:span><text:span text:style-name="T34_2"><text:s/></text:span><text:span text:style-name="T34_3">więc</text:span><text:span text:style-name="T34_4"><text:s/></text:span><text:span text:style-name="T34_5">jest</text:span><text:span text:style-name="T34_6"><text:s/></text:span><text:span text:style-name="T34_7">tutaj</text:span><text:span text:style-name="T34_8"><text:s/></text:span><text:span text:style-name="T34_9">cały</text:span><text:span text:style-name="T34_10"><text:s/></text:span><text:span text:style-name="T34_11">zbiór</text:span><text:span text:style-name="T34_12"><text:s/></text:span><text:span text:style-name="T34_13">faktów</text:span><text:span text:style-name="T34_14">,<text:s/></text:span><text:span text:style-name="T34_15">które</text:span><text:span text:style-name="T34_16"><text:s/></text:span><text:span text:style-name="T34_17">budzą</text:span><text:span text:style-name="T34_18"><text:s/></text:span><text:span text:style-name="T34_19">podejrzenia</text:span><text:span text:style-name="T34_20">.<text:s/></text:span><text:span text:style-name="T34_21">Ciężko</text:span><text:span text:style-name="T34_22"><text:s/></text:span><text:span text:style-name="T34_23">je</text:span><text:span text:style-name="T34_24"><text:s/></text:span><text:span text:style-name="T34_25">uznać</text:span><text:span text:style-name="T34_26"><text:s/></text:span><text:span text:style-name="T34_27">za</text:span><text:span text:style-name="T34_28"><text:s/></text:span><text:span text:style-name="T34_29">przypadek</text:span><text:span text:style-name="T34_30">.<text:s/></text:span><text:span text:style-name="T34_31">Celestia</text:span><text:span text:style-name="T34_32"><text:s/></text:span><text:span text:style-name="T34_33">z</text:span><text:span text:style-name="T34_34"><text:s/></text:span><text:span text:style-name="T34_35">kolei</text:span><text:span text:style-name="T34_36"><text:s/></text:span><text:span text:style-name="T34_37">jest</text:span><text:span text:style-name="T34_38"><text:s/></text:span><text:span text:style-name="T34_39">podejrzana</text:span><text:span text:style-name="T34_40">,<text:s/></text:span><text:span text:style-name="T34_41">gdyż</text:span><text:span text:style-name="T34_42"><text:s/></text:span><text:span text:style-name="T34_43">miała</text:span><text:span text:style-name="T34_44"><text:s/></text:span><text:span text:style-name="T34_45">czas</text:span><text:span text:style-name="T34_46"><text:s/></text:span><text:span text:style-name="T34_47">na</text:span><text:span text:style-name="T34_48"><text:s/></text:span><text:span text:style-name="T34_49">obmyślenie</text:span><text:span text:style-name="T34_50"><text:s/></text:span><text:span text:style-name="T34_51">planu</text:span><text:span text:style-name="T34_52">,<text:s/></text:span><text:span text:style-name="T34_53">motyw</text:span><text:span text:style-name="T34_54">,<text:s/></text:span><text:span text:style-name="T34_55">możliwości</text:span><text:span text:style-name="T34_56">,<text:s/></text:span><text:span text:style-name="T34_57">a</text:span><text:span text:style-name="T34_58"><text:s/></text:span><text:span text:style-name="T34_59">także</text:span><text:span text:style-name="T34_60"><text:s/></text:span><text:span text:style-name="T34_61">udział</text:span><text:span text:style-name="T34_62"><text:s/></text:span><text:span text:style-name="T34_63">w</text:span><text:span text:style-name="T34_64"><text:s/></text:span><text:span text:style-name="T34_65">zdobyciu</text:span><text:span text:style-name="T34_66"><text:s/></text:span><text:span text:style-name="T34_67">znaczka</text:span><text:span text:style-name="T34_68"><text:s/></text:span><text:span text:style-name="T34_69">przez</text:span><text:span text:style-name="T34_70"><text:s/></text:span><text:span text:style-name="T34_71">Twilight</text:span><text:span text:style-name="T34_72">.</text:span></text:p>
      <text:p text:style-name="P35"><text:span text:style-name="T35_1"><text:s/></text:span></text:p>
      <text:p text:style-name="P36"><text:span text:style-name="T36_1">Mit</text:span><text:span text:style-name="T36_2"><text:s/></text:span><text:span text:style-name="T36_3">dwudziesty</text:span><text:span text:style-name="T36_4"><text:s/></text:span><text:span text:style-name="T36_5">siódmy</text:span></text:p>
      <text:p text:style-name="P37"><text:span text:style-name="T37_1">Gryffonia</text:span><text:span text:style-name="T37_2"><text:s/></text:span><text:span text:style-name="T37_3">to</text:span><text:span text:style-name="T37_4"><text:s/></text:span><text:span text:style-name="T37_5">państwo</text:span></text:p>
      <text:p text:style-name="P38"><text:span text:style-name="T38_1">NIEPOTWIERDZONY</text:span></text:p>
      <text:p text:style-name="P39"><text:span text:style-name="T39_1">Brak</text:span><text:span text:style-name="T39_2"><text:s/></text:span><text:span text:style-name="T39_3">danych</text:span></text:p>
      <text:p text:style-name="P40"><text:span text:style-name="T40_1"><text:s/></text:span></text:p>
      <text:p text:style-name="P41"><text:span text:style-name="T41_1">Jedyna</text:span><text:span text:style-name="T41_2"><text:s/></text:span><text:span text:style-name="T41_3">informacja</text:span><text:span text:style-name="T41_4"><text:s/></text:span><text:span text:style-name="T41_5">o</text:span><text:span text:style-name="T41_6"><text:s/></text:span><text:span text:style-name="T41_7">tym</text:span><text:span text:style-name="T41_8">,<text:s/></text:span><text:span text:style-name="T41_9">że</text:span><text:span text:style-name="T41_10"><text:s/></text:span><text:span text:style-name="T41_11">gryfy</text:span><text:span text:style-name="T41_12"><text:s/></text:span><text:span text:style-name="T41_13">posiadają</text:span><text:span text:style-name="T41_14"><text:s/></text:span><text:span text:style-name="T41_15">jakąkolwiek</text:span><text:span text:style-name="T41_16"><text:s/></text:span><text:span text:style-name="T41_17">krainę</text:span><text:span text:style-name="T41_18">,<text:s/></text:span><text:span text:style-name="T41_19">kraj</text:span><text:span text:style-name="T41_20"><text:s/></text:span><text:span text:style-name="T41_21">czy</text:span><text:span text:style-name="T41_22"><text:s/></text:span><text:span text:style-name="T41_23">cokolwiek</text:span><text:span text:style-name="T41_24"><text:s/></text:span><text:span text:style-name="T41_25">innego</text:span><text:span text:style-name="T41_26">,<text:s/></text:span><text:span text:style-name="T41_27">to</text:span><text:span text:style-name="T41_28"><text:s/></text:span><text:span text:style-name="T41_29">hasło</text:span><text:span text:style-name="T41_30"><text:s/></text:span><text:span text:style-name="T41_31">na</text:span><text:span text:style-name="T41_32"><text:s/></text:span><text:span text:style-name="T41_33">oficjalnej</text:span><text:span text:style-name="T41_34"><text:s/></text:span><text:span text:style-name="T41_35">mapie</text:span><text:span text:style-name="T41_36"><text:s/></text:span><text:span text:style-name="T41_37">od</text:span><text:span text:style-name="T41_38"><text:s/></text:span><text:span text:style-name="T41_39">Hasbro</text:span><text:span text:style-name="T41_40">.<text:s/></text:span><text:span text:style-name="T41_41">Mamy</text:span><text:span text:style-name="T41_42"><text:s/></text:span><text:span text:style-name="T41_43">tam</text:span><text:span text:style-name="T41_44"><text:s/></text:span><text:span text:style-name="T41_45">strzałkę</text:span><text:span text:style-name="T41_46"><text:s/></text:span><text:span text:style-name="T41_47">wskazującą</text:span><text:span text:style-name="T41_48"><text:s/></text:span><text:span text:style-name="T41_49">jakiś</text:span><text:span text:style-name="T41_50"><text:s/></text:span><text:span text:style-name="T41_51">kierunek</text:span><text:span text:style-name="T41_52"><text:s/></text:span><text:span text:style-name="T41_53">za</text:span><text:span text:style-name="T41_54"><text:s/></text:span><text:span text:style-name="T41_55">oceanem</text:span><text:span text:style-name="T41_56"><text:s/></text:span><text:span text:style-name="T41_57">i</text:span><text:span text:style-name="T41_58"><text:s/></text:span><text:span text:style-name="T41_59">napis</text:span><text:span text:style-name="T41_60"><text:s/>„</text:span><text:span text:style-name="T41_61">Yonder</text:span><text:span text:style-name="T41_62"><text:s/></text:span><text:span text:style-name="T41_63">to</text:span><text:span text:style-name="T41_64"><text:s/></text:span><text:span text:style-name="T41_65">Griffons</text:span><text:span text:style-name="T41_66">”.<text:s/></text:span><text:span text:style-name="T41_67">Co</text:span><text:span text:style-name="T41_68"><text:s/></text:span><text:span text:style-name="T41_69">to</text:span><text:span text:style-name="T41_70"><text:s/></text:span><text:span text:style-name="T41_71">oznacza</text:span><text:span text:style-name="T41_72">,<text:s/></text:span><text:span text:style-name="T41_73">nie</text:span><text:span text:style-name="T41_74"><text:s/></text:span><text:span text:style-name="T41_75">wiadomo</text:span><text:span text:style-name="T41_76">.<text:s/></text:span><text:span text:style-name="T41_77">Nie</text:span><text:span text:style-name="T41_78"><text:s/></text:span><text:span text:style-name="T41_79">wiemy</text:span><text:span text:style-name="T41_80">,<text:s/></text:span><text:span text:style-name="T41_81">czy</text:span><text:span text:style-name="T41_82"><text:s/></text:span><text:span text:style-name="T41_83">to</text:span><text:span text:style-name="T41_84"><text:s/></text:span><text:span text:style-name="T41_85">państwo</text:span><text:span text:style-name="T41_86">,<text:s/></text:span><text:span text:style-name="T41_87">kraina</text:span><text:span text:style-name="T41_88">,<text:s/></text:span><text:span text:style-name="T41_89">miasto</text:span><text:span text:style-name="T41_90">…</text:span></text:p>
      <text:p text:style-name="P42"><text:span text:style-name="T42_1">Zatem</text:span><text:span text:style-name="T42_2"><text:s/></text:span><text:span text:style-name="T42_3">na</text:span><text:span text:style-name="T42_4"><text:s/></text:span><text:span text:style-name="T42_5">chwilę</text:span><text:span text:style-name="T42_6"><text:s/></text:span><text:span text:style-name="T42_7">obecną</text:span><text:span text:style-name="T42_8"><text:s/></text:span><text:span text:style-name="T42_9">nie</text:span><text:span text:style-name="T42_10"><text:s/></text:span><text:span text:style-name="T42_11">wiemy</text:span><text:span text:style-name="T42_12">,<text:s/></text:span><text:span text:style-name="T42_13">czy</text:span><text:span text:style-name="T42_14"><text:s/></text:span><text:span text:style-name="T42_15">gryfy</text:span><text:span text:style-name="T42_16"><text:s/></text:span><text:span text:style-name="T42_17">mają</text:span><text:span text:style-name="T42_18"><text:s/></text:span><text:span text:style-name="T42_19">niepodległe</text:span><text:span text:style-name="T42_20"><text:s/></text:span><text:span text:style-name="T42_21">terytorium</text:span><text:span text:style-name="T42_22">.</text:span></text:p>
      <text:p text:style-name="P43"><text:span text:style-name="T43_1">W</text:span><text:span text:style-name="T43_2"><text:s/>„</text:span><text:span text:style-name="T43_3">Journal</text:span><text:span text:style-name="T43_4"><text:s/></text:span><text:span text:style-name="T43_5">of</text:span><text:span text:style-name="T43_6"><text:s/></text:span><text:span text:style-name="T43_7">Two</text:span><text:span text:style-name="T43_8"><text:s/></text:span><text:span text:style-name="T43_9">Sisters</text:span><text:span text:style-name="T43_10">”<text:s/></text:span><text:span text:style-name="T43_11">jest</text:span><text:span text:style-name="T43_12"><text:s/></text:span><text:span text:style-name="T43_13">mowa</text:span><text:span text:style-name="T43_14"><text:s/></text:span><text:span text:style-name="T43_15">o</text:span><text:span text:style-name="T43_16"><text:s/></text:span><text:span text:style-name="T43_17">konflikcie</text:span><text:span text:style-name="T43_18"><text:s/></text:span><text:span text:style-name="T43_19">granicznym</text:span><text:span text:style-name="T43_20"><text:s/></text:span><text:span text:style-name="T43_21">między</text:span><text:span text:style-name="T43_22"><text:s/></text:span><text:span text:style-name="T43_23">pegazami</text:span><text:span text:style-name="T43_24"><text:s/></text:span><text:span text:style-name="T43_25">a</text:span><text:span text:style-name="T43_26"><text:s/></text:span><text:span text:style-name="T43_27">gryfami</text:span><text:span text:style-name="T43_28"><text:s/>(</text:span><text:span text:style-name="T43_29">chodziło</text:span><text:span text:style-name="T43_30"><text:s/></text:span><text:span text:style-name="T43_31">o</text:span><text:span text:style-name="T43_32"><text:s/></text:span><text:span text:style-name="T43_33">przestrzeń</text:span><text:span text:style-name="T43_34"><text:s/></text:span><text:span text:style-name="T43_35">do</text:span><text:span text:style-name="T43_36"><text:s/></text:span><text:span text:style-name="T43_37">latania</text:span><text:span text:style-name="T43_38">).<text:s/></text:span><text:span text:style-name="T43_39">Historia</text:span><text:span text:style-name="T43_40"><text:s/></text:span><text:span text:style-name="T43_41">pochodzi</text:span><text:span text:style-name="T43_42"><text:s/></text:span><text:span text:style-name="T43_43">jednak</text:span><text:span text:style-name="T43_44"><text:s/></text:span><text:span text:style-name="T43_45">sprzed</text:span><text:span text:style-name="T43_46"><text:s/></text:span><text:span text:style-name="T43_47">tysiąca</text:span><text:span text:style-name="T43_48"><text:s/></text:span><text:span text:style-name="T43_49">lat</text:span><text:span text:style-name="T43_50"><text:s/></text:span><text:span text:style-name="T43_51">i</text:span><text:span text:style-name="T43_52"><text:s/></text:span><text:span text:style-name="T43_53">nie</text:span><text:span text:style-name="T43_54"><text:s/></text:span><text:span text:style-name="T43_55">wiemy</text:span><text:span text:style-name="T43_56">,<text:s/></text:span><text:span text:style-name="T43_57">gdzie</text:span><text:span text:style-name="T43_58"><text:s/></text:span><text:span text:style-name="T43_59">znajdowała</text:span><text:span text:style-name="T43_60"><text:s/></text:span><text:span text:style-name="T43_61">się</text:span><text:span text:style-name="T43_62"><text:s/></text:span><text:span text:style-name="T43_63">ta</text:span><text:span text:style-name="T43_64"><text:s/></text:span><text:span text:style-name="T43_65">przestrzeń</text:span><text:span text:style-name="T43_66">.<text:s/></text:span><text:span text:style-name="T43_67">Lecz</text:span><text:span text:style-name="T43_68"><text:s/></text:span><text:span text:style-name="T43_69">gryfy</text:span><text:span text:style-name="T43_70"><text:s/></text:span><text:span text:style-name="T43_71">miały</text:span><text:span text:style-name="T43_72"><text:s/></text:span><text:span text:style-name="T43_73">tam</text:span><text:span text:style-name="T43_74"><text:s/></text:span><text:span text:style-name="T43_75">swojego</text:span><text:span text:style-name="T43_76"><text:s/></text:span><text:span text:style-name="T43_77">króla</text:span><text:span text:style-name="T43_78">.</text:span></text:p>
      <text:p text:style-name="P44"><text:span text:style-name="T44_1">Przypominam</text:span><text:span text:style-name="T44_2"><text:s/></text:span><text:span text:style-name="T44_3">jednak</text:span><text:span text:style-name="T44_4">,<text:s/></text:span><text:span text:style-name="T44_5">że</text:span><text:span text:style-name="T44_6"><text:s/></text:span><text:span text:style-name="T44_7">książki</text:span><text:span text:style-name="T44_8"><text:s/></text:span><text:span text:style-name="T44_9">to</text:span><text:span text:style-name="T44_10"><text:s/></text:span><text:span text:style-name="T44_11">nie</text:span><text:span text:style-name="T44_12"><text:s/></text:span><text:span text:style-name="T44_13">serial</text:span><text:span text:style-name="T44_14"><text:s/></text:span><text:span text:style-name="T44_15">i</text:span><text:span text:style-name="T44_16"><text:s/></text:span><text:span text:style-name="T44_17">są</text:span><text:span text:style-name="T44_18"><text:s/></text:span><text:span text:style-name="T44_19">niekanoniczne</text:span><text:span text:style-name="T44_20">.</text:span></text:p>
      <text:p text:style-name="P45"><text:span text:style-name="T45_1">Z</text:span><text:span text:style-name="T45_2"><text:s/></text:span><text:span text:style-name="T45_3">kolei</text:span><text:span text:style-name="T45_4"><text:s/></text:span><text:span text:style-name="T45_5">w</text:span><text:span text:style-name="T45_6"><text:s/></text:span><text:span text:style-name="T45_7">serialu</text:span><text:span text:style-name="T45_8"><text:s/></text:span><text:span text:style-name="T45_9">widzimy</text:span><text:span text:style-name="T45_10"><text:s/></text:span><text:span text:style-name="T45_11">gryficką</text:span><text:span text:style-name="T45_12"><text:s/></text:span><text:span text:style-name="T45_13">reprezentację</text:span><text:span text:style-name="T45_14"><text:s/></text:span><text:span text:style-name="T45_15">na</text:span><text:span text:style-name="T45_16"><text:s/></text:span><text:span text:style-name="T45_17">igrzyskach</text:span><text:span text:style-name="T45_18">.<text:s/></text:span><text:span text:style-name="T45_19">Posiada</text:span><text:span text:style-name="T45_20"><text:s/></text:span><text:span text:style-name="T45_21">nawet</text:span><text:span text:style-name="T45_22"><text:s/></text:span><text:span text:style-name="T45_23">własną</text:span><text:span text:style-name="T45_24"><text:s/></text:span><text:span text:style-name="T45_25">flagę</text:span><text:span text:style-name="T45_26">.<text:s/></text:span><text:span text:style-name="T45_27">Jednak</text:span><text:span text:style-name="T45_28"><text:s/></text:span><text:span text:style-name="T45_29">skoro</text:span><text:span text:style-name="T45_30"><text:s/></text:span><text:span text:style-name="T45_31">to</text:span><text:span text:style-name="T45_32"><text:s/></text:span><text:span text:style-name="T45_33">equestriańskie</text:span><text:span text:style-name="T45_34"><text:s/></text:span><text:span text:style-name="T45_35">igrzyska</text:span><text:span text:style-name="T45_36">,<text:s/></text:span><text:span text:style-name="T45_37">gdzie</text:span><text:span text:style-name="T45_38"><text:s/></text:span><text:span text:style-name="T45_39">występują</text:span><text:span text:style-name="T45_40"><text:s/></text:span><text:span text:style-name="T45_41">reprezentacje</text:span><text:span text:style-name="T45_42"><text:s/></text:span><text:span text:style-name="T45_43">miast</text:span><text:span text:style-name="T45_44">,<text:s/></text:span><text:span text:style-name="T45_45">to</text:span><text:span text:style-name="T45_46"><text:s/></text:span><text:span text:style-name="T45_47">nie</text:span><text:span text:style-name="T45_48"><text:s/></text:span><text:span text:style-name="T45_49">są</text:span><text:span text:style-name="T45_50"><text:s/></text:span><text:span text:style-name="T45_51">międzynarodowe</text:span><text:span text:style-name="T45_52">.<text:s/></text:span><text:span text:style-name="T45_53">Brakuje</text:span><text:span text:style-name="T45_54"><text:s/></text:span><text:span text:style-name="T45_55">też</text:span><text:span text:style-name="T45_56"><text:s/></text:span><text:span text:style-name="T45_57">reprezentantów</text:span><text:span text:style-name="T45_58"><text:s/></text:span><text:span text:style-name="T45_59">innych</text:span><text:span text:style-name="T45_60"><text:s/></text:span><text:span text:style-name="T45_61">potencjalnych</text:span><text:span text:style-name="T45_62"><text:s/></text:span><text:span text:style-name="T45_63">krajów</text:span><text:span text:style-name="T45_64">.<text:s/></text:span><text:span text:style-name="T45_65">Są</text:span><text:span text:style-name="T45_66"><text:s/></text:span><text:span text:style-name="T45_67">tylko</text:span><text:span text:style-name="T45_68"><text:s/></text:span><text:span text:style-name="T45_69">gryfy</text:span><text:span text:style-name="T45_70">,<text:s/></text:span><text:span text:style-name="T45_71">co</text:span><text:span text:style-name="T45_72"><text:s/></text:span><text:span text:style-name="T45_73">sugerowałoby</text:span><text:span text:style-name="T45_74">,<text:s/></text:span><text:span text:style-name="T45_75">że</text:span><text:span text:style-name="T45_76"><text:s/></text:span><text:span text:style-name="T45_77">po</text:span><text:span text:style-name="T45_78"><text:s/></text:span><text:span text:style-name="T45_79">prostu</text:span><text:span text:style-name="T45_80"><text:s/></text:span><text:span text:style-name="T45_81">gdzieś</text:span><text:span text:style-name="T45_82"><text:s/></text:span><text:span text:style-name="T45_83">w</text:span><text:span text:style-name="T45_84"><text:s/></text:span><text:span text:style-name="T45_85">Equestrii</text:span><text:span text:style-name="T45_86"><text:s/></text:span><text:span text:style-name="T45_87">jakaś</text:span><text:span text:style-name="T45_88"><text:s/></text:span><text:span text:style-name="T45_89">duża</text:span><text:span text:style-name="T45_90"><text:s/></text:span><text:span text:style-name="T45_91">gryficka</text:span><text:span text:style-name="T45_92"><text:s/></text:span><text:span text:style-name="T45_93">mniejszość</text:span><text:span text:style-name="T45_94"><text:s/></text:span><text:span text:style-name="T45_95">narodowa</text:span><text:span text:style-name="T45_96">,<text:s/></text:span><text:span text:style-name="T45_97">która</text:span><text:span text:style-name="T45_98"><text:s/></text:span><text:span text:style-name="T45_99">posiada</text:span><text:span text:style-name="T45_100"><text:s/></text:span><text:span text:style-name="T45_101">własne</text:span><text:span text:style-name="T45_102"><text:s/></text:span><text:span text:style-name="T45_103">miasto</text:span><text:span text:style-name="T45_104"><text:s/></text:span><text:span text:style-name="T45_105">wraz</text:span><text:span text:style-name="T45_106"><text:s/></text:span><text:span text:style-name="T45_107">z</text:span><text:span text:style-name="T45_108"><text:s/></text:span><text:span text:style-name="T45_109">jego</text:span><text:span text:style-name="T45_110"><text:s/></text:span><text:span text:style-name="T45_111">symboliką</text:span><text:span text:style-name="T45_112">.</text:span></text:p>
      <text:p text:style-name="P46"><text:span text:style-name="T46_1"><text:s/></text:span></text:p>
      <text:p text:style-name="P47"><text:span text:style-name="T47_1">Mit</text:span><text:span text:style-name="T47_2"><text:s/></text:span><text:span text:style-name="T47_3">dwudziesty</text:span><text:span text:style-name="T47_4"><text:s/></text:span><text:span text:style-name="T47_5">ósmy</text:span></text:p>
      <text:p text:style-name="P48"><text:span text:style-name="T48_1">Equestria</text:span><text:span text:style-name="T48_2"><text:s/></text:span><text:span text:style-name="T48_3">to</text:span><text:span text:style-name="T48_4"><text:s/></text:span><text:span text:style-name="T48_5">jedyne</text:span><text:span text:style-name="T48_6"><text:s/></text:span><text:span text:style-name="T48_7">państwo</text:span><text:span text:style-name="T48_8"><text:s/></text:span><text:span text:style-name="T48_9">na</text:span><text:span text:style-name="T48_10"><text:s/></text:span><text:span text:style-name="T48_11">świecie</text:span></text:p>
      <text:p text:style-name="P49"><text:span text:style-name="T49_1">NIEPOTWIERDZONY</text:span></text:p>
      <text:p text:style-name="P50"><text:span text:style-name="T50_1">Brak</text:span><text:span text:style-name="T50_2"><text:s/></text:span><text:span text:style-name="T50_3">danych</text:span></text:p>
      <text:p text:style-name="P51"><text:span text:style-name="T51_1"><text:s/></text:span></text:p>
      <text:p text:style-name="P52"><text:span text:style-name="T52_1">Sytuacja</text:span><text:span text:style-name="T52_2"><text:s/></text:span><text:span text:style-name="T52_3">jak</text:span><text:span text:style-name="T52_4"><text:s/></text:span><text:span text:style-name="T52_5">w</text:span><text:span text:style-name="T52_6"><text:s/></text:span><text:span text:style-name="T52_7">micie</text:span><text:span text:style-name="T52_8"><text:s/></text:span><text:span text:style-name="T52_9">powyższym</text:span><text:span text:style-name="T52_10">.<text:s/></text:span><text:span text:style-name="T52_11">Nie</text:span><text:span text:style-name="T52_12"><text:s/></text:span><text:span text:style-name="T52_13">mamy</text:span><text:span text:style-name="T52_14"><text:s/></text:span><text:span text:style-name="T52_15">nigdzie</text:span><text:span text:style-name="T52_16"><text:s/></text:span><text:span text:style-name="T52_17">dobrej</text:span><text:span text:style-name="T52_18">,<text:s/></text:span><text:span text:style-name="T52_19">jasnej</text:span><text:span text:style-name="T52_20"><text:s/></text:span><text:span text:style-name="T52_21">sugestii</text:span><text:span text:style-name="T52_22">,<text:s/></text:span><text:span text:style-name="T52_23">że</text:span><text:span text:style-name="T52_24"><text:s/></text:span><text:span text:style-name="T52_25">Maretonia</text:span><text:span text:style-name="T52_26">,<text:s/></text:span><text:span text:style-name="T52_27">Gryffonia</text:span><text:span text:style-name="T52_28"><text:s/></text:span><text:span text:style-name="T52_29">czy</text:span><text:span text:style-name="T52_30"><text:s/></text:span><text:span text:style-name="T52_31">Saddle</text:span><text:span text:style-name="T52_32"><text:s/></text:span><text:span text:style-name="T52_33">Arabia</text:span><text:span text:style-name="T52_34"><text:s/></text:span><text:span text:style-name="T52_35">to</text:span><text:span text:style-name="T52_36"><text:s/></text:span><text:span text:style-name="T52_37">państwa</text:span><text:span text:style-name="T52_38">.<text:s/></text:span><text:span text:style-name="T52_39">To</text:span><text:span text:style-name="T52_40"><text:s/></text:span><text:span text:style-name="T52_41">mogą</text:span><text:span text:style-name="T52_42"><text:s/></text:span><text:span text:style-name="T52_43">być</text:span><text:span text:style-name="T52_44"><text:s/></text:span><text:span text:style-name="T52_45">miasta</text:span><text:span text:style-name="T52_46">,<text:s/></text:span><text:span text:style-name="T52_47">krainy</text:span><text:span text:style-name="T52_48">,<text:s/></text:span><text:span text:style-name="T52_49">prowincje</text:span><text:span text:style-name="T52_50">,<text:s/></text:span><text:span text:style-name="T52_51">właściwie</text:span><text:span text:style-name="T52_52"><text:s/></text:span><text:span text:style-name="T52_53">cokolwiek</text:span><text:span text:style-name="T52_54">.<text:s/></text:span><text:span text:style-name="T52_55">Pokłon</text:span><text:span text:style-name="T52_56"><text:s/></text:span><text:span text:style-name="T52_57">książęcej</text:span><text:span text:style-name="T52_58"><text:s/></text:span><text:span text:style-name="T52_59">pary</text:span><text:span text:style-name="T52_60"><text:s/></text:span><text:span text:style-name="T52_61">z</text:span><text:span text:style-name="T52_62"><text:s/></text:span><text:span text:style-name="T52_63">Maretonii</text:span><text:span text:style-name="T52_64"><text:s/></text:span><text:span text:style-name="T52_65">jest</text:span><text:span text:style-name="T52_66"><text:s/></text:span><text:span text:style-name="T52_67">głębszy</text:span><text:span text:style-name="T52_68">,<text:s/></text:span><text:span text:style-name="T52_69">niż</text:span><text:span text:style-name="T52_70"><text:s/></text:span><text:span text:style-name="T52_71">starszych</text:span><text:span text:style-name="T52_72"><text:s/></text:span><text:span text:style-name="T52_73">alicornów</text:span><text:span text:style-name="T52_74">,<text:s/></text:span><text:span text:style-name="T52_75">co</text:span><text:span text:style-name="T52_76"><text:s/></text:span><text:span text:style-name="T52_77">sugerowałoby</text:span><text:span text:style-name="T52_78"><text:s/></text:span><text:span text:style-name="T52_79">pewną</text:span><text:span text:style-name="T52_80"><text:s/></text:span><text:span text:style-name="T52_81">uległość</text:span><text:span text:style-name="T52_82">.<text:s text:c="2"/></text:span><text:span text:style-name="T52_83">Jednak</text:span><text:span text:style-name="T52_84"><text:s/></text:span><text:span text:style-name="T52_85">to</text:span><text:span text:style-name="T52_86"><text:s/></text:span><text:span text:style-name="T52_87">wciąż</text:span><text:span text:style-name="T52_88"><text:s/></text:span><text:span text:style-name="T52_89">niczego</text:span><text:span text:style-name="T52_90"><text:s/></text:span><text:span text:style-name="T52_91">nie</text:span><text:span text:style-name="T52_92"><text:s/></text:span><text:span text:style-name="T52_93">przesądza</text:span><text:span text:style-name="T52_94">.</text:span></text:p>
      <text:p text:style-name="P53"><text:span text:style-name="T53_1">W</text:span><text:span text:style-name="T53_2"><text:s/></text:span><text:span text:style-name="T53_3">przeszłości</text:span><text:span text:style-name="T53_4"><text:s/></text:span><text:span text:style-name="T53_5">zapewne</text:span><text:span text:style-name="T53_6"><text:s/></text:span><text:span text:style-name="T53_7">były</text:span><text:span text:style-name="T53_8"><text:s/></text:span><text:span text:style-name="T53_9">inne</text:span><text:span text:style-name="T53_10"><text:s/></text:span><text:span text:style-name="T53_11">państwa</text:span><text:span text:style-name="T53_12">,<text:s/></text:span><text:span text:style-name="T53_13">jak</text:span><text:span text:style-name="T53_14"><text:s/></text:span><text:span text:style-name="T53_15">chociażby</text:span><text:span text:style-name="T53_16"><text:s/></text:span><text:span text:style-name="T53_17">Kryształowe</text:span><text:span text:style-name="T53_18"><text:s/></text:span><text:span text:style-name="T53_19">Imperium</text:span><text:span text:style-name="T53_20">.<text:s/></text:span><text:span text:style-name="T53_21">Posiadało</text:span><text:span text:style-name="T53_22"><text:s/></text:span><text:span text:style-name="T53_23">własnego</text:span><text:span text:style-name="T53_24"><text:s/></text:span><text:span text:style-name="T53_25">króla</text:span><text:span text:style-name="T53_26"><text:s/></text:span><text:span text:style-name="T53_27">i</text:span><text:span text:style-name="T53_28"><text:s/></text:span><text:span text:style-name="T53_29">królową</text:span><text:span text:style-name="T53_30">,<text:s/></text:span><text:span text:style-name="T53_31">a</text:span><text:span text:style-name="T53_32"><text:s/></text:span><text:span text:style-name="T53_33">także</text:span><text:span text:style-name="T53_34"><text:s/></text:span><text:span text:style-name="T53_35">Celestia</text:span><text:span text:style-name="T53_36"><text:s/></text:span><text:span text:style-name="T53_37">dawała</text:span><text:span text:style-name="T53_38"><text:s/></text:span><text:span text:style-name="T53_39">do</text:span><text:span text:style-name="T53_40"><text:s/></text:span><text:span text:style-name="T53_41">zrozumienia</text:span><text:span text:style-name="T53_42">,<text:s/></text:span><text:span text:style-name="T53_43">że</text:span><text:span text:style-name="T53_44"><text:s/></text:span><text:span text:style-name="T53_45">niewiele</text:span><text:span text:style-name="T53_46"><text:s/></text:span><text:span text:style-name="T53_47">wie</text:span><text:span text:style-name="T53_48"><text:s/></text:span><text:span text:style-name="T53_49">o</text:span><text:span text:style-name="T53_50"><text:s/></text:span><text:span text:style-name="T53_51">tamtym</text:span><text:span text:style-name="T53_52"><text:s/></text:span><text:span text:style-name="T53_53">miejscu</text:span><text:span text:style-name="T53_54">.<text:s/></text:span><text:span text:style-name="T53_55">Trudno</text:span><text:span text:style-name="T53_56"><text:s/></text:span><text:span text:style-name="T53_57">zatem</text:span><text:span text:style-name="T53_58"><text:s/></text:span><text:span text:style-name="T53_59">uznać</text:span><text:span text:style-name="T53_60">,<text:s/></text:span><text:span text:style-name="T53_61">aby</text:span><text:span text:style-name="T53_62"><text:s/></text:span><text:span text:style-name="T53_63">nim</text:span><text:span text:style-name="T53_64"><text:s/></text:span><text:span text:style-name="T53_65">rządziła</text:span><text:span text:style-name="T53_66">.</text:span></text:p>
      <text:p text:style-name="P54"><text:span text:style-name="T54_1"><text:s/></text:span></text:p>
      <text:p text:style-name="P55"><text:span text:style-name="T55_1">Mit</text:span><text:span text:style-name="T55_2"><text:s/></text:span><text:span text:style-name="T55_3">dwudziesty</text:span><text:span text:style-name="T55_4"><text:s/></text:span><text:span text:style-name="T55_5">dziewiąty</text:span></text:p>
      <text:p text:style-name="P56"><text:span text:style-name="T56_1">Mane</text:span><text:span text:style-name="T56_2"><text:s/>5<text:s/></text:span><text:span text:style-name="T56_3">przed</text:span><text:span text:style-name="T56_4"><text:s/></text:span><text:span text:style-name="T56_5">przybyciem</text:span><text:span text:style-name="T56_6"><text:s/></text:span><text:span text:style-name="T56_7">Twilight</text:span><text:span text:style-name="T56_8"><text:s/></text:span><text:span text:style-name="T56_9">znało</text:span><text:span text:style-name="T56_10"><text:s/></text:span><text:span text:style-name="T56_11">się</text:span><text:span text:style-name="T56_12"><text:s/></text:span><text:span text:style-name="T56_13">i</text:span><text:span text:style-name="T56_14"><text:s/></text:span><text:span text:style-name="T56_15">lubiło</text:span></text:p>
      <text:p text:style-name="P57"><text:span text:style-name="T57_1">OBALONY</text:span></text:p>
      <text:p text:style-name="P58"><text:span text:style-name="T58_1">Ich</text:span><text:span text:style-name="T58_2"><text:s/></text:span><text:span text:style-name="T58_3">przyjaźń</text:span><text:span text:style-name="T58_4"><text:s/></text:span><text:span text:style-name="T58_5">to</text:span><text:span text:style-name="T58_6"><text:s/></text:span><text:span text:style-name="T58_7">owoc</text:span><text:span text:style-name="T58_8"><text:s/></text:span><text:span text:style-name="T58_9">całego</text:span><text:span text:style-name="T58_10"><text:s/></text:span><text:span text:style-name="T58_11">I</text:span><text:span text:style-name="T58_12"><text:s/></text:span><text:span text:style-name="T58_13">sezonu</text:span></text:p>
      <text:p text:style-name="P59"><text:span text:style-name="T59_1">Po</text:span><text:span text:style-name="T59_2"><text:s/></text:span><text:span text:style-name="T59_3">pierwsze</text:span><text:span text:style-name="T59_4">,<text:s/></text:span><text:span text:style-name="T59_5">jedynymi</text:span><text:span text:style-name="T59_6"><text:s/></text:span><text:span text:style-name="T59_7">kucykami</text:span><text:span text:style-name="T59_8">,<text:s/></text:span><text:span text:style-name="T59_9">które</text:span><text:span text:style-name="T59_10"><text:s/></text:span><text:span text:style-name="T59_11">mieszkały</text:span><text:span text:style-name="T59_12"><text:s/></text:span><text:span text:style-name="T59_13">w</text:span><text:span text:style-name="T59_14"><text:s/></text:span><text:span text:style-name="T59_15">mieście</text:span><text:span text:style-name="T59_16"><text:s/></text:span><text:span text:style-name="T59_17">od</text:span><text:span text:style-name="T59_18"><text:s/></text:span><text:span text:style-name="T59_19">początku</text:span><text:span text:style-name="T59_20"><text:s/>(</text:span><text:span text:style-name="T59_21">lub</text:span><text:span text:style-name="T59_22"><text:s/></text:span><text:span text:style-name="T59_23">od</text:span><text:span text:style-name="T59_24"><text:s/></text:span><text:span text:style-name="T59_25">wczesnego</text:span><text:span text:style-name="T59_26"><text:s/></text:span><text:span text:style-name="T59_27">dzieciństwa</text:span><text:span text:style-name="T59_28">)<text:s/></text:span><text:span text:style-name="T59_29">są</text:span><text:span text:style-name="T59_30"><text:s/></text:span><text:span text:style-name="T59_31">Rarity</text:span><text:span text:style-name="T59_32"><text:s/></text:span><text:span text:style-name="T59_33">i</text:span><text:span text:style-name="T59_34"><text:s/></text:span><text:span text:style-name="T59_35">Applejack</text:span><text:span text:style-name="T59_36">.<text:s/></text:span><text:span text:style-name="T59_37">To</text:span><text:span text:style-name="T59_38"><text:s/></text:span><text:span text:style-name="T59_39">zrozumiałe</text:span><text:span text:style-name="T59_40">,<text:s/></text:span><text:span text:style-name="T59_41">że</text:span><text:span text:style-name="T59_42"><text:s/></text:span><text:span text:style-name="T59_43">farmerka</text:span><text:span text:style-name="T59_44"><text:s/></text:span><text:span text:style-name="T59_45"><office:annotation><dc:creator/><text:p text:style-name="P60"><text:span text:style-name="T60_1">To</text:span><text:span text:style-name="T60_2"><text:s/></text:span><text:span text:style-name="T60_3">zdanie</text:span><text:span text:style-name="T60_4"><text:s/></text:span><text:span text:style-name="T60_5">jest</text:span><text:span text:style-name="T60_6"><text:s/></text:span><text:span text:style-name="T60_7">niezrozumiałe</text:span><text:span text:style-name="T60_8">.</text:span></text:p></office:annotation></text:span><text:span text:style-name="T60_9"><office:annotation><dc:creator/><text:p text:style-name="P61"><text:span text:style-name="T61_1">dodałem</text:span><text:span text:style-name="T61_2"><text:s/>"</text:span><text:span text:style-name="T61_3">to</text:span><text:span text:style-name="T61_4">"</text:span></text:p></office:annotation></text:span><text:span text:style-name="T61_5">wychowała</text:span><text:span text:style-name="T61_6"><text:s/></text:span><text:span text:style-name="T61_7">się</text:span><text:span text:style-name="T61_8"><text:s/></text:span><text:span text:style-name="T61_9">na</text:span><text:span text:style-name="T61_10"><text:s/></text:span><text:span text:style-name="T61_11">farmie</text:span><text:span text:style-name="T61_12">,<text:s/></text:span><text:span text:style-name="T61_13">a</text:span><text:span text:style-name="T61_14"><text:s/></text:span><text:span text:style-name="T61_15">Rarity</text:span><text:span text:style-name="T61_16"><text:s/></text:span><text:span text:style-name="T61_17">wspomina</text:span><text:span text:style-name="T61_18"><text:s/></text:span><text:span text:style-name="T61_19">szkołę</text:span><text:span text:style-name="T61_20"><text:s/></text:span><text:span text:style-name="T61_21">w</text:span><text:span text:style-name="T61_22"><text:s/></text:span><text:span text:style-name="T61_23">Ponyville</text:span><text:span text:style-name="T61_24"><text:s/>(</text:span><text:span text:style-name="T61_25">widzimy</text:span><text:span text:style-name="T61_26"><text:s/></text:span><text:span text:style-name="T61_27">tam</text:span><text:span text:style-name="T61_28"><text:s/></text:span><text:span text:style-name="T61_29">też</text:span><text:span text:style-name="T61_30"><text:s/></text:span><text:span text:style-name="T61_31">inne</text:span><text:span text:style-name="T61_32"><text:s/></text:span><text:span text:style-name="T61_33">ponyvillskie</text:span><text:span text:style-name="T61_34"><text:s/></text:span><text:span text:style-name="T61_35">kucyki</text:span><text:span text:style-name="T61_36">).</text:span></text:p>
      <text:p text:style-name="P62"><text:span text:style-name="T62_1">Jednak</text:span><text:span text:style-name="T62_2"><text:s/></text:span><text:span text:style-name="T62_3">Rainbow</text:span><text:span text:style-name="T62_4"><text:s/></text:span><text:span text:style-name="T62_5">Dash</text:span><text:span text:style-name="T62_6"><text:s/></text:span><text:span text:style-name="T62_7">pochodzi</text:span><text:span text:style-name="T62_8"><text:s/></text:span><text:span text:style-name="T62_9">z</text:span><text:span text:style-name="T62_10"><text:s/></text:span><text:span text:style-name="T62_11">Cloudsdale</text:span><text:span text:style-name="T62_12">,<text:s/></text:span><text:span text:style-name="T62_13">a</text:span><text:span text:style-name="T62_14"><text:s/></text:span><text:span text:style-name="T62_15">do</text:span><text:span text:style-name="T62_16"><text:s/></text:span><text:span text:style-name="T62_17">miasteczka</text:span><text:span text:style-name="T62_18"><text:s/></text:span><text:span text:style-name="T62_19">trafiła</text:span><text:span text:style-name="T62_20"><text:s/></text:span><text:span text:style-name="T62_21">dużo</text:span><text:span text:style-name="T62_22"><text:s/></text:span><text:span text:style-name="T62_23">później</text:span><text:span text:style-name="T62_24">.<text:s/></text:span><text:span text:style-name="T62_25">Fluttershy</text:span><text:span text:style-name="T62_26"><text:s/></text:span><text:span text:style-name="T62_27">tak</text:span><text:span text:style-name="T62_28"><text:s/></text:span><text:span text:style-name="T62_29">samo</text:span><text:span text:style-name="T62_30">.<text:s/></text:span><text:span text:style-name="T62_31">Pinkie</text:span><text:span text:style-name="T62_32"><text:s/></text:span><text:span text:style-name="T62_33">Pie</text:span><text:span text:style-name="T62_34"><text:s/></text:span><text:span text:style-name="T62_35">pochodzi</text:span><text:span text:style-name="T62_36"><text:s/></text:span><text:span text:style-name="T62_37">z</text:span><text:span text:style-name="T62_38"><text:s/></text:span><text:span text:style-name="T62_39">farmy</text:span><text:span text:style-name="T62_40"><text:s/></text:span><text:span text:style-name="T62_41">za</text:span><text:span text:style-name="T62_42"><text:s/></text:span><text:span text:style-name="T62_43">miastem</text:span><text:span text:style-name="T62_44">.<text:s/></text:span><text:span text:style-name="T62_45">Zatem</text:span><text:span text:style-name="T62_46"><text:s/></text:span><text:span text:style-name="T62_47">odpada</text:span><text:span text:style-name="T62_48"><text:s/></text:span><text:span text:style-name="T62_49">opcja</text:span><text:span text:style-name="T62_50"><text:s/></text:span><text:span text:style-name="T62_51">dziecięcej</text:span><text:span text:style-name="T62_52"><text:s/></text:span><text:span text:style-name="T62_53">przyjaźni</text:span><text:span text:style-name="T62_54">.</text:span></text:p>
      <text:p text:style-name="P63"><text:span text:style-name="T63_1">W</text:span><text:span text:style-name="T63_2"><text:s/></text:span><text:span text:style-name="T63_3">pierwszym</text:span><text:span text:style-name="T63_4"><text:s/></text:span><text:span text:style-name="T63_5">sezonie</text:span><text:span text:style-name="T63_6"><text:s/></text:span><text:span text:style-name="T63_7">mamy</text:span><text:span text:style-name="T63_8"><text:s/></text:span><text:span text:style-name="T63_9">pokazane</text:span><text:span text:style-name="T63_10"><text:s/></text:span><text:span text:style-name="T63_11">stopniowe</text:span><text:span text:style-name="T63_12"><text:s/></text:span><text:span text:style-name="T63_13">nabieranie</text:span><text:span text:style-name="T63_14"><text:s/></text:span><text:span text:style-name="T63_15">do</text:span><text:span text:style-name="T63_16"><text:s/></text:span><text:span text:style-name="T63_17">siebie</text:span><text:span text:style-name="T63_18"><text:s/></text:span><text:span text:style-name="T63_19">zaufania</text:span><text:span text:style-name="T63_20">,<text:s/></text:span><text:span text:style-name="T63_21">przełamywanie</text:span><text:span text:style-name="T63_22"><text:s/></text:span><text:span text:style-name="T63_23">niechęci</text:span><text:span text:style-name="T63_24"><text:s/>(</text:span><text:span text:style-name="T63_25">Rarity</text:span><text:span text:style-name="T63_26"><text:s/></text:span><text:span text:style-name="T63_27">vs</text:span><text:span text:style-name="T63_28"><text:s/></text:span><text:span text:style-name="T63_29">Applejack</text:span><text:span text:style-name="T63_30">,<text:s/></text:span><text:span text:style-name="T63_31">Rainbow</text:span><text:span text:style-name="T63_32"><text:s/></text:span><text:span text:style-name="T63_33">Dash</text:span><text:span text:style-name="T63_34"><text:s/></text:span><text:span text:style-name="T63_35">vs</text:span><text:span text:style-name="T63_36"><text:s/></text:span><text:span text:style-name="T63_37">Pinkie</text:span><text:span text:style-name="T63_38"><text:s/></text:span><text:span text:style-name="T63_39">Pie</text:span><text:span text:style-name="T63_40">),<text:s/></text:span><text:span text:style-name="T63_41">odkrywanie</text:span><text:span text:style-name="T63_42"><text:s/></text:span><text:span text:style-name="T63_43">atutów</text:span><text:span text:style-name="T63_44"><text:s/></text:span><text:span text:style-name="T63_45">i</text:span><text:span text:style-name="T63_46"><text:s/></text:span><text:span text:style-name="T63_47">chowanie</text:span><text:span text:style-name="T63_48"><text:s/></text:span><text:span text:style-name="T63_49">dumy</text:span><text:span text:style-name="T63_50"><text:s/></text:span><text:span text:style-name="T63_51">do</text:span><text:span text:style-name="T63_52"><text:s/></text:span><text:span text:style-name="T63_53">kieszeni</text:span><text:span text:style-name="T63_54">.<text:s/></text:span><text:span text:style-name="T63_55">Chociażby</text:span><text:span text:style-name="T63_56"><text:s/></text:span><text:span text:style-name="T63_57">odcinek</text:span><text:span text:style-name="T63_58"><text:s/></text:span><text:span text:style-name="T63_59">Look</text:span><text:span text:style-name="T63_60"><text:s/></text:span><text:span text:style-name="T63_61">Before</text:span><text:span text:style-name="T63_62"><text:s/></text:span><text:span text:style-name="T63_63">You</text:span><text:span text:style-name="T63_64"><text:s/></text:span><text:span text:style-name="T63_65">Sleep</text:span><text:span text:style-name="T63_66">/</text:span><text:span text:style-name="T63_67">Dziewczęcy</text:span><text:span text:style-name="T63_68"><text:s/></text:span><text:span text:style-name="T63_69">Wieczór</text:span><text:span text:style-name="T63_70"><text:s/></text:span><text:span text:style-name="T63_71">to</text:span><text:span text:style-name="T63_72"><text:s/></text:span><text:span text:style-name="T63_73">jedna</text:span><text:span text:style-name="T63_74"><text:s/></text:span><text:span text:style-name="T63_75">z</text:span><text:span text:style-name="T63_76"><text:s/></text:span><text:span text:style-name="T63_77">kilku</text:span><text:span text:style-name="T63_78"><text:s/></text:span><text:span text:style-name="T63_79">prób</text:span><text:span text:style-name="T63_80">.<text:s/></text:span><text:span text:style-name="T63_81">Zresztą</text:span><text:span text:style-name="T63_82">,<text:s/></text:span><text:span text:style-name="T63_83">tak</text:span><text:span text:style-name="T63_84"><text:s/></text:span><text:span text:style-name="T63_85">samo</text:span><text:span text:style-name="T63_86"><text:s/></text:span><text:span text:style-name="T63_87">Party</text:span><text:span text:style-name="T63_88"><text:s/></text:span><text:span text:style-name="T63_89">for</text:span><text:span text:style-name="T63_90"><text:s/></text:span><text:span text:style-name="T63_91">One</text:span><text:span text:style-name="T63_92">/</text:span><text:span text:style-name="T63_93">Samotna</text:span><text:span text:style-name="T63_94"><text:s/></text:span><text:span text:style-name="T63_95">Imprezka</text:span><text:span text:style-name="T63_96"><text:s/></text:span><text:span text:style-name="T63_97">również</text:span><text:span text:style-name="T63_98"><text:s/></text:span><text:span text:style-name="T63_99">nie</text:span><text:span text:style-name="T63_100"><text:s/></text:span><text:span text:style-name="T63_101">miałby</text:span><text:span text:style-name="T63_102"><text:s/></text:span><text:span text:style-name="T63_103">miejsca</text:span><text:span text:style-name="T63_104">,<text:s/></text:span><text:span text:style-name="T63_105">gdyby</text:span><text:span text:style-name="T63_106"><text:s/></text:span><text:span text:style-name="T63_107">wtedy</text:span><text:span text:style-name="T63_108"><text:s/></text:span><text:span text:style-name="T63_109">Pinkie</text:span><text:span text:style-name="T63_110"><text:s/></text:span><text:span text:style-name="T63_111">tak</text:span><text:span text:style-name="T63_112"><text:s/></text:span><text:span text:style-name="T63_113">szczerze</text:span><text:span text:style-name="T63_114"><text:s/></text:span><text:span text:style-name="T63_115">miała</text:span><text:span text:style-name="T63_116"><text:s/></text:span><text:span text:style-name="T63_117">zaufanie</text:span><text:span text:style-name="T63_118"><text:s/></text:span><text:span text:style-name="T63_119">do</text:span><text:span text:style-name="T63_120"><text:s/></text:span><text:span text:style-name="T63_121">dziewczyn</text:span><text:span text:style-name="T63_122">.</text:span></text:p>
      <text:p text:style-name="P64"><text:span text:style-name="T64_1"><text:s/></text:span></text:p>
      <text:p text:style-name="P65"><text:span text:style-name="T65_1">Mit</text:span><text:span text:style-name="T65_2"><text:s/></text:span><text:span text:style-name="T65_3">trzydziesty</text:span></text:p>
      <text:p text:style-name="P66"><text:span text:style-name="T66_1">Trixie</text:span><text:span text:style-name="T66_2"><text:s/></text:span><text:span text:style-name="T66_3">jest</text:span><text:span text:style-name="T66_4"><text:s/></text:span><text:span text:style-name="T66_5">postacią</text:span><text:span text:style-name="T66_6"><text:s/></text:span><text:span text:style-name="T66_7">złą</text:span><text:span text:style-name="T66_8"><text:s/></text:span><text:span text:style-name="T66_9">i</text:span><text:span text:style-name="T66_10"><text:s/></text:span><text:span text:style-name="T66_11">niegodziwą</text:span><text:span text:style-name="T66_12">,<text:s/></text:span><text:span text:style-name="T66_13">tak</text:span><text:span text:style-name="T66_14"><text:s/></text:span><text:span text:style-name="T66_15">jak</text:span><text:span text:style-name="T66_16"><text:s/></text:span><text:span text:style-name="T66_17">Sombra</text:span></text:p>
      <text:p text:style-name="P67"><text:span text:style-name="T67_1">OBALONY</text:span></text:p>
      <text:p text:style-name="P68"><text:span text:style-name="T68_1">Trixie</text:span><text:span text:style-name="T68_2"><text:s/></text:span><text:span text:style-name="T68_3">to</text:span><text:span text:style-name="T68_4"><text:s/></text:span><text:span text:style-name="T68_5">antagonista</text:span><text:span text:style-name="T68_6"><text:s/></text:span><text:span text:style-name="T68_7">zupełnie</text:span><text:span text:style-name="T68_8"><text:s/></text:span><text:span text:style-name="T68_9">innej</text:span><text:span text:style-name="T68_10"><text:s/></text:span><text:span text:style-name="T68_11">ligi</text:span></text:p>
      <text:p text:style-name="P69"><text:span text:style-name="T69_1"><text:s/></text:span></text:p>
      <text:p text:style-name="P70"><text:span text:style-name="T70_1">W</text:span><text:span text:style-name="T70_2"><text:s/></text:span><text:span text:style-name="T70_3">sumie</text:span><text:span text:style-name="T70_4">,<text:s/></text:span><text:span text:style-name="T70_5">to</text:span><text:span text:style-name="T70_6"><text:s/></text:span><text:span text:style-name="T70_7">nawet</text:span><text:span text:style-name="T70_8"><text:s/></text:span><text:span text:style-name="T70_9">ciężko</text:span><text:span text:style-name="T70_10"><text:s/></text:span><text:span text:style-name="T70_11">ją</text:span><text:span text:style-name="T70_12"><text:s/></text:span><text:span text:style-name="T70_13">nazwać</text:span><text:span text:style-name="T70_14"><text:s/></text:span><text:span text:style-name="T70_15">antagonistką</text:span><text:span text:style-name="T70_16"><text:s/></text:span><text:span text:style-name="T70_17">lub</text:span><text:span text:style-name="T70_18"><text:s/></text:span><text:span text:style-name="T70_19">szwarccharakterem</text:span><text:span text:style-name="T70_20">.<text:s/></text:span><text:span text:style-name="T70_21">To</text:span><text:span text:style-name="T70_22"><text:s/></text:span><text:span text:style-name="T70_23">po</text:span><text:span text:style-name="T70_24"><text:s/></text:span><text:span text:style-name="T70_25">prostu</text:span><text:span text:style-name="T70_26"><text:s/></text:span><text:span text:style-name="T70_27">postać</text:span><text:span text:style-name="T70_28"><text:s/></text:span><text:span text:style-name="T70_29">z</text:span><text:span text:style-name="T70_30"><text:s/></text:span><text:span text:style-name="T70_31">wyraźnymi</text:span><text:span text:style-name="T70_32"><text:s/></text:span><text:span text:style-name="T70_33">wadami</text:span><text:span text:style-name="T70_34"><text:s/></text:span><text:span text:style-name="T70_35">charakteru</text:span><text:span text:style-name="T70_36">,<text:s/></text:span><text:span text:style-name="T70_37">lecz</text:span><text:span text:style-name="T70_38"><text:s/></text:span><text:span text:style-name="T70_39">całkiem</text:span><text:span text:style-name="T70_40"><text:s/></text:span><text:span text:style-name="T70_41">konwencjonalnymi</text:span><text:span text:style-name="T70_42">.<text:s/></text:span><text:span text:style-name="T70_43">W</text:span><text:span text:style-name="T70_44"><text:s/></text:span><text:span text:style-name="T70_45">odcinku</text:span><text:span text:style-name="T70_46"><text:s/></text:span><text:span text:style-name="T70_47">Boast</text:span><text:span text:style-name="T70_48"><text:s/></text:span><text:span text:style-name="T70_49">Busters</text:span><text:span text:style-name="T70_50">/</text:span><text:span text:style-name="T70_51">Chwalipięta</text:span><text:span text:style-name="T70_52"><text:s/></text:span><text:span text:style-name="T70_53">intrygą</text:span><text:span text:style-name="T70_54"><text:s/></text:span><text:span text:style-name="T70_55">jest</text:span><text:span text:style-name="T70_56"><text:s/></text:span><text:span text:style-name="T70_57">po</text:span><text:span text:style-name="T70_58"><text:s/></text:span><text:span text:style-name="T70_59">prostu</text:span><text:span text:style-name="T70_60"><text:s/></text:span><text:span text:style-name="T70_61">próba</text:span><text:span text:style-name="T70_62"><text:s/></text:span><text:span text:style-name="T70_63">pokazania</text:span><text:span text:style-name="T70_64"><text:s/></text:span><text:span text:style-name="T70_65">się</text:span><text:span text:style-name="T70_66">.<text:s/></text:span><text:span text:style-name="T70_67">Potem</text:span><text:span text:style-name="T70_68">,<text:s/></text:span><text:span text:style-name="T70_69">w</text:span><text:span text:style-name="T70_70"><text:s/></text:span><text:span text:style-name="T70_71">Magic</text:span><text:span text:style-name="T70_72"><text:s/></text:span><text:span text:style-name="T70_73">Duel</text:span><text:span text:style-name="T70_74">/</text:span><text:span text:style-name="T70_75">Pojedynek</text:span><text:span text:style-name="T70_76"><text:s/></text:span><text:span text:style-name="T70_77">na</text:span><text:span text:style-name="T70_78"><text:s/></text:span><text:span text:style-name="T70_79">Czary</text:span><text:span text:style-name="T70_80"><text:s/></text:span><text:span text:style-name="T70_81">teoretycznie</text:span><text:span text:style-name="T70_82"><text:s/></text:span><text:span text:style-name="T70_83">akcja</text:span><text:span text:style-name="T70_84"><text:s/></text:span><text:span text:style-name="T70_85">gęstnieje</text:span><text:span text:style-name="T70_86">.<text:s/></text:span><text:span text:style-name="T70_87">Ponyville</text:span><text:span text:style-name="T70_88"><text:s/></text:span><text:span text:style-name="T70_89">jest</text:span><text:span text:style-name="T70_90"><text:s/></text:span><text:span text:style-name="T70_91">okupowane</text:span><text:span text:style-name="T70_92">,<text:s/></text:span><text:span text:style-name="T70_93">legalne</text:span><text:span text:style-name="T70_94"><text:s/></text:span><text:span text:style-name="T70_95">władze</text:span><text:span text:style-name="T70_96"><text:s/></text:span><text:span text:style-name="T70_97">trafiają</text:span><text:span text:style-name="T70_98"><text:s/></text:span><text:span text:style-name="T70_99">do</text:span><text:span text:style-name="T70_100"><text:s/></text:span><text:span text:style-name="T70_101">klatki</text:span><text:span text:style-name="T70_102">,<text:s/></text:span><text:span text:style-name="T70_103">a</text:span><text:span text:style-name="T70_104"><text:s/></text:span><text:span text:style-name="T70_105">Twilight</text:span><text:span text:style-name="T70_106"><text:s/></text:span><text:span text:style-name="T70_107">zostaje</text:span><text:span text:style-name="T70_108"><text:s/></text:span><text:span text:style-name="T70_109">wygnana</text:span><text:span text:style-name="T70_110">.</text:span></text:p>
      <text:p text:style-name="P71"><text:span text:style-name="T71_1">Pada</text:span><text:span text:style-name="T71_2"><text:s/></text:span><text:span text:style-name="T71_3">jednak</text:span><text:span text:style-name="T71_4"><text:s/></text:span><text:span text:style-name="T71_5">istotne</text:span><text:span text:style-name="T71_6"><text:s/></text:span><text:span text:style-name="T71_7">stwierdzenie</text:span><text:span text:style-name="T71_8">,<text:s/></text:span><text:span text:style-name="T71_9">że</text:span><text:span text:style-name="T71_10"><text:s/></text:span><text:span text:style-name="T71_11">amulet</text:span><text:span text:style-name="T71_12"><text:s/></text:span><text:span text:style-name="T71_13">alicorna</text:span><text:span text:style-name="T71_14"><text:s/></text:span><text:span text:style-name="T71_15">pogrąża</text:span><text:span text:style-name="T71_16"><text:s/></text:span><text:span text:style-name="T71_17">swego</text:span><text:span text:style-name="T71_18"><text:s/></text:span><text:span text:style-name="T71_19">nosiciela</text:span><text:span text:style-name="T71_20"><text:s/></text:span><text:span text:style-name="T71_21">w</text:span><text:span text:style-name="T71_22"><text:s/></text:span><text:span text:style-name="T71_23">mroku</text:span><text:span text:style-name="T71_24">.<text:s/></text:span><text:span text:style-name="T71_25">Trixie</text:span><text:span text:style-name="T71_26"><text:s/></text:span><text:span text:style-name="T71_27">po</text:span><text:span text:style-name="T71_28"><text:s/></text:span><text:span text:style-name="T71_29">jego</text:span><text:span text:style-name="T71_30"><text:s/></text:span><text:span text:style-name="T71_31">zdjęciu</text:span><text:span text:style-name="T71_32"><text:s/></text:span><text:span text:style-name="T71_33">znowu</text:span><text:span text:style-name="T71_34"><text:s/></text:span><text:span text:style-name="T71_35">była</text:span><text:span text:style-name="T71_36"><text:s/></text:span><text:span text:style-name="T71_37">taka</text:span><text:span text:style-name="T71_38"><text:s/></text:span><text:span text:style-name="T71_39">jak</text:span><text:span text:style-name="T71_40"><text:s/></text:span><text:span text:style-name="T71_41">dawniej</text:span><text:span text:style-name="T71_42">.<text:s/></text:span><text:span text:style-name="T71_43">Po</text:span><text:span text:style-name="T71_44"><text:s/></text:span><text:span text:style-name="T71_45">prostu</text:span><text:span text:style-name="T71_46"><text:s/></text:span><text:span text:style-name="T71_47">zepsuta</text:span><text:span text:style-name="T71_48">,<text:s/></text:span><text:span text:style-name="T71_49">nieszlachetna</text:span><text:span text:style-name="T71_50"><text:s/></text:span><text:span text:style-name="T71_51">dziewczyna</text:span><text:span text:style-name="T71_52">,<text:s/></text:span><text:span text:style-name="T71_53">która</text:span><text:span text:style-name="T71_54"><text:s/></text:span><text:span text:style-name="T71_55">pożądała</text:span><text:span text:style-name="T71_56"><text:s/></text:span><text:span text:style-name="T71_57">zemsty</text:span><text:span text:style-name="T71_58"><text:s/></text:span><text:span text:style-name="T71_59">na</text:span><text:span text:style-name="T71_60"><text:s/></text:span><text:span text:style-name="T71_61">Twilight</text:span><text:span text:style-name="T71_62">,<text:s/></text:span><text:span text:style-name="T71_63">znalazła</text:span><text:span text:style-name="T71_64"><text:s/></text:span><text:span text:style-name="T71_65">się</text:span><text:span text:style-name="T71_66"><text:s/></text:span><text:span text:style-name="T71_67">pod</text:span><text:span text:style-name="T71_68"><text:s/></text:span><text:span text:style-name="T71_69">wpływem</text:span><text:span text:style-name="T71_70"><text:s/></text:span><text:span text:style-name="T71_71">czarnej</text:span><text:span text:style-name="T71_72"><text:s/></text:span><text:span text:style-name="T71_73">magii</text:span><text:span text:style-name="T71_74">.<text:s/></text:span><text:span text:style-name="T71_75">To</text:span><text:span text:style-name="T71_76"><text:s/></text:span><text:span text:style-name="T71_77">o</text:span><text:span text:style-name="T71_78"><text:s/></text:span><text:span text:style-name="T71_79">to</text:span><text:span text:style-name="T71_80"><text:s/></text:span><text:span text:style-name="T71_81">chodziło</text:span><text:span text:style-name="T71_82">,<text:s/></text:span><text:span text:style-name="T71_83">chciała</text:span><text:span text:style-name="T71_84"><text:s/></text:span><text:span text:style-name="T71_85">dopiec</text:span><text:span text:style-name="T71_86"><text:s/></text:span><text:span text:style-name="T71_87">konkurentce</text:span><text:span text:style-name="T71_88">.<text:s/></text:span><text:span text:style-name="T71_89">Wzięła</text:span><text:span text:style-name="T71_90"><text:s/></text:span><text:span text:style-name="T71_91">narkotyki</text:span><text:span text:style-name="T71_92"><text:s/></text:span><text:span text:style-name="T71_93">i</text:span><text:span text:style-name="T71_94"><text:s/></text:span><text:span text:style-name="T71_95">jej</text:span><text:span text:style-name="T71_96"><text:s/></text:span><text:span text:style-name="T71_97">potem</text:span><text:span text:style-name="T71_98"><text:s/></text:span><text:span text:style-name="T71_99">trochę</text:span><text:span text:style-name="T71_100"><text:s/></text:span><text:span text:style-name="T71_101">odbiło</text:span><text:span text:style-name="T71_102">.</text:span></text:p>
      <text:p text:style-name="P72"><text:span text:style-name="T72_1">Zauważmy</text:span><text:span text:style-name="T72_2">,<text:s/></text:span><text:span text:style-name="T72_3">że</text:span><text:span text:style-name="T72_4"><text:s/></text:span><text:span text:style-name="T72_5">przejęcie</text:span><text:span text:style-name="T72_6"><text:s/></text:span><text:span text:style-name="T72_7">Ponyville</text:span><text:span text:style-name="T72_8"><text:s/></text:span><text:span text:style-name="T72_9">było</text:span><text:span text:style-name="T72_10"><text:s/></text:span><text:span text:style-name="T72_11">dużo</text:span><text:span text:style-name="T72_12"><text:s/></text:span><text:span text:style-name="T72_13">późniejszym</text:span><text:span text:style-name="T72_14"><text:s/></text:span><text:span text:style-name="T72_15">efektem</text:span><text:span text:style-name="T72_16">.<text:s/></text:span><text:span text:style-name="T72_17">Wcześniej</text:span><text:span text:style-name="T72_18"><text:s/></text:span><text:span text:style-name="T72_19">do</text:span><text:span text:style-name="T72_20"><text:s/></text:span><text:span text:style-name="T72_21">czynienia</text:span><text:span text:style-name="T72_22"><text:s/></text:span><text:span text:style-name="T72_23">mieliśmy</text:span><text:span text:style-name="T72_24"><text:s/></text:span><text:span text:style-name="T72_25">ze</text:span><text:span text:style-name="T72_26"><text:s/></text:span><text:span text:style-name="T72_27">zwykłą</text:span><text:span text:style-name="T72_28">,<text:s/></text:span><text:span text:style-name="T72_29">ludzką</text:span><text:span text:style-name="T72_30"><text:s/>(</text:span><text:span text:style-name="T72_31">kucykową</text:span><text:span text:style-name="T72_32">)<text:s/></text:span><text:span text:style-name="T72_33">nienawiścią</text:span><text:span text:style-name="T72_34">.</text:span></text:p>
      <text:p text:style-name="P73"><text:span text:style-name="T73_1"><text:s/></text:span></text:p>
      <text:p text:style-name="P74"><text:span text:style-name="T74_1">Mit</text:span><text:span text:style-name="T74_2"><text:s/></text:span><text:span text:style-name="T74_3">trzydziesty</text:span><text:span text:style-name="T74_4"><text:s/></text:span><text:span text:style-name="T74_5">pierwszy</text:span></text:p>
      <text:p text:style-name="P75"><text:span text:style-name="T75_1">Młoda</text:span><text:span text:style-name="T75_2"><text:s/></text:span><text:span text:style-name="T75_3">Luna</text:span><text:span text:style-name="T75_4"><text:s/></text:span><text:span text:style-name="T75_5">wyglądała</text:span><text:span text:style-name="T75_6"><text:s/></text:span><text:span text:style-name="T75_7">jak</text:span><text:span text:style-name="T75_8"><text:s/></text:span><text:span text:style-name="T75_9">w</text:span><text:span text:style-name="T75_10"><text:s/></text:span><text:span text:style-name="T75_11">I</text:span><text:span text:style-name="T75_12"><text:s/></text:span><text:span text:style-name="T75_13">sezonie</text:span><text:span text:style-name="T75_14">,<text:s/></text:span><text:span text:style-name="T75_15">a</text:span><text:span text:style-name="T75_16"><text:s/></text:span><text:span text:style-name="T75_17">młoda</text:span><text:span text:style-name="T75_18"><text:s/></text:span><text:span text:style-name="T75_19">Celestia</text:span><text:span text:style-name="T75_20"><text:s/></text:span><text:span text:style-name="T75_21">miała</text:span><text:span text:style-name="T75_22"><text:s/></text:span><text:span text:style-name="T75_23">różową</text:span><text:span text:style-name="T75_24"><text:s/></text:span><text:span text:style-name="T75_25">grzywę</text:span><text:span text:style-name="T75_26">.<text:s/></text:span><text:span text:style-name="T75_27">Były</text:span><text:span text:style-name="T75_28"><text:s/></text:span><text:span text:style-name="T75_29">równego</text:span><text:span text:style-name="T75_30"><text:s/></text:span><text:span text:style-name="T75_31">wzrostu</text:span></text:p>
      <text:p text:style-name="P76"><text:span text:style-name="T76_1">CZĘŚCIOWO</text:span><text:span text:style-name="T76_2"><text:s/></text:span><text:span text:style-name="T76_3">OBALONY</text:span></text:p>
      <text:p text:style-name="P77"><text:span text:style-name="T77_1">Ich</text:span><text:span text:style-name="T77_2"><text:s/></text:span><text:span text:style-name="T77_3">wizerunki</text:span><text:span text:style-name="T77_4"><text:s/></text:span><text:span text:style-name="T77_5">były</text:span><text:span text:style-name="T77_6"><text:s/></text:span><text:span text:style-name="T77_7">inne</text:span></text:p>
      <text:p text:style-name="P78"><text:span text:style-name="T78_1"><text:s text:c="12"/><text:tab/></text:span></text:p>
      <text:p text:style-name="P79"><text:span text:style-name="T79_1">W</text:span><text:span text:style-name="T79_2"><text:s/></text:span><text:span text:style-name="T79_3">książce</text:span><text:span text:style-name="T79_4"><text:s/></text:span><text:span text:style-name="T79_5">czytanej</text:span><text:span text:style-name="T79_6"><text:s/></text:span><text:span text:style-name="T79_7">przez</text:span><text:span text:style-name="T79_8"><text:s/></text:span><text:span text:style-name="T79_9">Twilight</text:span><text:span text:style-name="T79_10"><text:s/></text:span><text:span text:style-name="T79_11">w</text:span><text:span text:style-name="T79_12"><text:s/></text:span><text:span text:style-name="T79_13">pierwszym</text:span><text:span text:style-name="T79_14"><text:s/></text:span><text:span text:style-name="T79_15">odcinku</text:span><text:span text:style-name="T79_16"><text:s/>(</text:span><text:span text:style-name="T79_17">czyli</text:span><text:span text:style-name="T79_18"><text:s/></text:span><text:span text:style-name="T79_19">w</text:span><text:span text:style-name="T79_20"><text:s/></text:span><text:span text:style-name="T79_21">dziele</text:span><text:span text:style-name="T79_22"><text:s/>„</text:span><text:span text:style-name="T79_23">O</text:span><text:span text:style-name="T79_24"><text:s/></text:span><text:span text:style-name="T79_25">Klejnotach</text:span><text:span text:style-name="T79_26"><text:s/></text:span><text:span text:style-name="T79_27">Harmonii</text:span><text:span text:style-name="T79_28">”)<text:s/></text:span><text:span text:style-name="T79_29">mamy</text:span><text:span text:style-name="T79_30"><text:s/></text:span><text:span text:style-name="T79_31">schematyczne</text:span><text:span text:style-name="T79_32">,<text:s/></text:span><text:span text:style-name="T79_33">przypominające</text:span><text:span text:style-name="T79_34"><text:s/></text:span><text:span text:style-name="T79_35">ilustracje</text:span><text:span text:style-name="T79_36"><text:s/></text:span><text:span text:style-name="T79_37">dla</text:span><text:span text:style-name="T79_38"><text:s/></text:span><text:span text:style-name="T79_39">dzieci</text:span><text:span text:style-name="T79_40">,<text:s/></text:span><text:span text:style-name="T79_41">portrety</text:span><text:span text:style-name="T79_42"><text:s/></text:span><text:span text:style-name="T79_43">obu</text:span><text:span text:style-name="T79_44"><text:s/></text:span><text:span text:style-name="T79_45">sióstr</text:span><text:span text:style-name="T79_46"><text:s/></text:span><text:span text:style-name="T79_47">z</text:span><text:span text:style-name="T79_48"><text:s/></text:span><text:span text:style-name="T79_49">dawnych</text:span><text:span text:style-name="T79_50">,<text:s/></text:span><text:span text:style-name="T79_51">antycznych</text:span><text:span text:style-name="T79_52"><text:s/></text:span><text:span text:style-name="T79_53">czasów</text:span><text:span text:style-name="T79_54">.<text:s/></text:span><text:span text:style-name="T79_55">Są</text:span><text:span text:style-name="T79_56"><text:s/></text:span><text:span text:style-name="T79_57">one</text:span><text:span text:style-name="T79_58"><text:s/></text:span><text:span text:style-name="T79_59">równe</text:span><text:span text:style-name="T79_60"><text:s/></text:span><text:span text:style-name="T79_61">sobie</text:span><text:span text:style-name="T79_62"><text:s/></text:span><text:span text:style-name="T79_63">wzrostem</text:span><text:span text:style-name="T79_64"><text:s/></text:span><text:span text:style-name="T79_65">i</text:span><text:span text:style-name="T79_66"><text:s/></text:span><text:span text:style-name="T79_67">mają</text:span><text:span text:style-name="T79_68"><text:s/></text:span><text:span text:style-name="T79_69">zupełnie</text:span><text:span text:style-name="T79_70"><text:s/></text:span><text:span text:style-name="T79_71">inny</text:span><text:span text:style-name="T79_72"><text:s/></text:span><text:span text:style-name="T79_73">wygląd</text:span><text:span text:style-name="T79_74">.<text:s/></text:span><text:span text:style-name="T79_75">Kiedy</text:span><text:span text:style-name="T79_76"><text:s/></text:span><text:span text:style-name="T79_77">Nightmare</text:span><text:span text:style-name="T79_78"><text:s/></text:span><text:span text:style-name="T79_79">Moon</text:span><text:span text:style-name="T79_80"><text:s/></text:span><text:span text:style-name="T79_81">przemieniła</text:span><text:span text:style-name="T79_82"><text:s/></text:span><text:span text:style-name="T79_83">się</text:span><text:span text:style-name="T79_84"><text:s/></text:span><text:span text:style-name="T79_85">w</text:span><text:span text:style-name="T79_86"><text:s/></text:span><text:span text:style-name="T79_87">Lunę</text:span><text:span text:style-name="T79_88">,<text:s/></text:span><text:span text:style-name="T79_89">to</text:span><text:span text:style-name="T79_90"><text:s/></text:span><text:span text:style-name="T79_91">Luna</text:span><text:span text:style-name="T79_92"><text:s/></text:span><text:span text:style-name="T79_93">była</text:span><text:span text:style-name="T79_94"><text:s/></text:span><text:span text:style-name="T79_95">mała</text:span><text:span text:style-name="T79_96">,<text:s/></text:span><text:span text:style-name="T79_97">fioletowo</text:span><text:span text:style-name="T79_98">-</text:span><text:span text:style-name="T79_99">niebieska</text:span><text:span text:style-name="T79_100"><text:s/></text:span><text:span text:style-name="T79_101">i</text:span><text:span text:style-name="T79_102"><text:s/></text:span><text:span text:style-name="T79_103">miała</text:span><text:span text:style-name="T79_104"><text:s/></text:span><text:span text:style-name="T79_105">zupełnie</text:span><text:span text:style-name="T79_106"><text:s/></text:span><text:span text:style-name="T79_107">inną</text:span><text:span text:style-name="T79_108"><text:s/></text:span><text:span text:style-name="T79_109">grzywę</text:span><text:span text:style-name="T79_110">,<text:s/></text:span><text:span text:style-name="T79_111">niż</text:span><text:span text:style-name="T79_112"><text:s/></text:span><text:span text:style-name="T79_113">księżniczka</text:span><text:span text:style-name="T79_114"><text:s/></text:span><text:span text:style-name="T79_115">z</text:span><text:span text:style-name="T79_116"><text:s/></text:span><text:span text:style-name="T79_117">późniejszych</text:span><text:span text:style-name="T79_118"><text:s/></text:span><text:span text:style-name="T79_119">sezonów</text:span><text:span text:style-name="T79_120">.<text:s/></text:span><text:span text:style-name="T79_121">Stąd</text:span><text:span text:style-name="T79_122"><text:s/></text:span><text:span text:style-name="T79_123">wziął</text:span><text:span text:style-name="T79_124"><text:s/></text:span><text:span text:style-name="T79_125">się</text:span><text:span text:style-name="T79_126"><text:s/></text:span><text:span text:style-name="T79_127">pogląd</text:span><text:span text:style-name="T79_128">,<text:s/></text:span><text:span text:style-name="T79_129">że</text:span><text:span text:style-name="T79_130"><text:s/></text:span><text:span text:style-name="T79_131">skoro</text:span><text:span text:style-name="T79_132"><text:s/></text:span><text:span text:style-name="T79_133">Luna</text:span><text:span text:style-name="T79_134"><text:s/></text:span><text:span text:style-name="T79_135">tutaj</text:span><text:span text:style-name="T79_136"><text:s/></text:span><text:span text:style-name="T79_137">była</text:span><text:span text:style-name="T79_138"><text:s/></text:span><text:span text:style-name="T79_139">mała</text:span><text:span text:style-name="T79_140"><text:s/></text:span><text:span text:style-name="T79_141">i</text:span><text:span text:style-name="T79_142"><text:s/></text:span><text:span text:style-name="T79_143">wyglądała</text:span><text:span text:style-name="T79_144"><text:s/></text:span><text:span text:style-name="T79_145">inaczej</text:span><text:span text:style-name="T79_146">,<text:s/></text:span><text:span text:style-name="T79_147">to</text:span><text:span text:style-name="T79_148"><text:s/></text:span><text:span text:style-name="T79_149">jest</text:span><text:span text:style-name="T79_150"><text:s/></text:span><text:span text:style-name="T79_151">to</text:span><text:span text:style-name="T79_152"><text:s/></text:span><text:span text:style-name="T79_153">jej</text:span><text:span text:style-name="T79_154"><text:s/></text:span><text:span text:style-name="T79_155">źrebięca</text:span><text:span text:style-name="T79_156"><text:s/></text:span><text:span text:style-name="T79_157">postać</text:span><text:span text:style-name="T79_158">!<text:s/></text:span><text:span text:style-name="T79_159">Zatem</text:span><text:span text:style-name="T79_160"><text:s/></text:span><text:span text:style-name="T79_161">Celestia</text:span><text:span text:style-name="T79_162"><text:s/></text:span><text:span text:style-name="T79_163">jako</text:span><text:span text:style-name="T79_164"><text:s/></text:span><text:span text:style-name="T79_165">źrebię</text:span><text:span text:style-name="T79_166"><text:s/></text:span><text:span text:style-name="T79_167">również</text:span><text:span text:style-name="T79_168"><text:s/></text:span><text:span text:style-name="T79_169">miała</text:span><text:span text:style-name="T79_170"><text:s/></text:span><text:span text:style-name="T79_171">inną</text:span><text:span text:style-name="T79_172"><text:s/></text:span><text:span text:style-name="T79_173">grzywę</text:span><text:span text:style-name="T79_174">,<text:s/></text:span><text:span text:style-name="T79_175">różową</text:span><text:span text:style-name="T79_176">!<text:s/></text:span><text:span text:style-name="T79_177">Jak</text:span><text:span text:style-name="T79_178"><text:s/></text:span><text:span text:style-name="T79_179">w</text:span><text:span text:style-name="T79_180"><text:s/></text:span><text:span text:style-name="T79_181">książce</text:span><text:span text:style-name="T79_182">.</text:span></text:p>
      <text:p text:style-name="P80"><text:span text:style-name="T80_1">Czwarty</text:span><text:span text:style-name="T80_2"><text:s/></text:span><text:span text:style-name="T80_3">sezon</text:span><text:span text:style-name="T80_4"><text:s/></text:span><text:span text:style-name="T80_5">to</text:span><text:span text:style-name="T80_6"><text:s/></text:span><text:span text:style-name="T80_7">obalił</text:span><text:span text:style-name="T80_8">,<text:s/></text:span><text:span text:style-name="T80_9">gdyż</text:span><text:span text:style-name="T80_10"><text:s/></text:span><text:span text:style-name="T80_11">mamy</text:span><text:span text:style-name="T80_12"><text:s/></text:span><text:span text:style-name="T80_13">tam</text:span><text:span text:style-name="T80_14"><text:s/></text:span><text:span text:style-name="T80_15">pokazany</text:span><text:span text:style-name="T80_16"><text:s/></text:span><text:span text:style-name="T80_17">dokładnie</text:span><text:span text:style-name="T80_18"><text:s/></text:span><text:span text:style-name="T80_19">ten</text:span><text:span text:style-name="T80_20"><text:s/></text:span><text:span text:style-name="T80_21">moment</text:span><text:span text:style-name="T80_22"><text:s/></text:span><text:span text:style-name="T80_23">z</text:span><text:span text:style-name="T80_24"><text:s/></text:span><text:span text:style-name="T80_25">książki</text:span><text:span text:style-name="T80_26">,<text:s/></text:span><text:span text:style-name="T80_27">czyli</text:span><text:span text:style-name="T80_28"><text:s/></text:span><text:span text:style-name="T80_29">powstanie</text:span><text:span text:style-name="T80_30"><text:s/></text:span><text:span text:style-name="T80_31">Nightmare</text:span><text:span text:style-name="T80_32"><text:s/></text:span><text:span text:style-name="T80_33">Moon</text:span><text:span text:style-name="T80_34">.<text:s/></text:span><text:span text:style-name="T80_35">Obie</text:span><text:span text:style-name="T80_36"><text:s/></text:span><text:span text:style-name="T80_37">siostry</text:span><text:span text:style-name="T80_38"><text:s/></text:span><text:span text:style-name="T80_39">wyglądają</text:span><text:span text:style-name="T80_40"><text:s/></text:span><text:span text:style-name="T80_41">tam</text:span><text:span text:style-name="T80_42"><text:s/></text:span><text:span text:style-name="T80_43">identycznie</text:span><text:span text:style-name="T80_44">,<text:s/></text:span><text:span text:style-name="T80_45">jak</text:span><text:span text:style-name="T80_46"><text:s/></text:span><text:span text:style-name="T80_47">współcześnie</text:span><text:span text:style-name="T80_48">.<text:s/></text:span><text:span text:style-name="T80_49">W</text:span><text:span text:style-name="T80_50"><text:s/></text:span><text:span text:style-name="T80_51">serialu</text:span><text:span text:style-name="T80_52"><text:s/></text:span><text:span text:style-name="T80_53">nie</text:span><text:span text:style-name="T80_54"><text:s/></text:span><text:span text:style-name="T80_55">ma</text:span><text:span text:style-name="T80_56"><text:s/></text:span><text:span text:style-name="T80_57">żadnej</text:span><text:span text:style-name="T80_58"><text:s/></text:span><text:span text:style-name="T80_59">innej</text:span><text:span text:style-name="T80_60"><text:s/>(</text:span><text:span text:style-name="T80_61">poza</text:span><text:span text:style-name="T80_62"><text:s/></text:span><text:span text:style-name="T80_63">książką</text:span><text:span text:style-name="T80_64">)<text:s/></text:span><text:span text:style-name="T80_65">sugestii</text:span><text:span text:style-name="T80_66">,<text:s/></text:span><text:span text:style-name="T80_67">że</text:span><text:span text:style-name="T80_68"><text:s/></text:span><text:span text:style-name="T80_69">Celestia</text:span><text:span text:style-name="T80_70"><text:s/></text:span><text:span text:style-name="T80_71">cieszyła</text:span><text:span text:style-name="T80_72"><text:s/></text:span><text:span text:style-name="T80_73">się</text:span><text:span text:style-name="T80_74"><text:s/></text:span><text:span text:style-name="T80_75">kiedykolwiek</text:span><text:span text:style-name="T80_76"><text:s/></text:span><text:span text:style-name="T80_77">różowym</text:span><text:span text:style-name="T80_78"><text:s/></text:span><text:span text:style-name="T80_79">uczesaniem</text:span><text:span text:style-name="T80_80">.</text:span></text:p>
      <text:p text:style-name="P81"><text:span text:style-name="T81_1"><text:s/></text:span></text:p>
      <text:p text:style-name="P82"><text:span text:style-name="T82_1">Mit</text:span><text:span text:style-name="T82_2"><text:s/></text:span><text:span text:style-name="T82_3">trzydziesty</text:span><text:span text:style-name="T82_4"><text:s/></text:span><text:span text:style-name="T82_5">drugi</text:span></text:p>
      <text:p text:style-name="P83"><text:span text:style-name="T83_1">W</text:span><text:span text:style-name="T83_2"><text:s/></text:span><text:span text:style-name="T83_3">retrospekcji</text:span><text:span text:style-name="T83_4"><text:s/></text:span><text:span text:style-name="T83_5">Rainbow</text:span><text:span text:style-name="T83_6"><text:s/></text:span><text:span text:style-name="T83_7">Dash</text:span><text:span text:style-name="T83_8"><text:s/></text:span><text:span text:style-name="T83_9">widzimy</text:span><text:span text:style-name="T83_10"><text:s/></text:span><text:span text:style-name="T83_11">jej</text:span><text:span text:style-name="T83_12"><text:s/></text:span><text:span text:style-name="T83_13">ojca</text:span></text:p>
      <text:p text:style-name="P84"><text:span text:style-name="T84_1">NIEPOTWIERDZONY</text:span></text:p>
      <text:p text:style-name="P85"><text:span text:style-name="T85_1">Nie</text:span><text:span text:style-name="T85_2"><text:s/></text:span><text:span text:style-name="T85_3">wiemy</text:span><text:span text:style-name="T85_4">,<text:s/></text:span><text:span text:style-name="T85_5">kto</text:span><text:span text:style-name="T85_6"><text:s/></text:span><text:span text:style-name="T85_7">to</text:span><text:span text:style-name="T85_8"><text:s/></text:span><text:span text:style-name="T85_9">jest</text:span></text:p>
      <text:p text:style-name="P86"><text:span text:style-name="T86_1"><text:s/></text:span></text:p>
      <text:p text:style-name="P87"><text:span text:style-name="T87_1">Oczywiście</text:span><text:span text:style-name="T87_2"><text:s/></text:span><text:span text:style-name="T87_3">całkiem</text:span><text:span text:style-name="T87_4"><text:s/></text:span><text:span text:style-name="T87_5">rozsądnie</text:span><text:span text:style-name="T87_6"><text:s/></text:span><text:span text:style-name="T87_7">jest</text:span><text:span text:style-name="T87_8"><text:s/></text:span><text:span text:style-name="T87_9">przypisywać</text:span><text:span text:style-name="T87_10"><text:s/></text:span><text:span text:style-name="T87_11">pokrewieństwo</text:span><text:span text:style-name="T87_12"><text:s/></text:span><text:span text:style-name="T87_13">obu</text:span><text:span text:style-name="T87_14"><text:s/></text:span><text:span text:style-name="T87_15">postaciom</text:span><text:span text:style-name="T87_16">.<text:s/></text:span><text:span text:style-name="T87_17">O</text:span><text:span text:style-name="T87_18"><text:s/></text:span><text:span text:style-name="T87_19">ile</text:span><text:span text:style-name="T87_20"><text:s/></text:span><text:span text:style-name="T87_21">genetyka</text:span><text:span text:style-name="T87_22"><text:s/></text:span><text:span text:style-name="T87_23">w</text:span><text:span text:style-name="T87_24"><text:s/></text:span><text:span text:style-name="T87_25">Equestrii</text:span><text:span text:style-name="T87_26"><text:s/></text:span><text:span text:style-name="T87_27">zachowuje</text:span><text:span text:style-name="T87_28"><text:s/></text:span><text:span text:style-name="T87_29">się</text:span><text:span text:style-name="T87_30"><text:s/></text:span><text:span text:style-name="T87_31">troszkę</text:span><text:span text:style-name="T87_32"><text:s/></text:span><text:span text:style-name="T87_33">dziwnie</text:span><text:span text:style-name="T87_34"><text:s/></text:span><text:span text:style-name="T87_35">w</text:span><text:span text:style-name="T87_36"><text:s/></text:span><text:span text:style-name="T87_37">kwestii</text:span><text:span text:style-name="T87_38"><text:s/></text:span><text:span text:style-name="T87_39">dziedziczenia</text:span><text:span text:style-name="T87_40"><text:s/></text:span><text:span text:style-name="T87_41">podobieństwa</text:span><text:span text:style-name="T87_42">,<text:s/></text:span><text:span text:style-name="T87_43">to</text:span><text:span text:style-name="T87_44"><text:s/></text:span><text:span text:style-name="T87_45">z</text:span><text:span text:style-name="T87_46"><text:s/></text:span><text:span text:style-name="T87_47">grubsza</text:span><text:span text:style-name="T87_48"><text:s/></text:span><text:span text:style-name="T87_49">wydaje</text:span><text:span text:style-name="T87_50"><text:s/></text:span><text:span text:style-name="T87_51">się</text:span><text:span text:style-name="T87_52">,<text:s/></text:span><text:span text:style-name="T87_53">że</text:span><text:span text:style-name="T87_54"><text:s/></text:span><text:span text:style-name="T87_55">polega</text:span><text:span text:style-name="T87_56"><text:s/></text:span><text:span text:style-name="T87_57">na</text:span><text:span text:style-name="T87_58"><text:s/></text:span><text:span text:style-name="T87_59">tym</text:span><text:span text:style-name="T87_60"><text:s/></text:span><text:span text:style-name="T87_61">samym</text:span><text:span text:style-name="T87_62">.<text:s/></text:span><text:span text:style-name="T87_63">W</text:span><text:span text:style-name="T87_64"><text:s/></text:span><text:span text:style-name="T87_65">ramach</text:span><text:span text:style-name="T87_66"><text:s/></text:span><text:span text:style-name="T87_67">jednej</text:span><text:span text:style-name="T87_68"><text:s/></text:span><text:span text:style-name="T87_69">rodziny</text:span><text:span text:style-name="T87_70"><text:s/></text:span><text:span text:style-name="T87_71">widzimy</text:span><text:span text:style-name="T87_72"><text:s/></text:span><text:span text:style-name="T87_73">pewne</text:span><text:span text:style-name="T87_74"><text:s/></text:span><text:span text:style-name="T87_75">fenotypowe</text:span><text:span text:style-name="T87_76"><text:s/></text:span><text:span text:style-name="T87_77">podobieństwa</text:span><text:span text:style-name="T87_78">.<text:s/></text:span><text:span text:style-name="T87_79">Ogier</text:span><text:span text:style-name="T87_80"><text:s/></text:span><text:span text:style-name="T87_81">i</text:span><text:span text:style-name="T87_82"><text:s/></text:span><text:span text:style-name="T87_83">klaczka</text:span><text:span text:style-name="T87_84"><text:s/></text:span><text:span text:style-name="T87_85">są</text:span><text:span text:style-name="T87_86"><text:s/></text:span><text:span text:style-name="T87_87">do</text:span><text:span text:style-name="T87_88"><text:s/></text:span><text:span text:style-name="T87_89">siebie</text:span><text:span text:style-name="T87_90"><text:s/></text:span><text:span text:style-name="T87_91">podobne</text:span><text:span text:style-name="T87_92">,<text:s/></text:span><text:span text:style-name="T87_93">a</text:span><text:span text:style-name="T87_94"><text:s/></text:span><text:span text:style-name="T87_95">co</text:span><text:span text:style-name="T87_96"><text:s/></text:span><text:span text:style-name="T87_97">więcej</text:span><text:span text:style-name="T87_98">,<text:s/></text:span><text:span text:style-name="T87_99">mają</text:span><text:span text:style-name="T87_100"><text:s/></text:span><text:span text:style-name="T87_101">tęczowe</text:span><text:span text:style-name="T87_102"><text:s/></text:span><text:span text:style-name="T87_103">grzywy</text:span><text:span text:style-name="T87_104">.<text:s/></text:span><text:span text:style-name="T87_105">Jak</text:span><text:span text:style-name="T87_106"><text:s/></text:span><text:span text:style-name="T87_107">wiemy</text:span><text:span text:style-name="T87_108">,<text:s/></text:span><text:span text:style-name="T87_109">tych</text:span><text:span text:style-name="T87_110"><text:s/></text:span><text:span text:style-name="T87_111">w</text:span><text:span text:style-name="T87_112"><text:s/></text:span><text:span text:style-name="T87_113">Equestrii</text:span><text:span text:style-name="T87_114"><text:s/></text:span><text:span text:style-name="T87_115">jest</text:span><text:span text:style-name="T87_116"><text:s/></text:span><text:span text:style-name="T87_117">skrajnie</text:span><text:span text:style-name="T87_118"><text:s/></text:span><text:span text:style-name="T87_119">mało</text:span><text:span text:style-name="T87_120">,<text:s/></text:span><text:span text:style-name="T87_121">więc</text:span><text:span text:style-name="T87_122"><text:s/></text:span><text:span text:style-name="T87_123">to</text:span><text:span text:style-name="T87_124"><text:s/></text:span><text:span text:style-name="T87_125">bardzo</text:span><text:span text:style-name="T87_126"><text:s/></text:span><text:span text:style-name="T87_127">charakterystyczna</text:span><text:span text:style-name="T87_128"><text:s/></text:span><text:span text:style-name="T87_129">cecha</text:span><text:span text:style-name="T87_130">.</text:span></text:p>
      <text:p text:style-name="P88"><text:span text:style-name="T88_1">Jednak</text:span><text:span text:style-name="T88_2"><text:s/></text:span><text:span text:style-name="T88_3">w</text:span><text:span text:style-name="T88_4"><text:s/></text:span><text:span text:style-name="T88_5">żaden</text:span><text:span text:style-name="T88_6"><text:s/></text:span><text:span text:style-name="T88_7">sposób</text:span><text:span text:style-name="T88_8"><text:s/></text:span><text:span text:style-name="T88_9">nie</text:span><text:span text:style-name="T88_10"><text:s/></text:span><text:span text:style-name="T88_11">można</text:span><text:span text:style-name="T88_12"><text:s/></text:span><text:span text:style-name="T88_13">rozsądzić</text:span><text:span text:style-name="T88_14">,<text:s/></text:span><text:span text:style-name="T88_15">kto</text:span><text:span text:style-name="T88_16"><text:s/></text:span><text:span text:style-name="T88_17">to</text:span><text:span text:style-name="T88_18"><text:s/></text:span><text:span text:style-name="T88_19">tak</text:span><text:span text:style-name="T88_20"><text:s/></text:span><text:span text:style-name="T88_21">naprawdę</text:span><text:span text:style-name="T88_22"><text:s/></text:span><text:span text:style-name="T88_23">jest</text:span><text:span text:style-name="T88_24">.<text:s/></text:span><text:span text:style-name="T88_25">Wujek</text:span><text:span text:style-name="T88_26">?<text:s/></text:span><text:span text:style-name="T88_27">Starszy</text:span><text:span text:style-name="T88_28"><text:s/></text:span><text:span text:style-name="T88_29">brat</text:span><text:span text:style-name="T88_30">?<text:s/></text:span><text:span text:style-name="T88_31">Ojciec</text:span><text:span text:style-name="T88_32">?<text:s/></text:span><text:span text:style-name="T88_33">Kuzyn</text:span><text:span text:style-name="T88_34">?<text:s/></text:span><text:span text:style-name="T88_35">Niestety</text:span><text:span text:style-name="T88_36">,<text:s/></text:span><text:span text:style-name="T88_37">pegazie</text:span><text:span text:style-name="T88_38"><text:s/></text:span><text:span text:style-name="T88_39">rodziny</text:span><text:span text:style-name="T88_40"><text:s/></text:span><text:span text:style-name="T88_41">póki</text:span><text:span text:style-name="T88_42"><text:s/></text:span><text:span text:style-name="T88_43">co</text:span><text:span text:style-name="T88_44"><text:s/></text:span><text:span text:style-name="T88_45">stanowią</text:span><text:span text:style-name="T88_46"><text:s/></text:span><text:span text:style-name="T88_47">enigmę</text:span><text:span text:style-name="T88_48">.</text:span></text:p>
      <text:p text:style-name="P89"><text:span text:style-name="T89_1"><text:s/></text:span></text:p>
      <text:p text:style-name="P90"><text:span text:style-name="T90_1">Mit</text:span><text:span text:style-name="T90_2"><text:s/></text:span><text:span text:style-name="T90_3">trzydziesty</text:span><text:span text:style-name="T90_4"><text:s/></text:span><text:span text:style-name="T90_5">trzeci</text:span></text:p>
      <text:p text:style-name="P91"><text:span text:style-name="T91_1">Pegazy</text:span><text:span text:style-name="T91_2">,<text:s/></text:span><text:span text:style-name="T91_3">niczym</text:span><text:span text:style-name="T91_4"><text:s/></text:span><text:span text:style-name="T91_5">ptaki</text:span><text:span text:style-name="T91_6">,<text:s/></text:span><text:span text:style-name="T91_7">wyrzucają</text:span><text:span text:style-name="T91_8"><text:s/></text:span><text:span text:style-name="T91_9">swoje</text:span><text:span text:style-name="T91_10"><text:s/></text:span><text:span text:style-name="T91_11">młode</text:span><text:span text:style-name="T91_12"><text:s/></text:span><text:span text:style-name="T91_13">z</text:span><text:span text:style-name="T91_14"><text:s/></text:span><text:span text:style-name="T91_15">domu</text:span><text:span text:style-name="T91_16">,<text:s/></text:span><text:span text:style-name="T91_17">kiedy</text:span><text:span text:style-name="T91_18"><text:s/></text:span><text:span text:style-name="T91_19">te</text:span><text:span text:style-name="T91_20"><text:s/></text:span><text:span text:style-name="T91_21">osiągną</text:span><text:span text:style-name="T91_22"><text:s/></text:span><text:span text:style-name="T91_23">dojrzałość</text:span></text:p>
      <text:p text:style-name="P92"><text:span text:style-name="T92_1">NIEPOTWIERDZONY</text:span></text:p>
      <text:p text:style-name="P93"><text:span text:style-name="T93_1">Brak</text:span><text:span text:style-name="T93_2"><text:s/></text:span><text:span text:style-name="T93_3">danych</text:span></text:p>
      <text:p text:style-name="P94"><text:span text:style-name="T94_1"><text:s/></text:span></text:p>
      <text:p text:style-name="P95"><text:span text:style-name="T95_1">Mamy</text:span><text:span text:style-name="T95_2"><text:s/></text:span><text:span text:style-name="T95_3">rodziny</text:span><text:span text:style-name="T95_4"><text:s/></text:span><text:span text:style-name="T95_5">jednorożców</text:span><text:span text:style-name="T95_6">,<text:s/></text:span><text:span text:style-name="T95_7">a</text:span><text:span text:style-name="T95_8"><text:s/></text:span><text:span text:style-name="T95_9">familie</text:span><text:span text:style-name="T95_10"><text:s/></text:span><text:span text:style-name="T95_11">ziemskich</text:span><text:span text:style-name="T95_12"><text:s/></text:span><text:span text:style-name="T95_13">kucyków</text:span><text:span text:style-name="T95_14"><text:s/></text:span><text:span text:style-name="T95_15">są</text:span><text:span text:style-name="T95_16"><text:s/></text:span><text:span text:style-name="T95_17">całkiem</text:span><text:span text:style-name="T95_18"><text:s/></text:span><text:span text:style-name="T95_19">liczne</text:span><text:span text:style-name="T95_20">.<text:s/></text:span><text:span text:style-name="T95_21">Ale</text:span><text:span text:style-name="T95_22">…<text:s/></text:span><text:span text:style-name="T95_23">powiedzmy</text:span><text:span text:style-name="T95_24"><text:s/></text:span><text:span text:style-name="T95_25">sobie</text:span><text:span text:style-name="T95_26"><text:s/></text:span><text:span text:style-name="T95_27">szczerze</text:span><text:span text:style-name="T95_28">:<text:s/></text:span><text:span text:style-name="T95_29">ile</text:span><text:span text:style-name="T95_30"><text:s/></text:span><text:span text:style-name="T95_31">znamy</text:span><text:span text:style-name="T95_32"><text:s/></text:span><text:span text:style-name="T95_33">pegazich</text:span><text:span text:style-name="T95_34"><text:s/></text:span><text:span text:style-name="T95_35">rodzin</text:span><text:span text:style-name="T95_36">?<text:s/></text:span><text:span text:style-name="T95_37">Czysto</text:span><text:span text:style-name="T95_38"><text:s/></text:span><text:span text:style-name="T95_39">pegazich</text:span><text:span text:style-name="T95_40">,<text:s/></text:span><text:span text:style-name="T95_41">gdzie</text:span><text:span text:style-name="T95_42"><text:s/></text:span><text:span text:style-name="T95_43">każdy</text:span><text:span text:style-name="T95_44"><text:s/></text:span><text:span text:style-name="T95_45">członek</text:span><text:span text:style-name="T95_46"><text:s/></text:span><text:span text:style-name="T95_47">jest</text:span><text:span text:style-name="T95_48"><text:s/></text:span><text:span text:style-name="T95_49">skrzydlakiem</text:span><text:span text:style-name="T95_50">?</text:span></text:p>
      <text:p text:style-name="P96"><text:span text:style-name="T96_1">Pomijając</text:span><text:span text:style-name="T96_2"><text:s/></text:span><text:span text:style-name="T96_3">sporadyczne</text:span><text:span text:style-name="T96_4"><text:s/></text:span><text:span text:style-name="T96_5">rodzeństwa</text:span><text:span text:style-name="T96_6">,<text:s/></text:span><text:span text:style-name="T96_7">gdzie</text:span><text:span text:style-name="T96_8"><text:s/></text:span><text:span text:style-name="T96_9">zawsze</text:span><text:span text:style-name="T96_10"><text:s/></text:span><text:span text:style-name="T96_11">jedna</text:span><text:span text:style-name="T96_12"><text:s/></text:span><text:span text:style-name="T96_13">osoba</text:span><text:span text:style-name="T96_14"><text:s/></text:span><text:span text:style-name="T96_15">jest</text:span><text:span text:style-name="T96_16"><text:s/></text:span><text:span text:style-name="T96_17">małym</text:span><text:span text:style-name="T96_18"><text:s/></text:span><text:span text:style-name="T96_19">dzieckiem</text:span><text:span text:style-name="T96_20">,<text:s/></text:span><text:span text:style-name="T96_21">to</text:span><text:span text:style-name="T96_22"><text:s/></text:span><text:span text:style-name="T96_23">ani</text:span><text:span text:style-name="T96_24"><text:s/></text:span><text:span text:style-name="T96_25">jednej</text:span><text:span text:style-name="T96_26">.<text:s/></text:span><text:span text:style-name="T96_27">Rainbow</text:span><text:span text:style-name="T96_28"><text:s/></text:span><text:span text:style-name="T96_29">Dash</text:span><text:span text:style-name="T96_30"><text:s/></text:span><text:span text:style-name="T96_31">póki</text:span><text:span text:style-name="T96_32"><text:s/></text:span><text:span text:style-name="T96_33">co</text:span><text:span text:style-name="T96_34"><text:s/></text:span><text:span text:style-name="T96_35">nie</text:span><text:span text:style-name="T96_36"><text:s/></text:span><text:span text:style-name="T96_37">pokazała</text:span><text:span text:style-name="T96_38">,<text:s/></text:span><text:span text:style-name="T96_39">czy</text:span><text:span text:style-name="T96_40"><text:s/></text:span><text:span text:style-name="T96_41">ktoś</text:span><text:span text:style-name="T96_42"><text:s/></text:span><text:span text:style-name="T96_43">jeszcze</text:span><text:span text:style-name="T96_44"><text:s/></text:span><text:span text:style-name="T96_45">oprócz</text:span><text:span text:style-name="T96_46"><text:s/></text:span><text:span text:style-name="T96_47">niej</text:span><text:span text:style-name="T96_48"><text:s/></text:span><text:span text:style-name="T96_49">rezyduje</text:span><text:span text:style-name="T96_50"><text:s/></text:span><text:span text:style-name="T96_51">w</text:span><text:span text:style-name="T96_52"><text:s/></text:span><text:span text:style-name="T96_53">wielkiej</text:span><text:span text:style-name="T96_54"><text:s/></text:span><text:span text:style-name="T96_55">willi</text:span><text:span text:style-name="T96_56">.<text:s/></text:span><text:span text:style-name="T96_57">Fluttershy</text:span><text:span text:style-name="T96_58"><text:s/></text:span><text:span text:style-name="T96_59">mieszka</text:span><text:span text:style-name="T96_60"><text:s/></text:span><text:span text:style-name="T96_61">sama</text:span><text:span text:style-name="T96_62">.<text:s/></text:span><text:span text:style-name="T96_63">Stąd</text:span><text:span text:style-name="T96_64"><text:s/></text:span><text:span text:style-name="T96_65">wziął</text:span><text:span text:style-name="T96_66"><text:s/></text:span><text:span text:style-name="T96_67">się</text:span><text:span text:style-name="T96_68"><text:s/></text:span><text:span text:style-name="T96_69">pogląd</text:span><text:span text:style-name="T96_70">,<text:s/></text:span><text:span text:style-name="T96_71">że</text:span><text:span text:style-name="T96_72"><text:s/></text:span><text:span text:style-name="T96_73">pegazy</text:span><text:span text:style-name="T96_74"><text:s/></text:span><text:span text:style-name="T96_75">wyrzucają</text:span><text:span text:style-name="T96_76"><text:s/></text:span><text:span text:style-name="T96_77">młode</text:span><text:span text:style-name="T96_78"><text:s/></text:span><text:span text:style-name="T96_79">z</text:span><text:span text:style-name="T96_80"><text:s/></text:span><text:span text:style-name="T96_81">domu</text:span><text:span text:style-name="T96_82">.</text:span></text:p>
      <text:p text:style-name="P97"><text:span text:style-name="T97_1">Na</text:span><text:span text:style-name="T97_2"><text:s/></text:span><text:span text:style-name="T97_3">chwilę</text:span><text:span text:style-name="T97_4"><text:s/></text:span><text:span text:style-name="T97_5">obecną</text:span><text:span text:style-name="T97_6"><text:s/></text:span><text:span text:style-name="T97_7">nie</text:span><text:span text:style-name="T97_8"><text:s/></text:span><text:span text:style-name="T97_9">da</text:span><text:span text:style-name="T97_10"><text:s/></text:span><text:span text:style-name="T97_11">się</text:span><text:span text:style-name="T97_12"><text:s/></text:span><text:span text:style-name="T97_13">nic</text:span><text:span text:style-name="T97_14"><text:s/></text:span><text:span text:style-name="T97_15">więcej</text:span><text:span text:style-name="T97_16"><text:s/></text:span><text:span text:style-name="T97_17">na</text:span><text:span text:style-name="T97_18"><text:s/></text:span><text:span text:style-name="T97_19">ten</text:span><text:span text:style-name="T97_20"><text:s/></text:span><text:span text:style-name="T97_21">temat</text:span><text:span text:style-name="T97_22"><text:s/></text:span><text:span text:style-name="T97_23">powiedzieć</text:span><text:span text:style-name="T97_24">.</text:span></text:p>
      <text:p text:style-name="P98"><text:span text:style-name="T98_1"><text:s/></text:span></text:p>
      <text:p text:style-name="P99"><text:span text:style-name="T99_1">Na</text:span><text:span text:style-name="T99_2"><text:s/></text:span><text:span text:style-name="T99_3">dziś</text:span><text:span text:style-name="T99_4"><text:s/></text:span><text:span text:style-name="T99_5">tyle</text:span><text:span text:style-name="T99_6">.<text:s/></text:span><text:span text:style-name="T99_7">Do</text:span><text:span text:style-name="T99_8"><text:s/></text:span><text:span text:style-name="T99_9">zobaczenia</text:span><text:span text:style-name="T99_10"><text:s/></text:span><text:span text:style-name="T99_11">w</text:span><text:span text:style-name="T99_12"><text:s/></text:span><text:span text:style-name="T99_13">czwartej</text:span><text:span text:style-name="T99_14"><text:s/></text:span><text:span text:style-name="T99_15">części</text:span><text:span text:style-name="T99_16">.<text:s/></text:span><text:span text:style-name="T99_17">Jeśli</text:span><text:span text:style-name="T99_18"><text:s/></text:span><text:span text:style-name="T99_19">macie</text:span><text:span text:style-name="T99_20"><text:s/></text:span><text:span text:style-name="T99_21">pomysły</text:span><text:span text:style-name="T99_22"><text:s/></text:span><text:span text:style-name="T99_23">na</text:span><text:span text:style-name="T99_24"><text:s/></text:span><text:span text:style-name="T99_25">rozkminy</text:span><text:span text:style-name="T99_26"><text:s/></text:span><text:span text:style-name="T99_27">albo</text:span><text:span text:style-name="T99_28"><text:s/></text:span><text:span text:style-name="T99_29">znacie</text:span><text:span text:style-name="T99_30"><text:s/></text:span><text:span text:style-name="T99_31">jakieś</text:span><text:span text:style-name="T99_32"><text:s/></text:span><text:span text:style-name="T99_33">mity</text:span><text:span text:style-name="T99_34"><text:s/></text:span><text:span text:style-name="T99_35">warte</text:span><text:span text:style-name="T99_36"><text:s/></text:span><text:span text:style-name="T99_37">przemyślenia</text:span><text:span text:style-name="T99_38">,<text:s/></text:span><text:span text:style-name="T99_39">dajcie</text:span><text:span text:style-name="T99_40"><text:s/></text:span><text:span text:style-name="T99_41">mi</text:span><text:span text:style-name="T99_42"><text:s/></text:span><text:span text:style-name="T99_43">o</text:span><text:span text:style-name="T99_44"><text:s/></text:span><text:span text:style-name="T99_45">nich</text:span><text:span text:style-name="T99_46"><text:s/></text:span><text:span text:style-name="T99_47">znać</text:span><text:span text:style-name="T99_48">!</text:span></text:p>
      <text:p text:style-name="P100"><text:span text:style-name="T100_1"><text:s/></text:span></text:p>
      <text:p text:style-name="P101"><text:span text:style-name="T101_1">.</text:span></text:p>
      <text:p text:style-name="P102"><text:span text:style-name="T102_1"><text:s/></text:span></text:p>
      <text:p text:style-name="P103"><text:span text:style-name="T103_1"><text:s/></text:span></text:p>
      <text:p text:style-name="P104"><text:span text:style-name="T104_1"><text:s/></text:span></text:p>
      <text:p text:style-name="P105"><text:span text:style-name="T105_1"><text:s/></text:span></text:p>
      <text:p text:style-name="P106"><text:span text:style-name="T106_1"><text:s text:c="12"/><text:tab/></text:span></text:p>
      <text:p text:style-name="P107"><text:span text:style-name="T107_1"><text:s/></text:span></text:p>
      <text:p text:style-name="P108"><text:span text:style-name="T108_1"><text:s/></text:span></text:p>
      <text:p text:style-name="P10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